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ettings.xml"/>
  <manifest:file-entry manifest:media-type="text/xml" manifest:full-path="Basic/script-lc.xml"/>
  <manifest:file-entry manifest:media-type="text/xml" manifest:full-path="Basic/Standard/Tiles.xml"/>
  <manifest:file-entry manifest:media-type="text/xml" manifest:full-path="Basic/Standard/Special.xml"/>
  <manifest:file-entry manifest:media-type="text/xml" manifest:full-path="Basic/Standard/Items.xml"/>
  <manifest:file-entry manifest:media-type="text/xml" manifest:full-path="Basic/Standard/Events.xml"/>
  <manifest:file-entry manifest:media-type="text/xml" manifest:full-path="Basic/Standard/Util.xml"/>
  <manifest:file-entry manifest:media-type="text/xml" manifest:full-path="Basic/Standard/Omens.xml"/>
  <manifest:file-entry manifest:media-type="text/xml" manifest:full-path="Basic/Standard/script-lb.xml"/>
  <manifest:file-entry manifest:media-type="text/xml" manifest:full-path="Basic/Standard/Characters.xml"/>
  <manifest:file-entry manifest:media-type="text/xml" manifest:full-path="Basic/Standard/Setup.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MT" svg:font-family="ArialMT" style:font-family-generic="swiss"/>
    <style:font-face style:name="Calibri1" svg:font-family="Calibri" style:font-family-generic="swiss"/>
    <style:font-face style:name="Helvetica" svg:font-family="Helvetica" style:font-family-generic="swiss"/>
    <style:font-face style:name="Courier" svg:font-family="Courier" style:font-family-generic="modern" style:font-pitch="fixed"/>
    <style:font-face style:name="Avenir" svg:font-family="Avenir" style:font-pitch="variable"/>
    <style:font-face style:name="Courier New" svg:font-family="'Courier New'"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41cm"/>
    </style:style>
    <style:style style:name="co2" style:family="table-column">
      <style:table-column-properties fo:break-before="auto" style:column-width="0.504cm"/>
    </style:style>
    <style:style style:name="co3" style:family="table-column">
      <style:table-column-properties fo:break-before="auto" style:column-width="5.186cm"/>
    </style:style>
    <style:style style:name="co4" style:family="table-column">
      <style:table-column-properties fo:break-before="auto" style:column-width="2.267cm"/>
    </style:style>
    <style:style style:name="co5" style:family="table-column">
      <style:table-column-properties fo:break-before="auto" style:column-width="0.73cm"/>
    </style:style>
    <style:style style:name="co6" style:family="table-column">
      <style:table-column-properties fo:break-before="auto" style:column-width="2.951cm"/>
    </style:style>
    <style:style style:name="co7" style:family="table-column">
      <style:table-column-properties fo:break-before="auto" style:column-width="0.794cm"/>
    </style:style>
    <style:style style:name="co8" style:family="table-column">
      <style:table-column-properties fo:break-before="auto" style:column-width="0.536cm"/>
    </style:style>
    <style:style style:name="co9" style:family="table-column">
      <style:table-column-properties fo:break-before="auto" style:column-width="0.508cm"/>
    </style:style>
    <style:style style:name="co10" style:family="table-column">
      <style:table-column-properties fo:break-before="auto" style:column-width="2.055cm"/>
    </style:style>
    <style:style style:name="co11" style:family="table-column">
      <style:table-column-properties fo:break-before="auto" style:column-width="1.512cm"/>
    </style:style>
    <style:style style:name="co12" style:family="table-column">
      <style:table-column-properties fo:break-before="auto" style:column-width="0.748cm"/>
    </style:style>
    <style:style style:name="co13" style:family="table-column">
      <style:table-column-properties fo:break-before="auto" style:column-width="3.018cm"/>
    </style:style>
    <style:style style:name="co14" style:family="table-column">
      <style:table-column-properties fo:break-before="auto" style:column-width="3.083cm"/>
    </style:style>
    <style:style style:name="co15" style:family="table-column">
      <style:table-column-properties fo:break-before="auto" style:column-width="3.168cm"/>
    </style:style>
    <style:style style:name="co16" style:family="table-column">
      <style:table-column-properties fo:break-before="auto" style:column-width="11.617cm"/>
    </style:style>
    <style:style style:name="co17" style:family="table-column">
      <style:table-column-properties fo:break-before="auto" style:column-width="16.387cm"/>
    </style:style>
    <style:style style:name="co18" style:family="table-column">
      <style:table-column-properties fo:break-before="auto" style:column-width="1.15cm"/>
    </style:style>
    <style:style style:name="co19" style:family="table-column">
      <style:table-column-properties fo:break-before="auto" style:column-width="2.849cm"/>
    </style:style>
    <style:style style:name="co20" style:family="table-column">
      <style:table-column-properties fo:break-before="auto" style:column-width="2.916cm"/>
    </style:style>
    <style:style style:name="co21" style:family="table-column">
      <style:table-column-properties fo:break-before="auto" style:column-width="2.794cm"/>
    </style:style>
    <style:style style:name="co22" style:family="table-column">
      <style:table-column-properties fo:break-before="auto" style:column-width="17.708cm"/>
    </style:style>
    <style:style style:name="co23" style:family="table-column">
      <style:table-column-properties fo:break-before="auto" style:column-width="2.482cm"/>
    </style:style>
    <style:style style:name="co24" style:family="table-column">
      <style:table-column-properties fo:break-before="auto" style:column-width="5.283cm"/>
    </style:style>
    <style:style style:name="co25" style:family="table-column">
      <style:table-column-properties fo:break-before="auto" style:column-width="19.431cm"/>
    </style:style>
    <style:style style:name="co26" style:family="table-column">
      <style:table-column-properties fo:break-before="auto" style:column-width="3.886cm"/>
    </style:style>
    <style:style style:name="co27" style:family="table-column">
      <style:table-column-properties fo:break-before="auto" style:column-width="3.3cm"/>
    </style:style>
    <style:style style:name="co28" style:family="table-column">
      <style:table-column-properties fo:break-before="auto" style:column-width="3.12cm"/>
    </style:style>
    <style:style style:name="co29" style:family="table-column">
      <style:table-column-properties fo:break-before="auto" style:column-width="1.108cm"/>
    </style:style>
    <style:style style:name="co30" style:family="table-column">
      <style:table-column-properties fo:break-before="auto" style:column-width="1.783cm"/>
    </style:style>
    <style:style style:name="co31" style:family="table-column">
      <style:table-column-properties fo:break-before="auto" style:column-width="1.397cm"/>
    </style:style>
    <style:style style:name="co32" style:family="table-column">
      <style:table-column-properties fo:break-before="auto" style:column-width="17.858cm"/>
    </style:style>
    <style:style style:name="co33" style:family="table-column">
      <style:table-column-properties fo:break-before="auto" style:column-width="2.424cm"/>
    </style:style>
    <style:style style:name="co34" style:family="table-column">
      <style:table-column-properties fo:break-before="auto" style:column-width="3.191cm"/>
    </style:style>
    <style:style style:name="co35" style:family="table-column">
      <style:table-column-properties fo:break-before="auto" style:column-width="3.408cm"/>
    </style:style>
    <style:style style:name="ro1" style:family="table-row">
      <style:table-row-properties style:row-height="0.423cm" fo:break-before="auto" style:use-optimal-row-height="true"/>
    </style:style>
    <style:style style:name="ro2" style:family="table-row">
      <style:table-row-properties style:row-height="1.115cm" fo:break-before="auto" style:use-optimal-row-height="false"/>
    </style:style>
    <style:style style:name="ro3" style:family="table-row">
      <style:table-row-properties style:row-height="0.466cm" fo:break-before="auto" style:use-optimal-row-height="true"/>
    </style:style>
    <style:style style:name="ro4" style:family="table-row">
      <style:table-row-properties style:row-height="4.981cm" fo:break-before="auto" style:use-optimal-row-height="false"/>
    </style:style>
    <style:style style:name="ro5" style:family="table-row">
      <style:table-row-properties style:row-height="0.564cm" fo:break-before="auto" style:use-optimal-row-height="false"/>
    </style:style>
    <style:style style:name="ro6" style:family="table-row">
      <style:table-row-properties style:row-height="0.478cm" fo:break-before="auto" style:use-optimal-row-height="false"/>
    </style:style>
    <style:style style:name="ro7" style:family="table-row">
      <style:table-row-properties style:row-height="0.691cm" fo:break-before="auto" style:use-optimal-row-height="false"/>
    </style:style>
    <style:style style:name="ro8" style:family="table-row">
      <style:table-row-properties style:row-height="0.508cm" fo:break-before="auto" style:use-optimal-row-height="true"/>
    </style:style>
    <style:style style:name="ro9" style:family="table-row">
      <style:table-row-properties style:row-height="0.48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0.859cm" fo:break-before="auto" style:use-optimal-row-height="false"/>
    </style:style>
    <style:style style:name="ro12" style:family="table-row">
      <style:table-row-properties style:row-height="0.499cm" fo:break-before="auto" style:use-optimal-row-height="false"/>
    </style:style>
    <style:style style:name="ro13" style:family="table-row">
      <style:table-row-properties style:row-height="0.339cm" fo:break-before="auto" style:use-optimal-row-height="true"/>
    </style:style>
    <style:style style:name="ro14" style:family="table-row">
      <style:table-row-properties style:row-height="0.646cm" fo:break-before="auto" style:use-optimal-row-height="true"/>
    </style:style>
    <style:style style:name="ro15" style:family="table-row">
      <style:table-row-properties style:row-height="0.861cm" fo:break-before="auto" style:use-optimal-row-height="false"/>
    </style:style>
    <style:style style:name="ro16" style:family="table-row">
      <style:table-row-properties style:row-height="0.423cm" fo:break-before="auto" style:use-optimal-row-height="false"/>
    </style:style>
    <style:style style:name="ro17" style:family="table-row">
      <style:table-row-properties style:row-height="0.66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9933" fo:border-left="0.178cm double #000000" style:border-line-width-left="0.002cm 0.088cm 0.088cm" fo:border-right="none" fo:border-top="0.178cm double #000000" style:border-line-width-top="0.002cm 0.088cm 0.088cm"/>
    </style:style>
    <style:style style:name="ce2" style:family="table-cell" style:parent-style-name="Default">
      <style:table-cell-properties fo:border-bottom="none" fo:background-color="#009933" fo:border-left="0.178cm double #000000" style:border-line-width-left="0.002cm 0.088cm 0.088cm" fo:border-right="none" fo:border-top="none"/>
    </style:style>
    <style:style style:name="ce3" style:family="table-cell" style:parent-style-name="Excel_20_Built-in_20_Normal">
      <style:table-cell-properties fo:border-bottom="none" fo:background-color="#009933" style:text-align-source="fix" style:repeat-content="false" fo:border-left="0.178cm double #000000" style:border-line-width-left="0.002cm 0.088cm 0.088cm" fo:border-right="none" fo:border-top="none"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178cm double #000000" style:border-line-width-bottom="0.002cm 0.088cm 0.088cm" fo:background-color="#009933" fo:border-left="0.178cm double #000000" style:border-line-width-left="0.002cm 0.088cm 0.088cm" fo:border-right="none" fo:border-top="none"/>
    </style:style>
    <style:style style:name="ce5" style:family="table-cell" style:parent-style-name="Default">
      <style:table-cell-properties fo:border-bottom="none" fo:background-color="#009933" fo:border-left="none" fo:border-right="0.178cm double #000000" style:border-line-width-right="0.002cm 0.088cm 0.088cm" fo:border-top="0.178cm double #000000" style:border-line-width-top="0.002cm 0.088cm 0.088cm"/>
    </style:style>
    <style:style style:name="ce6" style:family="table-cell" style:parent-style-name="Default">
      <style:table-cell-properties fo:border-bottom="none" fo:background-color="#009933" fo:border-left="none" fo:border-right="0.178cm double #000000" style:border-line-width-right="0.002cm 0.088cm 0.088cm" fo:border-top="none"/>
    </style:style>
    <style:style style:name="ce7" style:family="table-cell" style:parent-style-name="Excel_20_Built-in_20_Normal">
      <style:table-cell-properties fo:background-color="#009933" style:text-align-source="fix" style:repeat-content="false" fo:border="none"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009933" fo:border="none"/>
    </style:style>
    <style:style style:name="ce9" style:family="table-cell" style:parent-style-name="Excel_20_Built-in_20_Normal">
      <style:table-cell-properties fo:border-bottom="none" fo:background-color="#009933" style:text-align-source="fix" style:repeat-content="false" fo:border-left="0.035cm solid #000000" fo:border-right="none" fo:border-top="0.035cm solid #000000" style:vertical-align="middle"/>
      <style:paragraph-properties fo:text-align="center" fo:margin-left="0cm"/>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035cm solid #000000" fo:background-color="#009933" fo:border-left="0.035cm solid #000000" fo:border-right="none" fo:border-top="none"/>
    </style:style>
    <style:style style:name="ce11" style:family="table-cell" style:parent-style-name="Default">
      <style:table-cell-properties fo:border-bottom="0.178cm double #000000" style:border-line-width-bottom="0.002cm 0.088cm 0.088cm" fo:background-color="#009933" fo:border-left="none" fo:border-right="none" fo:border-top="none"/>
    </style:style>
    <style:style style:name="ce12" style:family="table-cell" style:parent-style-name="Default">
      <style:table-cell-properties fo:background-color="#009933"/>
    </style:style>
    <style:style style:name="ce13" style:family="table-cell" style:parent-style-name="Default">
      <style:table-cell-properties fo:border-bottom="none" fo:background-color="#009933" fo:border-left="none" fo:border-right="0.035cm solid #000000" fo:border-top="0.035cm solid #000000"/>
    </style:style>
    <style:style style:name="ce14" style:family="table-cell" style:parent-style-name="Default">
      <style:table-cell-properties fo:border-bottom="0.035cm solid #000000" fo:background-color="#009933" fo:border-left="none" fo:border-right="0.035cm solid #000000" fo:border-top="none"/>
    </style:style>
    <style:style style:name="ce15" style:family="table-cell" style:parent-style-name="Default">
      <style:table-cell-properties fo:border-bottom="none" fo:background-color="#009933" fo:border-left="none" fo:border-right="none" fo:border-top="0.178cm double #000000" style:border-line-width-top="0.002cm 0.088cm 0.088cm"/>
    </style:style>
    <style:style style:name="ce16" style:family="table-cell" style:parent-style-name="Default">
      <style:table-cell-properties fo:border="none"/>
    </style:style>
    <style:style style:name="ce17" style:family="table-cell" style:parent-style-name="Default">
      <style:table-cell-properties fo:border-bottom="0.178cm double #000000" style:border-line-width-bottom="0.002cm 0.088cm 0.088cm" fo:background-color="#009933" fo:border-left="none" fo:border-right="0.178cm double #000000" style:border-line-width-right="0.002cm 0.088cm 0.088cm" fo:border-top="none"/>
    </style:style>
    <style:style style:name="ce18" style:family="table-cell" style:parent-style-name="Default">
      <style:table-cell-properties fo:border-bottom="none" fo:background-color="#ffff99" style:text-align-source="fix" style:repeat-content="false" fo:border-left="0.088cm solid #000000" fo:border-right="none" fo:border-top="0.088cm solid #000000"/>
      <style:paragraph-properties fo:text-align="center" fo:margin-left="0cm"/>
      <style:text-properties fo:font-weight="bold" style:font-weight-asian="bold" style:font-weight-complex="bold"/>
    </style:style>
    <style:style style:name="ce19" style:family="table-cell" style:parent-style-name="Default">
      <style:table-cell-properties fo:border-bottom="0.088cm solid #000000" fo:background-color="#ffff99" style:text-align-source="fix" style:repeat-content="false" fo:border-left="0.088cm solid #000000" fo:border-right="none" fo:border-top="non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88cm solid #000000" style:vertical-align="middle"/>
      <style:paragraph-properties fo:text-align="center" fo:margin-left="0cm"/>
      <style:text-properties fo:color="#009900" fo:font-weight="bold" style:font-weight-asian="bold" style:font-weight-complex="bold"/>
    </style:style>
    <style:style style:name="ce21"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ff0000" fo:font-weight="bold" style:font-weight-asian="bold" style:font-weight-complex="bold"/>
    </style:style>
    <style:style style:name="ce23"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0000ff" fo:font-weight="bold" style:font-weight-asian="bold" style:font-weight-complex="bold"/>
    </style:style>
    <style:style style:name="ce24"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909090" fo:font-weight="bold" style:font-weight-asian="bold" style:font-weight-complex="bold"/>
    </style:style>
    <style:style style:name="ce25" style:family="table-cell" style:parent-style-name="Default">
      <style:table-cell-properties fo:border-bottom="0.002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990099" fo:font-weight="bold" style:font-weight-asian="bold" style:font-weight-complex="bold"/>
    </style:style>
    <style:style style:name="ce26" style:family="table-cell" style:parent-style-name="Default">
      <style:table-cell-properties fo:border-bottom="0.088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color="#ffcc99" fo:font-weight="bold" style:font-weight-asian="bold" style:font-weight-complex="bold"/>
    </style:style>
    <style:style style:name="ce27" style:family="table-cell" style:parent-style-name="Default">
      <style:table-cell-properties fo:border-bottom="0.088cm solid #000000" fo:background-color="#ffffff" style:text-align-source="fix" style:repeat-content="false" fo:wrap-option="wrap" fo:border-left="0.088cm solid #000000" fo:border-right="0.002cm solid #000000" style:rotation-angle="90" style:shadow="#808080 0.176cm 0.176cm" fo:border-top="0.002cm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fo:border-bottom="none" fo:background-color="#ffff99" style:text-align-source="fix" style:repeat-content="false" fo:border-left="none" fo:border-right="none" fo:border-top="0.088cm solid #000000"/>
      <style:paragraph-properties fo:text-align="end" fo:margin-left="0cm"/>
    </style:style>
    <style:style style:name="ce29" style:family="table-cell" style:parent-style-name="Default">
      <style:table-cell-properties fo:border-bottom="0.088cm solid #000000" fo:background-color="#ffff99"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style:paragraph-properties fo:text-align="end" fo:margin-left="0cm"/>
    </style:style>
    <style:style style:name="ce31" style:family="table-cell" style:parent-style-name="Default">
      <style:table-cell-properties fo:border-bottom="none" fo:background-color="#ffffff" style:text-align-source="fix" style:repeat-content="false" fo:border-left="none" fo:border-right="none" style:shadow="#808080 0.176cm 0.176cm" fo:border-top="0.088cm solid #000000" style:vertical-align="middle"/>
      <style:paragraph-properties fo:text-align="center" fo:margin-left="0cm"/>
      <style:text-properties fo:color="#cc0000"/>
    </style:style>
    <style:style style:name="ce32" style:family="table-cell" style:parent-style-name="Default">
      <style:table-cell-properties fo:background-color="#ffffff" style:text-align-source="fix" style:repeat-content="false" style:shadow="#808080 0.176cm 0.176cm" style:vertical-align="middle"/>
      <style:paragraph-properties fo:text-align="center" fo:margin-left="0cm"/>
      <style:text-properties fo:color="#007826"/>
    </style:style>
    <style:style style:name="ce33" style:family="table-cell" style:parent-style-name="Default">
      <style:table-cell-properties fo:background-color="#ffffff" style:text-align-source="fix" style:repeat-content="false" style:shadow="#808080 0.176cm 0.176cm" style:vertical-align="middle"/>
      <style:paragraph-properties fo:text-align="center" fo:margin-left="0cm"/>
      <style:text-properties fo:color="#0000cc"/>
    </style:style>
    <style:style style:name="ce34" style:family="table-cell" style:parent-style-name="Default">
      <style:table-cell-properties fo:border-bottom="0.002cm solid #000000" fo:background-color="#ffffff" style:text-align-source="fix" style:repeat-content="false" fo:border-left="none" fo:border-right="none" style:shadow="#808080 0.176cm 0.176cm" fo:border-top="none" style:vertical-align="middle"/>
      <style:paragraph-properties fo:text-align="center" fo:margin-left="0cm"/>
      <style:text-properties fo:color="#cc9900"/>
    </style:style>
    <style:style style:name="ce35" style:family="table-cell" style:parent-style-name="Default">
      <style:table-cell-properties fo:border-bottom="none" fo:background-color="#ffffff" style:text-align-source="fix" style:repeat-content="false" fo:border-left="none" fo:border-right="none" style:shadow="#808080 0.176cm 0.176cm" fo:border-top="0.002cm solid #000000" style:vertical-align="middle"/>
      <style:paragraph-properties fo:text-align="center" fo:margin-left="0cm"/>
      <style:text-properties fo:color="#cc0000"/>
    </style:style>
    <style:style style:name="ce36" style:family="table-cell" style:parent-style-name="Default">
      <style:table-cell-properties fo:border-bottom="0.088cm solid #000000" fo:background-color="#ffffff" style:text-align-source="fix" style:repeat-content="false" fo:border-left="none" fo:border-right="none" style:shadow="#808080 0.176cm 0.176cm" fo:border-top="none" style:vertical-align="middle"/>
      <style:paragraph-properties fo:text-align="center" fo:margin-left="0cm"/>
      <style:text-properties fo:color="#cc9900"/>
    </style:style>
    <style:style style:name="ce37" style:family="table-cell" style:parent-style-name="Default">
      <style:table-cell-properties fo:border-bottom="none" style:text-align-source="fix" style:repeat-content="false" fo:border-left="0.002cm solid #000000" fo:border-right="none" fo:border-top="0.088cm solid #000000"/>
      <style:paragraph-properties fo:text-align="center" fo:margin-left="0cm"/>
    </style:style>
    <style:style style:name="ce38" style:family="table-cell" style:parent-style-name="Default">
      <style:table-cell-properties fo:border-bottom="0.088cm solid #000000" style:text-align-source="fix" style:repeat-content="false" fo:border-left="0.002cm solid #000000" fo:border-right="0.088cm solid #000000" fo:border-top="none"/>
      <style:paragraph-properties fo:text-align="center" fo:margin-left="0cm"/>
    </style:style>
    <style:style style:name="ce39" style:family="table-cell" style:parent-style-name="Default">
      <style:table-cell-properties style:text-align-source="fix" style:repeat-content="false"/>
      <style:paragraph-properties fo:text-align="center" fo:margin-left="0cm"/>
    </style:style>
    <style:style style:name="ce40" style:family="table-cell" style:parent-style-name="Default">
      <style:table-cell-properties fo:border-bottom="none" fo:background-color="#ffffff" style:text-align-source="fix" style:repeat-content="false" fo:border-left="none" fo:border-right="none" style:shadow="#808080 0.176cm 0.176cm" fo:border-top="0.088cm solid #000000"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ff" style:text-align-source="fix" style:repeat-content="false" style:shadow="#808080 0.176cm 0.176cm"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02cm solid #000000" fo:background-color="#ffffff" style:text-align-source="fix" style:repeat-content="false" fo:border-left="none" fo:border-right="none" style:shadow="#808080 0.176cm 0.176cm" fo:border-top="none"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none" fo:background-color="#ffffff" style:text-align-source="fix" style:repeat-content="false" fo:border-left="none" fo:border-right="none" style:shadow="#808080 0.176cm 0.176cm" fo:border-top="0.002cm solid #000000"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88cm solid #000000" fo:background-color="#ffffff" style:text-align-source="fix" style:repeat-content="false" fo:border-left="none" fo:border-right="none" style:shadow="#808080 0.176cm 0.176cm" fo:border-top="none" style:vertical-align="middle"/>
      <style:paragraph-properties fo:text-align="center" fo:margin-left="0cm"/>
      <style:text-properties style:use-window-font-color="true" style:text-outline="false" style:text-line-through-style="none" style:font-name="Courier" fo:font-size="12pt" fo:language="en" fo:country="US" fo:font-style="normal" fo:text-shadow="none" style:text-underline-style="none" fo:font-weight="normal" style:text-underline-mode="continuous" style:text-overline-mode="continuous" style:text-line-through-mode="continuous" style:font-name-asian="Courier"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none" style:text-align-source="fix" style:repeat-content="false" fo:border-left="none" fo:border-right="0.088cm solid #000000" fo:border-top="0.088cm solid #000000"/>
      <style:paragraph-properties fo:text-align="center" fo:margin-left="0cm"/>
    </style:style>
    <style:style style:name="ce46" style:family="table-cell" style:parent-style-name="Default">
      <style:table-cell-properties fo:border-bottom="0.088cm solid #000000" style:text-align-source="fix" style:repeat-content="false" fo:border-left="none" fo:border-right="0.088cm solid #000000" fo:border-top="none"/>
      <style:paragraph-properties fo:text-align="center" fo:margin-left="0cm"/>
    </style:style>
    <style:style style:name="ce47" style:family="table-cell" style:parent-style-name="Default">
      <style:table-cell-properties fo:border-bottom="none" fo:background-color="#ffffff" style:text-align-source="fix" style:repeat-content="false" fo:border-left="none" fo:border-right="none" style:shadow="#808080 0.176cm 0.176cm" fo:border-top="0.088cm solid #000000" style:vertical-align="middle"/>
      <style:paragraph-properties fo:text-align="center" fo:margin-left="0cm"/>
    </style:style>
    <style:style style:name="ce48" style:family="table-cell" style:parent-style-name="Default">
      <style:table-cell-properties fo:background-color="#ffffff" style:text-align-source="fix" style:repeat-content="false" style:shadow="#808080 0.176cm 0.176cm" style:vertical-align="middle"/>
      <style:paragraph-properties fo:text-align="center" fo:margin-left="0cm"/>
    </style:style>
    <style:style style:name="ce49" style:family="table-cell" style:parent-style-name="Default">
      <style:table-cell-properties fo:border-bottom="0.002cm solid #000000" fo:background-color="#ffffff" style:text-align-source="fix" style:repeat-content="false" fo:border-left="none" fo:border-right="none" style:shadow="#808080 0.176cm 0.176cm" fo:border-top="none" style:vertical-align="middle"/>
      <style:paragraph-properties fo:text-align="center" fo:margin-left="0cm"/>
    </style:style>
    <style:style style:name="ce50" style:family="table-cell" style:parent-style-name="Default">
      <style:table-cell-properties fo:border-bottom="none" fo:background-color="#ffffff" style:text-align-source="fix" style:repeat-content="false" fo:border-left="none" fo:border-right="none" style:shadow="#808080 0.176cm 0.176cm" fo:border-top="0.002cm solid #000000" style:vertical-align="middle"/>
      <style:paragraph-properties fo:text-align="center" fo:margin-left="0cm"/>
    </style:style>
    <style:style style:name="ce51" style:family="table-cell" style:parent-style-name="Default">
      <style:table-cell-properties fo:border-bottom="0.088cm solid #000000" fo:background-color="#ffffff" style:text-align-source="fix" style:repeat-content="false" fo:border-left="none" fo:border-right="none" style:shadow="#808080 0.176cm 0.176cm" fo:border-top="none" style:vertical-align="middle"/>
      <style:paragraph-properties fo:text-align="center" fo:margin-left="0cm"/>
    </style:style>
    <style:style style:name="ce52" style:family="table-cell" style:parent-style-name="Default">
      <style:table-cell-properties fo:border-bottom="none" fo:background-color="#ff0000" style:text-align-source="fix" style:repeat-content="false" fo:border-left="none" fo:border-right="none" style:shadow="#808080 0.176cm 0.176cm" fo:border-top="0.088cm solid #000000" style:vertical-align="middle"/>
      <style:paragraph-properties fo:text-align="center" fo:margin-left="0cm"/>
    </style:style>
    <style:style style:name="ce53" style:family="table-cell" style:parent-style-name="Default">
      <style:table-cell-properties fo:border-bottom="0.002cm solid #000000" fo:background-color="#ffcc99" style:text-align-source="fix" style:repeat-content="false" fo:border-left="none" fo:border-right="none" style:shadow="#808080 0.176cm 0.176cm" fo:border-top="none" style:vertical-align="middle"/>
      <style:paragraph-properties fo:text-align="center" fo:margin-left="0cm"/>
    </style:style>
    <style:style style:name="ce54" style:family="table-cell" style:parent-style-name="Default">
      <style:table-cell-properties fo:background-color="#009900" style:text-align-source="fix" style:repeat-content="false" style:shadow="#808080 0.176cm 0.176cm" style:vertical-align="middle"/>
      <style:paragraph-properties fo:text-align="center" fo:margin-left="0cm"/>
    </style:style>
    <style:style style:name="ce55" style:family="table-cell" style:parent-style-name="Default">
      <style:table-cell-properties fo:background-color="#0000ff" style:text-align-source="fix" style:repeat-content="false" style:shadow="#808080 0.176cm 0.176cm" style:vertical-align="middle"/>
      <style:paragraph-properties fo:text-align="center" fo:margin-left="0cm"/>
    </style:style>
    <style:style style:name="ce56" style:family="table-cell" style:parent-style-name="Default">
      <style:table-cell-properties fo:border-bottom="none" fo:background-color="#ff0000" style:text-align-source="fix" style:repeat-content="false" fo:border-left="none" fo:border-right="none" style:shadow="#808080 0.176cm 0.176cm" fo:border-top="0.002cm solid #000000" style:vertical-align="middle"/>
      <style:paragraph-properties fo:text-align="center" fo:margin-left="0cm"/>
    </style:style>
    <style:style style:name="ce57" style:family="table-cell" style:parent-style-name="Default">
      <style:table-cell-properties fo:border-bottom="0.088cm solid #000000" fo:background-color="#ffcc99" style:text-align-source="fix" style:repeat-content="false" fo:border-left="none" fo:border-right="none" style:shadow="#808080 0.176cm 0.176cm" fo:border-top="none" style:vertical-align="middle"/>
      <style:paragraph-properties fo:text-align="center" fo:margin-left="0cm"/>
    </style:style>
    <style:style style:name="ce58" style:family="table-cell" style:parent-style-name="Default">
      <style:table-cell-properties fo:border-bottom="none" fo:background-color="#ffffff" style:text-align-source="fix" style:repeat-content="false" fo:border-left="none" fo:border-right="0.002cm solid #000000" style:shadow="#808080 0.176cm 0.176cm" fo:border-top="0.088cm solid #000000"/>
      <style:paragraph-properties fo:text-align="center" fo:margin-left="0cm"/>
    </style:style>
    <style:style style:name="ce59" style:family="table-cell" style:parent-style-name="Default">
      <style:table-cell-properties fo:border-bottom="none" fo:background-color="#ffffff" style:text-align-source="fix" style:repeat-content="false" fo:border-left="none" fo:border-right="0.002cm solid #000000" style:shadow="#808080 0.176cm 0.176cm" fo:border-top="none"/>
      <style:paragraph-properties fo:text-align="center" fo:margin-left="0cm"/>
    </style:style>
    <style:style style:name="ce60" style:family="table-cell" style:parent-style-name="Default">
      <style:table-cell-properties fo:border-bottom="0.002cm solid #000000" fo:background-color="#ffffff" style:text-align-source="fix" style:repeat-content="false" fo:border-left="none" fo:border-right="0.002cm solid #000000" style:shadow="#808080 0.176cm 0.176cm" fo:border-top="none"/>
      <style:paragraph-properties fo:text-align="center" fo:margin-left="0cm"/>
    </style:style>
    <style:style style:name="ce61" style:family="table-cell" style:parent-style-name="Default">
      <style:table-cell-properties fo:border-bottom="none" fo:background-color="#ffffff" style:text-align-source="fix" style:repeat-content="false" fo:border-left="none" fo:border-right="0.002cm solid #000000" style:shadow="#808080 0.176cm 0.176cm" fo:border-top="0.002cm solid #000000"/>
      <style:paragraph-properties fo:text-align="center" fo:margin-left="0cm"/>
    </style:style>
    <style:style style:name="ce62" style:family="table-cell" style:parent-style-name="Default">
      <style:table-cell-properties fo:border-bottom="0.088cm solid #000000" fo:background-color="#ffffff" style:text-align-source="fix" style:repeat-content="false" fo:border-left="none" fo:border-right="0.002cm solid #000000" style:shadow="#808080 0.176cm 0.176cm" fo:border-top="none"/>
      <style:paragraph-properties fo:text-align="center" fo:margin-left="0cm"/>
    </style:style>
    <style:style style:name="ce63" style:family="table-cell" style:parent-style-name="Default">
      <style:table-cell-properties fo:border-bottom="none" style:text-align-source="fix" style:repeat-content="false" fo:border-left="0.088cm solid #000000" fo:border-right="0.035cm solid #000000" fo:border-top="0.088cm solid #000000"/>
      <style:paragraph-properties fo:text-align="center" fo:margin-left="0cm"/>
      <style:text-properties fo:font-weight="bold" style:font-weight-asian="bold" style:font-weight-complex="bold"/>
    </style:style>
    <style:style style:name="ce64" style:family="table-cell" style:parent-style-name="Default">
      <style:table-cell-properties fo:border-bottom="none" fo:background-color="#ffffff" style:text-align-source="fix" style:repeat-content="false" fo:border-left="none" fo:border-right="0.035cm solid #000000" style:shadow="#808080 0.176cm 0.176cm" fo:border-top="0.002cm solid #000000" style:vertical-align="middle"/>
      <style:paragraph-properties fo:text-align="center" fo:margin-left="0cm"/>
      <style:text-properties fo:color="#cc0000"/>
    </style:style>
    <style:style style:name="ce65" style:family="table-cell" style:parent-style-name="Default">
      <style:table-cell-properties fo:border-bottom="none" fo:background-color="#ffffff" style:text-align-source="fix" style:repeat-content="false" fo:border-left="none" fo:border-right="0.035cm solid #000000" style:shadow="#808080 0.176cm 0.176cm" fo:border-top="none" style:vertical-align="middle"/>
      <style:paragraph-properties fo:text-align="center" fo:margin-left="0cm"/>
      <style:text-properties fo:color="#007826"/>
    </style:style>
    <style:style style:name="ce66" style:family="table-cell" style:parent-style-name="Default">
      <style:table-cell-properties fo:border-bottom="none" fo:background-color="#ffffff" style:text-align-source="fix" style:repeat-content="false" fo:border-left="none" fo:border-right="0.035cm solid #000000" style:shadow="#808080 0.176cm 0.176cm" fo:border-top="none" style:vertical-align="middle"/>
      <style:paragraph-properties fo:text-align="center" fo:margin-left="0cm"/>
      <style:text-properties fo:color="#0000cc"/>
    </style:style>
    <style:style style:name="ce67" style:family="table-cell" style:parent-style-name="Default">
      <style:table-cell-properties fo:border-bottom="0.002cm solid #000000" fo:background-color="#ffffff" style:text-align-source="fix" style:repeat-content="false" fo:border-left="none" fo:border-right="0.035cm solid #000000" style:shadow="#808080 0.176cm 0.176cm" fo:border-top="none" style:vertical-align="middle"/>
      <style:paragraph-properties fo:text-align="center" fo:margin-left="0cm"/>
      <style:text-properties fo:color="#cc9900"/>
    </style:style>
    <style:style style:name="ce68" style:family="table-cell" style:parent-style-name="Default">
      <style:table-cell-properties fo:border-bottom="0.088cm solid #000000" fo:background-color="#ffffff" style:text-align-source="fix" style:repeat-content="false" fo:border-left="none" fo:border-right="0.035cm solid #000000" style:shadow="#808080 0.176cm 0.176cm" fo:border-top="none" style:vertical-align="middle"/>
      <style:paragraph-properties fo:text-align="center" fo:margin-left="0cm"/>
      <style:text-properties fo:color="#cc9900"/>
    </style:style>
    <style:style style:name="ce69" style:family="table-cell" style:parent-style-name="Default">
      <style:table-cell-properties fo:border-bottom="none" style:text-align-source="fix" style:repeat-content="false" fo:border-left="0.035cm solid #000000" fo:border-right="0.088cm solid #000000" fo:border-top="0.088cm solid #000000"/>
      <style:paragraph-properties fo:text-align="center" fo:margin-left="0cm"/>
      <style:text-properties fo:font-weight="bold" style:font-weight-asian="bold" style:font-weight-complex="bold"/>
    </style:style>
    <style:style style:name="ce70" style:family="table-cell" style:parent-style-name="Default">
      <style:table-cell-properties fo:border-bottom="none" fo:background-color="#ffffff" style:text-align-source="fix" style:repeat-content="false" fo:border-left="0.035cm solid #000000" fo:border-right="0.088cm solid #000000" style:rotation-angle="90" style:shadow="#808080 0.176cm 0.176cm" fo:border-top="0.002cm solid #000000" style:vertical-align="middle"/>
      <style:paragraph-properties fo:text-align="center" fo:margin-left="0cm"/>
      <style:text-properties fo:color="#cc0000"/>
    </style:style>
    <style:style style:name="ce71" style:family="table-cell" style:parent-style-name="Default">
      <style:table-cell-properties fo:border-bottom="none" fo:background-color="#ffffff" style:text-align-source="fix" style:repeat-content="false" fo:border-left="0.035cm solid #000000" fo:border-right="0.088cm solid #000000" style:rotation-angle="90" style:shadow="#808080 0.176cm 0.176cm" fo:border-top="none" style:vertical-align="middle"/>
      <style:paragraph-properties fo:text-align="center" fo:margin-left="0cm"/>
      <style:text-properties fo:color="#007826"/>
    </style:style>
    <style:style style:name="ce72" style:family="table-cell" style:parent-style-name="Default">
      <style:table-cell-properties fo:border-bottom="none" fo:background-color="#ffffff" style:text-align-source="fix" style:repeat-content="false" fo:border-left="0.035cm solid #000000" fo:border-right="0.088cm solid #000000" style:rotation-angle="90" style:shadow="#808080 0.176cm 0.176cm" fo:border-top="none" style:vertical-align="middle"/>
      <style:paragraph-properties fo:text-align="center" fo:margin-left="0cm"/>
      <style:text-properties fo:color="#0000cc"/>
    </style:style>
    <style:style style:name="ce73" style:family="table-cell" style:parent-style-name="Default">
      <style:table-cell-properties fo:border-bottom="0.002cm solid #000000" fo:background-color="#ffffff" style:text-align-source="fix" style:repeat-content="false" fo:border-left="0.035cm solid #000000" fo:border-right="0.088cm solid #000000" style:rotation-angle="90" style:shadow="#808080 0.176cm 0.176cm" fo:border-top="none" style:vertical-align="middle"/>
      <style:paragraph-properties fo:text-align="center" fo:margin-left="0cm"/>
      <style:text-properties fo:color="#cc9900"/>
    </style:style>
    <style:style style:name="ce74" style:family="table-cell" style:parent-style-name="Default">
      <style:table-cell-properties fo:border-bottom="0.088cm solid #000000" fo:background-color="#ffffff" style:text-align-source="fix" style:repeat-content="false" fo:border-left="0.035cm solid #000000" fo:border-right="0.088cm solid #000000" style:rotation-angle="90" style:shadow="#808080 0.176cm 0.176cm" fo:border-top="0.002cm solid #000000" style:vertical-align="middle"/>
      <style:paragraph-properties fo:text-align="center" fo:margin-left="0cm"/>
      <style:text-properties fo:color="#cc0000"/>
    </style:style>
    <style:style style:name="ce75" style:family="table-cell" style:parent-style-name="Default">
      <style:table-cell-properties fo:border-bottom="0.088cm solid #000000" fo:background-color="#ffffff" style:text-align-source="fix" style:repeat-content="false" fo:border-left="0.035cm solid #000000" fo:border-right="0.088cm solid #000000" style:rotation-angle="90" style:shadow="#808080 0.176cm 0.176cm" fo:border-top="none" style:vertical-align="middle"/>
      <style:paragraph-properties fo:text-align="center" fo:margin-left="0cm"/>
      <style:text-properties fo:color="#cc9900"/>
    </style:style>
    <style:style style:name="ce76" style:family="table-cell" style:parent-style-name="Default">
      <style:table-cell-properties style:vertical-align="top"/>
      <style:text-properties style:font-name="Courier New" fo:font-size="8pt" fo:font-weight="normal" style:font-size-asian="8pt" style:font-weight-asian="normal" style:font-size-complex="8pt" style:font-weight-complex="normal"/>
    </style:style>
    <style:style style:name="ce77" style:family="table-cell" style:parent-style-name="Default">
      <style:table-cell-properties fo:border="0.002cm solid #000000"/>
      <style:text-properties style:font-name="Courier New" fo:font-size="8pt" style:font-size-asian="8pt" style:font-size-complex="8pt"/>
    </style:style>
    <style:style style:name="ce78" style:family="table-cell" style:parent-style-name="Default">
      <style:table-cell-properties style:vertical-align="top"/>
      <style:text-properties style:font-name="Courier New" fo:font-size="8pt" style:font-size-asian="8pt" style:font-size-complex="8pt"/>
    </style:style>
    <style:style style:name="ce79" style:family="table-cell" style:parent-style-name="Default">
      <style:table-cell-properties fo:background-color="#009933" style:vertical-align="middle"/>
      <style:text-properties style:font-name="Avenir" fo:font-size="8pt" style:font-size-asian="8pt" style:font-size-complex="8pt"/>
    </style:style>
    <style:style style:name="ce80" style:family="table-cell" style:parent-style-name="Default">
      <style:table-cell-properties style:vertical-align="middle"/>
      <style:text-properties style:font-name="Avenir" fo:font-size="8pt" style:font-size-asian="8pt" style:font-size-complex="8pt"/>
    </style:style>
    <style:style style:name="ce81" style:family="table-cell" style:parent-style-name="Default">
      <style:table-cell-properties style:text-align-source="fix" style:repeat-content="false" fo:border="0.002cm solid #000000"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82" style:family="table-cell" style:parent-style-name="Default">
      <style:table-cell-properties fo:border="0.002cm solid #000000" fo:padding="0.085cm" style:vertical-align="middle"/>
      <style:text-properties style:font-name="Avenir" fo:font-size="8pt" style:font-name-asian="Arial Unicode MS" style:font-size-asian="8pt" style:font-name-complex="Arial Unicode MS" style:font-size-complex="8pt"/>
    </style:style>
    <style:style style:name="ce83" style:family="table-cell" style:parent-style-name="Default">
      <style:table-cell-properties fo:border="0.002cm solid #000000" fo:padding="0.085cm" style:vertical-align="middle"/>
      <style:text-properties style:font-name="Avenir" fo:font-size="8pt" style:font-size-asian="8pt" style:font-size-complex="8pt"/>
    </style:style>
    <style:style style:name="ce84" style:family="table-cell" style:parent-style-name="Default">
      <style:table-cell-properties fo:border-bottom="0.088cm solid #000000" style:text-align-source="fix" style:repeat-content="false" fo:border-left="0.088cm solid #000000" fo:border-right="none" fo:border-top="0.088cm solid #000000" style:vertical-align="middle"/>
      <style:paragraph-properties fo:text-align="center" fo:margin-left="0cm"/>
      <style:text-properties style:font-name="Avenir" fo:font-size="8pt" style:font-size-asian="8pt" style:font-size-complex="8pt"/>
    </style:style>
    <style:style style:name="ce85" style:family="table-cell" style:parent-style-name="Default">
      <style:table-cell-properties fo:border-bottom="0.088cm solid #000000" style:text-align-source="fix" style:repeat-content="false" fo:border-left="none" fo:border-right="0.088cm solid #000000" fo:border-top="0.088cm solid #000000" style:vertical-align="middle"/>
      <style:paragraph-properties fo:text-align="center" fo:margin-left="0cm"/>
      <style:text-properties style:font-name="Avenir" fo:font-size="8pt" style:font-size-asian="8pt" style:font-size-complex="8pt"/>
    </style:style>
    <style:style style:name="ce86" style:family="table-cell" style:parent-style-name="Default">
      <style:table-cell-properties fo:background-color="#009933" fo:wrap-option="wrap" style:vertical-align="top"/>
      <style:text-properties style:font-name="Avenir" fo:font-size="8pt" style:font-size-asian="8pt" style:font-size-complex="8pt"/>
    </style:style>
    <style:style style:name="ce87" style:family="table-cell" style:parent-style-name="Default">
      <style:table-cell-properties fo:wrap-option="wrap" style:vertical-align="top"/>
      <style:text-properties style:font-name="Avenir" fo:font-size="8pt" style:font-size-asian="8pt" style:font-size-complex="8pt"/>
    </style:style>
    <style:style style:name="ce88" style:family="table-cell" style:parent-style-name="Default">
      <style:table-cell-properties style:text-align-source="fix" style:repeat-content="false" fo:wrap-option="wrap" fo:border="0.002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89" style:family="table-cell" style:parent-style-name="Default">
      <style:table-cell-properties fo:wrap-option="wrap" fo:border="0.002cm solid #000000" fo:padding="0.085cm" style:vertical-align="top"/>
      <style:text-properties style:font-name="Avenir" fo:font-size="8pt" style:font-size-asian="8pt" style:font-size-complex="8pt"/>
    </style:style>
    <style:style style:name="ce90" style:family="table-cell" style:parent-style-name="Default">
      <style:table-cell-properties style:text-align-source="fix" style:repeat-content="false" fo:wrap-option="wrap" fo:border="0.002cm solid #000000" style:vertical-align="top"/>
      <style:paragraph-properties fo:text-align="center" fo:margin-left="0cm"/>
      <style:text-properties style:font-name="Avenir" fo:font-size="10pt" fo:language="en" fo:country="AU" fo:font-weight="bold" style:font-size-asian="10pt" style:font-weight-asian="bold" style:font-size-complex="10pt" style:font-weight-complex="bold"/>
    </style:style>
    <style:style style:name="ce91" style:family="table-cell" style:parent-style-name="Default">
      <style:table-cell-properties fo:wrap-option="wrap" fo:border="0.002cm solid #000000" fo:padding="0.085cm" style:vertical-align="top"/>
      <style:text-properties style:font-name="Avenir" fo:font-size="8pt" style:font-name-asian="Arial Unicode MS" style:font-size-asian="8pt" style:font-name-complex="Arial Unicode MS" style:font-size-complex="8pt"/>
    </style:style>
    <style:style style:name="ce92" style:family="table-cell" style:parent-style-name="Default">
      <style:table-cell-properties fo:background-color="#009933" style:text-align-source="fix" style:repeat-content="false" style:vertical-align="middle"/>
      <style:paragraph-properties fo:text-align="center" fo:margin-left="0cm"/>
      <style:text-properties style:font-name="Avenir" fo:font-size="8pt" style:font-size-asian="8pt" style:font-size-complex="8pt"/>
    </style:style>
    <style:style style:name="ce93" style:family="table-cell" style:parent-style-name="Default">
      <style:table-cell-properties style:text-align-source="fix" style:repeat-content="false" style:vertical-align="middle"/>
      <style:paragraph-properties fo:text-align="center" fo:margin-left="0cm"/>
      <style:text-properties style:font-name="Avenir" fo:font-size="8pt" style:font-size-asian="8pt" style:font-size-complex="8pt"/>
    </style:style>
    <style:style style:name="ce94" style:family="table-cell" style:parent-style-name="Default">
      <style:table-cell-properties style:text-align-source="fix" style:repeat-content="false" fo:border="0.002cm solid #000000" style:vertical-align="middle"/>
      <style:paragraph-properties fo:text-align="center" fo:margin-left="0cm"/>
      <style:text-properties style:font-name="Avenir" fo:font-size="8pt" style:font-size-asian="8pt" style:font-size-complex="8pt"/>
    </style:style>
    <style:style style:name="ce95" style:family="table-cell" style:parent-style-name="Default">
      <style:text-properties style:font-name="Avenir" fo:font-size="8pt" style:font-size-asian="8pt" style:font-size-complex="8pt"/>
    </style:style>
    <style:style style:name="ce96" style:family="table-cell" style:parent-style-name="Default">
      <style:text-properties style:font-name="Avenir"/>
    </style:style>
    <style:style style:name="ce97" style:family="table-cell" style:parent-style-name="Default">
      <style:table-cell-properties fo:border-bottom="none" style:text-align-source="fix" style:repeat-content="false" fo:border-left="0.088cm solid #000000" fo:border-right="none" fo:border-top="0.088cm solid #000000"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98" style:family="table-cell" style:parent-style-name="Default">
      <style:table-cell-properties fo:border-bottom="none" fo:border-left="0.088cm solid #000000" fo:border-right="none" fo:border-top="none" style:vertical-align="middle"/>
      <style:text-properties style:font-name="Avenir" fo:font-size="8pt" style:font-size-asian="8pt" style:font-size-complex="8pt"/>
    </style:style>
    <style:style style:name="ce99" style:family="table-cell" style:parent-style-name="Default">
      <style:table-cell-properties fo:border-bottom="none" fo:border-left="0.088cm solid #000000" fo:border-right="none" fo:border-top="none" style:vertical-align="middle"/>
      <style:text-properties style:font-name="Avenir" fo:font-size="8pt" fo:font-weight="normal" style:font-size-asian="8pt" style:font-weight-asian="normal" style:font-size-complex="8pt" style:font-weight-complex="normal"/>
    </style:style>
    <style:style style:name="ce100" style:family="table-cell" style:parent-style-name="Default">
      <style:table-cell-properties fo:border-bottom="0.088cm solid #000000" fo:border-left="0.088cm solid #000000" fo:border-right="none" fo:border-top="none" style:vertical-align="middle"/>
      <style:text-properties style:font-name="Avenir" fo:font-size="8pt" style:font-size-asian="8pt" style:font-size-complex="8pt"/>
    </style:style>
    <style:style style:name="ce101" style:family="table-cell" style:parent-style-name="Default">
      <style:table-cell-properties fo:border-bottom="none" style:text-align-source="fix" style:repeat-content="false" fo:border-left="none" fo:border-right="none" fo:border-top="0.088cm solid #000000"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102" style:family="table-cell" style:parent-style-name="Default">
      <style:table-cell-properties fo:border-bottom="0.088cm solid #000000" fo:border-left="none" fo:border-right="none" fo:border-top="none" style:vertical-align="middle"/>
      <style:text-properties style:font-name="Avenir" fo:font-size="8pt" style:font-size-asian="8pt" style:font-size-complex="8pt"/>
    </style:style>
    <style:style style:name="ce103" style:family="table-cell" style:parent-style-name="Default">
      <style:table-cell-properties fo:border-bottom="none" style:text-align-source="fix" style:repeat-content="false" fo:wrap-option="wrap" fo:border-left="none" fo:border-right="none"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04" style:family="table-cell" style:parent-style-name="Default">
      <style:table-cell-properties fo:border-bottom="0.088cm solid #000000" fo:wrap-option="wrap" fo:border-left="none" fo:border-right="none" fo:border-top="none" style:vertical-align="top"/>
      <style:text-properties style:font-name="Avenir" fo:font-size="8pt" style:font-size-asian="8pt" style:font-size-complex="8pt"/>
    </style:style>
    <style:style style:name="ce105" style:family="table-cell" style:parent-style-name="Default">
      <style:table-cell-properties fo:border-bottom="none" style:text-align-source="fix" style:repeat-content="false" fo:wrap-option="wrap" fo:border-left="none" fo:border-right="0.088cm solid #000000" fo:border-top="0.088cm solid #000000" style:vertical-align="top"/>
      <style:paragraph-properties fo:text-align="center" fo:margin-left="0cm"/>
      <style:text-properties style:font-name="Avenir" fo:font-size="10pt" fo:language="en" fo:country="AU" fo:font-weight="bold" style:font-size-asian="10pt" style:font-weight-asian="bold" style:font-size-complex="10pt" style:font-weight-complex="bold"/>
    </style:style>
    <style:style style:name="ce106" style:family="table-cell" style:parent-style-name="Default">
      <style:table-cell-properties fo:border-bottom="none" fo:wrap-option="wrap" fo:border-left="none" fo:border-right="0.088cm solid #000000" fo:border-top="none" style:vertical-align="top"/>
      <style:text-properties style:font-name="Avenir" fo:font-size="8pt" style:font-size-asian="8pt" style:font-size-complex="8pt"/>
    </style:style>
    <style:style style:name="ce107" style:family="table-cell" style:parent-style-name="Default">
      <style:table-cell-properties fo:border-bottom="0.088cm solid #000000" fo:wrap-option="wrap" fo:border-left="none" fo:border-right="0.088cm solid #000000" fo:border-top="none" style:vertical-align="top"/>
      <style:text-properties style:font-name="Avenir" fo:font-size="8pt" style:font-size-asian="8pt" style:font-size-complex="8pt"/>
    </style:style>
    <style:style style:name="ce108" style:family="table-cell" style:parent-style-name="Default">
      <style:table-cell-properties style:text-align-source="fix" style:repeat-content="false" style:vertical-align="middle"/>
      <style:paragraph-properties fo:text-align="center" fo:margin-left="0cm"/>
      <style:text-properties style:font-name="Avenir" fo:font-size="10pt" fo:font-weight="bold" style:font-size-asian="10pt" style:font-weight-asian="bold" style:font-size-complex="10pt" style:font-weight-complex="bold"/>
    </style:style>
    <style:style style:name="ce109" style:family="table-cell" style:parent-style-name="Default">
      <style:text-properties style:font-name="Avenir" fo:font-size="10pt" style:font-size-asian="10pt" style:font-size-complex="10pt"/>
    </style:style>
    <style:style style:name="ce110" style:family="table-cell" style:parent-style-name="Default">
      <style:table-cell-properties fo:border-bottom="0.002cm solid #000000" style:text-align-source="fix" style:repeat-content="false" fo:border-left="0.088cm solid #000000" fo:padding="0.085cm" fo:border-right="0.035cm solid #000000"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11" style:family="table-cell" style:parent-style-name="Default">
      <style:table-cell-properties fo:border-bottom="0.002cm solid #000000" style:text-align-source="value-type" style:repeat-content="false" fo:wrap-option="wrap" fo:border-left="0.088cm solid #000000" fo:padding="0.085cm" fo:border-right="0.035cm solid #000000" fo:border-top="0.002cm solid #000000" style:vertical-align="top"/>
      <style:text-properties style:font-name="Avenir" fo:font-size="8pt" style:font-name-asian="Arial Unicode MS" style:font-size-asian="8pt" style:font-name-complex="Arial Unicode MS" style:font-size-complex="8pt"/>
    </style:style>
    <style:style style:name="ce112" style:family="table-cell" style:parent-style-name="Default">
      <style:table-cell-properties fo:border-bottom="0.002cm solid #000000" style:text-align-source="value-type" style:repeat-content="false" fo:wrap-option="wrap" fo:border-left="0.088cm solid #000000" fo:padding="0.085cm" fo:border-right="0.035cm solid #000000" fo:border-top="0.002cm solid #000000" style:vertical-align="top"/>
      <style:text-properties style:font-name="Avenir" fo:font-size="8pt" style:font-size-asian="8pt" style:font-size-complex="8pt"/>
    </style:style>
    <style:style style:name="ce113" style:family="table-cell" style:parent-style-name="Default">
      <style:table-cell-properties fo:border-bottom="0.088cm solid #000000" style:text-align-source="value-type" style:repeat-content="false" fo:wrap-option="wrap" fo:border-left="0.088cm solid #000000" fo:padding="0.085cm" fo:border-right="0.035cm solid #000000" fo:border-top="0.002cm solid #000000" style:vertical-align="top"/>
      <style:text-properties style:font-name="Avenir" fo:font-size="8pt" style:font-size-asian="8pt" style:font-size-complex="8pt"/>
    </style:style>
    <style:style style:name="ce114" style:family="table-cell" style:parent-style-name="Default">
      <style:table-cell-properties fo:border-bottom="0.002cm solid #000000" style:text-align-source="fix" style:repeat-content="false" fo:border-left="0.035cm solid #000000" fo:padding="0.085cm" fo:border-right="0.035cm solid #000000"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15" style:family="table-cell" style:parent-style-name="Default">
      <style:table-cell-properties fo:border-bottom="0.002cm solid #000000" style:text-align-source="value-type" style:repeat-content="false" fo:wrap-option="wrap" fo:border-left="0.035cm solid #000000" fo:padding="0.085cm" fo:border-right="0.035cm solid #000000" fo:border-top="0.002cm solid #000000" style:vertical-align="top"/>
      <style:text-properties style:font-name="Avenir" fo:font-size="8pt" style:font-size-asian="8pt" style:font-size-complex="8pt"/>
    </style:style>
    <style:style style:name="ce116" style:family="table-cell" style:parent-style-name="Default">
      <style:table-cell-properties fo:border-bottom="0.088cm solid #000000" style:text-align-source="value-type" style:repeat-content="false" fo:wrap-option="wrap" fo:border-left="0.035cm solid #000000" fo:padding="0.085cm" fo:border-right="0.035cm solid #000000" fo:border-top="0.002cm solid #000000" style:vertical-align="top"/>
      <style:text-properties style:font-name="Avenir" fo:font-size="8pt" style:font-size-asian="8pt" style:font-size-complex="8pt"/>
    </style:style>
    <style:style style:name="ce117" style:family="table-cell" style:parent-style-name="Default">
      <style:table-cell-properties fo:border-bottom="0.088cm solid #000000" style:text-align-source="fix" style:repeat-content="false" fo:border-left="0.088cm solid #000000" fo:border-right="none" fo:border-top="0.088cm solid #000000"/>
      <style:paragraph-properties fo:text-align="center" fo:margin-left="0cm"/>
      <style:text-properties style:font-name="Avenir" fo:font-size="8pt" style:font-size-asian="8pt" style:font-size-complex="8pt"/>
    </style:style>
    <style:style style:name="ce118" style:family="table-cell" style:parent-style-name="Default">
      <style:table-cell-properties fo:border-bottom="none" fo:background-color="#00ff66" style:text-align-source="fix" style:repeat-content="false" fo:border-left="0.039cm double #000000" style:border-line-width-left="0.002cm 0.035cm 0.002cm" fo:border-right="none" fo:border-top="0.039cm double #000000" style:border-line-width-top="0.002cm 0.035cm 0.002cm" style:vertical-align="middle"/>
      <style:paragraph-properties fo:text-align="center"/>
      <style:text-properties style:font-name="Avenir" fo:font-size="8pt" fo:font-weight="bold" style:font-size-asian="8pt" style:font-weight-asian="bold" style:font-size-complex="8pt" style:font-weight-complex="bold"/>
    </style:style>
    <style:style style:name="ce119" style:family="table-cell" style:parent-style-name="Default">
      <style:table-cell-properties fo:border-bottom="0.039cm double #000000" style:border-line-width-bottom="0.002cm 0.035cm 0.002cm" fo:background-color="#00ff66" style:text-align-source="fix" style:repeat-content="false" fo:border-left="0.039cm double #000000" style:border-line-width-left="0.002cm 0.035cm 0.002cm" fo:border-right="none" fo:border-top="none" style:vertical-align="middle"/>
      <style:paragraph-properties fo:text-align="center"/>
      <style:text-properties style:font-name="Avenir" fo:font-size="8pt" fo:font-weight="bold" style:font-size-asian="8pt" style:font-weight-asian="bold" style:font-size-complex="8pt" style:font-weight-complex="bold"/>
    </style:style>
    <style:style style:name="ce120" style:family="table-cell" style:parent-style-name="Default">
      <style:table-cell-properties fo:border-bottom="0.088cm solid #000000" style:text-align-source="fix" style:repeat-content="false" fo:border-left="none" fo:border-right="0.088cm solid #000000" fo:border-top="0.088cm solid #000000"/>
      <style:paragraph-properties fo:text-align="center" fo:margin-left="0cm"/>
      <style:text-properties style:font-name="Avenir" fo:font-size="8pt" style:font-size-asian="8pt" style:font-size-complex="8pt"/>
    </style:style>
    <style:style style:name="ce121" style:family="table-cell" style:parent-style-name="Default">
      <style:table-cell-properties fo:border-bottom="none" fo:background-color="#00ff66" style:text-align-source="fix" style:repeat-content="false" fo:wrap-option="wrap" fo:border-left="none" fo:border-right="0.039cm double #000000" style:border-line-width-right="0.002cm 0.035cm 0.002cm" fo:border-top="0.039cm double #000000" style:border-line-width-top="0.002cm 0.035cm 0.002cm" style:vertical-align="middle"/>
      <style:paragraph-properties fo:text-align="center" fo:margin-left="0cm"/>
      <style:text-properties style:font-name="Avenir" fo:font-size="8pt" fo:font-weight="bold" style:font-size-asian="8pt" style:font-weight-asian="bold" style:font-size-complex="8pt" style:font-weight-complex="bold"/>
    </style:style>
    <style:style style:name="ce122" style:family="table-cell" style:parent-style-name="Default">
      <style:table-cell-properties fo:border-bottom="0.039cm double #000000" style:border-line-width-bottom="0.002cm 0.035cm 0.002cm" fo:background-color="#00ff66" style:text-align-source="fix" style:repeat-content="false" fo:wrap-option="wrap" fo:border-left="none" fo:border-right="0.039cm double #000000" style:border-line-width-right="0.002cm 0.035cm 0.002cm" fo:border-top="none" style:vertical-align="middle"/>
      <style:paragraph-properties fo:text-align="center" fo:margin-left="0cm"/>
      <style:text-properties style:font-name="Avenir" fo:font-size="8pt" fo:font-weight="bold" style:font-size-asian="8pt" style:font-weight-asian="bold" style:font-size-complex="8pt" style:font-weight-complex="bold"/>
    </style:style>
    <style:style style:name="ce123" style:family="table-cell" style:parent-style-name="Default">
      <style:table-cell-properties fo:border-bottom="0.002cm solid #000000" style:text-align-source="fix" style:repeat-content="false" fo:wrap-option="wrap" fo:border-left="0.035cm solid #000000" fo:padding="0.085cm" fo:border-right="0.035cm solid #000000" fo:border-top="0.088cm solid #000000" style:vertical-align="top"/>
      <style:paragraph-properties fo:text-align="center" fo:margin-left="0cm"/>
      <style:text-properties style:font-name="Avenir" fo:font-size="10pt" fo:font-weight="bold" style:font-size-asian="10pt" style:font-weight-asian="bold" style:font-size-complex="10pt" style:font-weight-complex="bold"/>
    </style:style>
    <style:style style:name="ce124" style:family="table-cell" style:parent-style-name="Default">
      <style:table-cell-properties fo:border-bottom="0.002cm solid #000000" style:text-align-source="value-type" style:repeat-content="false" fo:wrap-option="wrap" fo:border-left="0.035cm solid #000000" fo:padding="0.085cm" fo:border-right="0.035cm solid #000000" fo:border-top="0.002cm solid #000000" style:vertical-align="top"/>
      <style:text-properties style:font-name="Avenir" fo:font-size="8pt" style:font-name-asian="Arial Unicode MS" style:font-size-asian="8pt" style:font-name-complex="Arial Unicode MS" style:font-size-complex="8pt"/>
    </style:style>
    <style:style style:name="ce125" style:family="table-cell" style:parent-style-name="Default">
      <style:table-cell-properties fo:border-bottom="0.002cm solid #000000" style:text-align-source="fix" style:repeat-content="false" fo:wrap-option="wrap" fo:border-left="0.035cm solid #000000" fo:padding="0.085cm" fo:border-right="0.088cm solid #000000" fo:border-top="0.088cm solid #000000" style:vertical-align="top"/>
      <style:paragraph-properties fo:text-align="center" fo:margin-left="0cm"/>
      <style:text-properties style:font-name="Avenir" fo:font-size="10pt" fo:language="en" fo:country="AU" fo:font-weight="bold" style:font-size-asian="10pt" style:font-weight-asian="bold" style:font-size-complex="10pt" style:font-weight-complex="bold"/>
    </style:style>
    <style:style style:name="ce126" style:family="table-cell" style:parent-style-name="Default">
      <style:table-cell-properties fo:border-bottom="0.002cm solid #000000" style:text-align-source="value-type" style:repeat-content="false" fo:wrap-option="wrap" fo:border-left="0.035cm solid #000000" fo:padding="0.085cm" fo:border-right="0.088cm solid #000000" fo:border-top="0.002cm solid #000000" style:vertical-align="top"/>
      <style:text-properties style:font-name="Avenir" fo:font-size="8pt" style:font-size-asian="8pt" style:font-size-complex="8pt"/>
    </style:style>
    <style:style style:name="ce127" style:family="table-cell" style:parent-style-name="Default">
      <style:table-cell-properties fo:border-bottom="0.088cm solid #000000" style:text-align-source="value-type" style:repeat-content="false" fo:wrap-option="wrap" fo:border-left="0.035cm solid #000000" fo:padding="0.085cm" fo:border-right="0.088cm solid #000000" fo:border-top="0.002cm solid #000000" style:vertical-align="top"/>
      <style:text-properties style:font-name="Avenir" fo:font-size="8pt" style:font-size-asian="8pt" style:font-size-complex="8pt"/>
    </style:style>
    <style:style style:name="ce128" style:family="table-cell" style:parent-style-name="Default">
      <style:table-cell-properties style:text-align-source="fix" style:repeat-content="false"/>
      <style:paragraph-properties fo:text-align="center" fo:margin-left="0cm"/>
      <style:text-properties style:font-name="Avenir" fo:font-size="10pt" style:font-size-asian="10pt" style:font-size-complex="10pt"/>
    </style:style>
    <style:style style:name="ce129" style:family="table-cell" style:parent-style-name="Default">
      <style:table-cell-properties fo:wrap-option="wrap" fo:padding="0.085cm"/>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35cm solid #000000" fo:background-color="#ffffff" style:text-align-source="fix" style:repeat-content="false" fo:wrap-option="wrap" fo:border-left="0.088cm solid #000000" fo:padding="0.085cm" fo:border-right="0.035cm solid #000000" fo:border-top="0.08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1" style:family="table-cell" style:parent-style-name="Default">
      <style:table-cell-properties fo:border-bottom="0.035cm solid #000000" fo:background-color="#ffffff" fo:wrap-option="wrap" fo:border-left="0.088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35cm solid #000000" fo:background-color="#ffffff" fo:wrap-option="wrap" fo:border-left="0.088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name-complex="Arial Unicode MS" style:font-size-complex="8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88cm solid #000000" fo:background-color="#ffffff" fo:wrap-option="wrap" fo:border-left="0.088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wrap" fo:padding="0.085cm"/>
      <style:text-properties style:font-name="Avenir" fo:font-size="8pt" style:font-size-asian="8pt" style:font-size-complex="8pt"/>
    </style:style>
    <style:style style:name="ce135" style:family="table-cell" style:parent-style-name="Default">
      <style:table-cell-properties fo:border-bottom="0.035cm solid #000000" fo:background-color="#ffffff" style:text-align-source="fix" style:repeat-content="false" fo:wrap-option="wrap" fo:border-left="0.035cm solid #000000" fo:padding="0.085cm" fo:border-right="0.035cm solid #000000" fo:border-top="0.08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fo:background-color="#ffffff" fo:wrap-option="wrap" fo:border="0.035cm solid #000000" fo:padding="0.085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88cm solid #000000" fo:background-color="#ffffff" fo:wrap-option="wrap" fo:border-left="0.035cm solid #000000" fo:padding="0.085cm" fo:border-right="0.035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009933" style:text-align-source="fix" style:repeat-content="false" fo:wrap-option="wrap" style:vertical-align="top"/>
      <style:paragraph-properties fo:text-align="center" fo:margin-left="0cm"/>
      <style:text-properties style:font-name="Avenir" fo:font-size="8pt" style:font-size-asian="8pt" style:font-size-complex="8pt"/>
    </style:style>
    <style:style style:name="ce139" style:family="table-cell" style:parent-style-name="Default">
      <style:table-cell-properties style:text-align-source="fix" style:repeat-content="false" fo:wrap-option="wrap" fo:padding="0.085cm"/>
      <style:paragraph-properties fo:text-align="center" fo:margin-left="0cm"/>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35cm solid #000000" fo:background-color="#ffffff" style:text-align-source="fix" style:repeat-content="false" fo:wrap-option="wrap" fo:border-left="0.035cm solid #000000" fo:padding="0.085cm" fo:border-right="0.035cm solid #000000" fo:border-top="0.088cm solid #000000"/>
      <style:paragraph-properties fo:text-align="center" fo:margin-left="0cm"/>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1" style:family="table-cell" style:parent-style-name="Default">
      <style:table-cell-properties fo:background-color="#ffffff" style:text-align-source="fix" style:repeat-content="false" fo:wrap-option="wrap" fo:border="0.035cm solid #000000" fo:padding="0.085cm"/>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88cm solid #000000" fo:background-color="#ffffff" style:text-align-source="fix" style:repeat-content="false" fo:wrap-option="wrap" fo:border-left="0.035cm solid #000000" fo:padding="0.085cm" fo:border-right="0.035cm solid #000000" fo:border-top="0.035cm solid #000000"/>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fo:wrap-option="wrap" fo:padding="0.085cm"/>
      <style:paragraph-properties fo:text-align="center" fo:margin-left="0cm"/>
      <style:text-properties style:font-name="Avenir" fo:font-size="8pt" style:font-size-asian="8pt" style:font-size-complex="8pt"/>
    </style:style>
    <style:style style:name="ce144" style:family="table-cell" style:parent-style-name="Default">
      <style:table-cell-properties fo:border-bottom="0.035cm solid #000000" fo:background-color="#ffffff" style:text-align-source="fix" style:repeat-content="false" fo:wrap-option="wrap" fo:border-left="0.088cm solid #000000" fo:padding="0.085cm" fo:border-right="0.088cm solid #000000" fo:border-top="0.088cm solid #000000"/>
      <style:paragraph-properties fo:text-align="center"/>
      <style:text-properties fo:color="#000000" style:text-outline="false" style:text-line-through-style="none" style:font-name="Avenir" fo:font-size="8pt" fo:language="en" fo:country="US" fo:font-style="normal" fo:text-shadow="none" style:text-underline-style="none" fo:font-weight="bold" style:text-underline-mode="continuous" style:text-overline-mode="continuous" style:text-line-through-mode="continuous" style:font-name-asian="Calibri1"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45" style:family="table-cell" style:parent-style-name="Default">
      <style:table-cell-properties fo:border-bottom="0.035cm solid #000000" fo:background-color="#ffffff" style:text-align-source="fix" style:repeat-content="false" fo:wrap-option="wrap" fo:border-left="0.035cm solid #000000" fo:padding="0.085cm" fo:border-right="0.035cm solid #000000" fo:border-top="0.01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6" style:family="table-cell" style:parent-style-name="Default">
      <style:table-cell-properties fo:border-bottom="0.035cm solid #000000" fo:background-color="#fec7ce" style:text-align-source="fix" style:repeat-content="false" fo:wrap-option="wrap" fo:border-left="0.035cm solid #000000"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35cm solid #000000" fo:background-color="#c7eecf" style:text-align-source="fix" style:repeat-content="false" fo:wrap-option="wrap" fo:border-left="0.035cm solid #000000"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88cm solid #000000" fo:background-color="#c7eecf" style:text-align-source="fix" style:repeat-content="false" fo:wrap-option="wrap" fo:border-left="0.035cm solid #000000"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wrap-option="wrap" fo:padding="0.085cm"/>
      <style:text-properties style:font-name="Avenir" fo:font-size="8pt" fo:font-weight="bold" style:font-size-asian="8pt" style:font-weight-asian="bold" style:font-size-complex="8pt" style:font-weight-complex="bold"/>
    </style:style>
    <style:style style:name="ce150" style:family="table-cell" style:parent-style-name="Default">
      <style:table-cell-properties fo:border-bottom="0.035cm solid #000000" fo:background-color="#c7eecf" style:text-align-source="fix" style:repeat-content="false" fo:wrap-option="wrap" fo:border-left="0.035cm solid #9a9a9a"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order-bottom="0.035cm solid #000000" fo:background-color="#fec7ce" style:text-align-source="fix" style:repeat-content="false" fo:wrap-option="wrap" fo:border-left="0.035cm solid #9a9a9a"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88cm solid #000000" fo:background-color="#fec7ce" style:text-align-source="fix" style:repeat-content="false" fo:wrap-option="wrap" fo:border-left="0.035cm solid #9a9a9a" fo:padding="0.085cm" fo:border-right="0.035cm solid #9a9a9a"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35cm solid #000000" fo:background-color="#fec7ce" style:text-align-source="fix" style:repeat-content="false" fo:wrap-option="wrap" fo:border-left="0.035cm solid #9a9a9a"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fo:border-bottom="0.035cm solid #000000" fo:background-color="#c7eecf" style:text-align-source="fix" style:repeat-content="false" fo:wrap-option="wrap" fo:border-left="0.035cm solid #9a9a9a"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0.088cm solid #000000" fo:background-color="#c7eecf" style:text-align-source="fix" style:repeat-content="false" fo:wrap-option="wrap" fo:border-left="0.035cm solid #9a9a9a"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background-color="#ffffff" style:text-align-source="fix" style:repeat-content="false" fo:wrap-option="wrap" fo:border="0.035cm solid #000000" fo:padding="0.085cm"/>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fo:border-bottom="0.088cm solid #000000" fo:background-color="#ffffff" style:text-align-source="fix" style:repeat-content="false" fo:wrap-option="wrap" fo:border-left="0.035cm solid #000000" fo:padding="0.085cm" fo:border-right="0.035cm solid #000000" fo:border-top="0.035cm solid #000000"/>
      <style:paragraph-properties fo:text-align="center"/>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Calibri1"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035cm solid #000000" fo:background-color="#ffffff" style:text-align-source="fix" style:repeat-content="false" fo:wrap-option="wrap" fo:border-left="0.035cm solid #000000" fo:padding="0.085cm" fo:border-right="0.088cm solid #000000" fo:border-top="0.088cm solid #000000"/>
      <style:paragraph-properties fo:text-align="center" fo:margin-left="0cm"/>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9" style:family="table-cell" style:parent-style-name="Default">
      <style:table-cell-properties fo:border-bottom="0.035cm solid #000000" fo:background-color="#ffffff" fo:wrap-option="wrap" fo:border-left="0.035cm solid #000000" fo:padding="0.085cm" fo:border-right="0.088cm solid #000000" fo:border-top="0.035cm solid #000000"/>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fo:border-bottom="0.035cm solid #000000" fo:background-color="#ffffff" fo:wrap-option="wrap" fo:border-left="0.035cm solid #000000" fo:padding="0.085cm" fo:border-right="0.088cm solid #000000" fo:border-top="0.035cm solid #000000"/>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order-bottom="0.088cm solid #000000" fo:background-color="#ffffff" fo:wrap-option="wrap" fo:border-left="0.035cm solid #000000" fo:padding="0.085cm" fo:border-right="0.088cm solid #000000" fo:border-top="0.035cm solid #000000"/>
      <style:text-properties style:use-window-font-color="true"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Default">
      <style:table-cell-properties fo:wrap-option="wrap" fo:padding="0.085cm"/>
      <style:text-properties style:font-name="Avenir" fo:font-size="10pt" style:font-size-asian="10pt" style:font-size-complex="10pt"/>
    </style:style>
    <style:style style:name="ce163" style:family="table-cell" style:parent-style-name="Default">
      <style:table-cell-properties fo:border-bottom="0.035cm solid #000000" fo:background-color="#ffffff" style:text-align-source="fix" style:repeat-content="false" fo:wrap-option="wrap" fo:border-left="0.088cm solid #000000" fo:padding="0.085cm" fo:border-right="0.035cm solid #000000" fo:border-top="0.035cm solid #000000"/>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border-bottom="0.088cm solid #000000" fo:background-color="#ffffff" style:text-align-source="fix" style:repeat-content="false" fo:wrap-option="wrap" fo:border-left="0.088cm solid #000000" fo:padding="0.085cm" fo:border-right="0.035cm solid #000000" fo:border-top="0.035cm solid #000000"/>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035cm solid #000000" fo:background-color="#ffffff" style:text-align-source="fix" style:repeat-content="false" fo:wrap-option="wrap" fo:border-left="0.035cm solid #000000" fo:padding="0.085cm" fo:border-right="0.088cm solid #000000" fo:border-top="0.088cm solid #000000"/>
      <style:paragraph-properties fo:text-align="center"/>
      <style:text-properties fo:color="#000000" style:text-outline="false" style:text-line-through-style="none" style:font-name="Avenir" fo:font-size="10pt" fo:language="en" fo:country="US" fo:font-style="normal" fo:text-shadow="none" style:text-underline-style="none" fo:font-weight="bold" style:text-underline-mode="continuous" style:text-overline-mode="continuous" style:text-line-through-mode="continuous" style:font-name-asian="Calibri1"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66" style:family="table-cell" style:parent-style-name="Default">
      <style:table-cell-properties fo:border-bottom="0.035cm solid #000000" fo:background-color="#ffffff" style:text-align-source="fix" style:repeat-content="false" fo:wrap-option="wrap" fo:border-left="0.035cm solid #000000" fo:padding="0.085cm" fo:border-right="0.088cm solid #000000" fo:border-top="0.035cm solid #000000"/>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border-bottom="0.088cm solid #000000" fo:background-color="#ffffff" style:text-align-source="fix" style:repeat-content="false" fo:wrap-option="wrap" fo:border-left="0.035cm solid #000000" fo:padding="0.085cm" fo:border-right="0.088cm solid #000000" fo:border-top="0.035cm solid #000000"/>
      <style:paragraph-properties fo:text-align="center" fo:margin-left="0cm"/>
      <style:text-properties fo:color="#000000" style:text-outline="false" style:text-line-through-style="none" style:font-name="Avenir" fo:font-size="8pt" fo:language="en" fo:country="US" fo:font-style="normal" fo:text-shadow="none" style:text-underline-style="none" fo:font-weight="normal" style:text-underline-mode="continuous" style:text-overline-mode="continuous" style:text-line-through-mode="continuous" style:font-name-asian="ArialMT"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textarea-vertical-align="middle"/>
    </style:style>
    <style:style style:name="gr2" style:family="graphic">
      <style:graphic-properties fo:border="solid"/>
    </style:style>
    <style:style style:name="P1" style:family="paragraph">
      <style:paragraph-properties fo:text-align="center"/>
      <style:text-properties fo:font-size="8pt" fo:font-weight="bold"/>
    </style:style>
    <style:style style:name="P2" style:family="paragraph">
      <style:paragraph-properties fo:text-align="center"/>
      <style:text-properties fo:font-family="Arial" style:font-style-name="Bold" style:font-family-generic="swiss" fo:font-size="10pt" fo:font-weight="bold"/>
    </style:style>
    <style:style style:name="P3" style:family="paragraph">
      <style:paragraph-properties fo:text-align="start"/>
      <style:text-properties fo:font-size="9pt" fo:font-weight="bold"/>
    </style:style>
    <style:style style:name="P4" style:family="paragraph">
      <style:paragraph-properties fo:text-align="start"/>
      <style:text-properties style:text-line-through-style="none" fo:font-style="normal" style:text-underline-style="none"/>
    </style:style>
    <style:style style:name="P5" style:family="paragraph">
      <style:paragraph-properties fo:text-align="start"/>
    </style:style>
    <style:style style:name="P6" style:family="paragraph">
      <style:paragraph-properties fo:text-align="center"/>
      <style:text-properties fo:font-family="'Arial Black'" style:font-style-name="Regular" fo:font-size="8pt" fo:font-weight="900"/>
    </style:style>
    <style:style style:name="P7" style:family="paragraph"/>
    <style:style style:name="P8" style:family="paragraph">
      <style:paragraph-properties fo:text-align="center"/>
      <style:text-properties fo:font-family="Arial" style:font-style-name="Bold" style:font-family-generic="swiss" fo:font-weight="bold"/>
    </style:style>
  </office:automatic-styles>
  <office:body>
    <office:spreadsheet>
      <table:table table:name="Setup" table:style-name="ta1" table:print="false">
        <office:forms form:automatic-focus="false" form:apply-design-mode="false">
          <form:form form:name="formSetup" form:apply-filter="true" form:command-type="table" form:control-implementation="ooo:com.sun.star.form.component.Form" office:target-frame="" xlink:href="" xlink:type="simple">
            <form:button form:name="btnSetup" form:control-implementation="ooo:com.sun.star.form.component.CommandButton" xml:id="control1" form:id="control1" form:label="Begin Game Setup"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etup.Begin_Setup?language=Basic&amp;location=document" xlink:type="simple"/>
              </office:event-listeners>
            </form:button>
            <form:listbox form:name="lstPlayerCnt" form:control-implementation="ooo:com.sun.star.form.component.ListBox" xml:id="control2" form:id="control2" form:dropdown="tru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
              </form:properties>
              <office:event-listeners>
                <script:event-listener script:language="ooo:script" script:event-name="dom:change" xlink:href="vnd.sun.star.script:Standard.Setup.TogglePlayerLists?language=Basic&amp;location=document" xlink:type="simple"/>
              </office:event-listeners>
              <form:option form:label="3"/>
              <form:option form:label="4"/>
              <form:option form:label="5"/>
              <form:option form:label="6" form:current-selected="true"/>
            </form:listbox>
            <form:fixed-text form:name="lplayer1" form:control-implementation="ooo:com.sun.star.form.component.FixedText" xml:id="control3" form:id="control3" form:label="Player 1"/>
            <form:text form:name="player1" form:control-implementation="ooo:com.sun.star.form.component.TextField" xml:id="control4" form:id="control4" form:current-value="player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1" form:control-implementation="ooo:com.sun.star.form.component.ListBox" xml:id="control5" form:id="control5"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option form:label="Brandon Jaspers" form:current-selected="true"/>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2" form:control-implementation="ooo:com.sun.star.form.component.FixedText" xml:id="control6" form:id="control6" form:label="Player 2"/>
            <form:text form:name="player2" form:control-implementation="ooo:com.sun.star.form.component.TextField" xml:id="control7" form:id="control7" form:current-value="player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2" form:control-implementation="ooo:com.sun.star.form.component.ListBox" xml:id="control8" form:id="control8"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option form:label="Brandon Jaspers"/>
              <form:option form:label="Peter Akimoto"/>
              <form:option form:label="Darrin Williams" form:current-selected="true"/>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3" form:control-implementation="ooo:com.sun.star.form.component.FixedText" xml:id="control9" form:id="control9" form:label="Player 3"/>
            <form:text form:name="player3" form:control-implementation="ooo:com.sun.star.form.component.TextField" xml:id="control10" form:id="control10" form:current-value="player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3" form:control-implementation="ooo:com.sun.star.form.component.ListBox" xml:id="control11" form:id="control11"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option form:label="Brandon Jaspers"/>
              <form:option form:label="Peter Akimoto"/>
              <form:option form:label="Darrin Williams"/>
              <form:option form:label="Ox Bellows"/>
              <form:option form:label="Vivian Lopez" form:current-selected="true"/>
              <form:option form:label="Madame Zostra"/>
              <form:option form:label="Professor Longfellow"/>
              <form:option form:label="Father Rhinehardt"/>
              <form:option form:label="Heather Granville"/>
              <form:option form:label="Jenny LeClerc"/>
              <form:option form:label="Missy Dubourde"/>
              <form:option form:label="Zoe Ingstrom"/>
            </form:listbox>
            <form:fixed-text form:name="lplayer4" form:control-implementation="ooo:com.sun.star.form.component.FixedText" xml:id="control12" form:id="control12" form:label="Player 4"/>
            <form:text form:name="player4" form:control-implementation="ooo:com.sun.star.form.component.TextField" xml:id="control13" form:id="control13" form:current-value="player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4" form:control-implementation="ooo:com.sun.star.form.component.ListBox" xml:id="control14" form:id="control14"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option form:label="Brandon Jaspers"/>
              <form:option form:label="Peter Akimoto"/>
              <form:option form:label="Darrin Williams"/>
              <form:option form:label="Ox Bellows"/>
              <form:option form:label="Vivian Lopez"/>
              <form:option form:label="Madame Zostra"/>
              <form:option form:label="Professor Longfellow" form:current-selected="true"/>
              <form:option form:label="Father Rhinehardt"/>
              <form:option form:label="Heather Granville"/>
              <form:option form:label="Jenny LeClerc"/>
              <form:option form:label="Missy Dubourde"/>
              <form:option form:label="Zoe Ingstrom"/>
            </form:listbox>
            <form:fixed-text form:name="lplayer5" form:control-implementation="ooo:com.sun.star.form.component.FixedText" xml:id="control15" form:id="control15" form:label="Player 5"/>
            <form:text form:name="player5" form:control-implementation="ooo:com.sun.star.form.component.TextField" xml:id="control16" form:id="control16" form:current-value="player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5" form:control-implementation="ooo:com.sun.star.form.component.ListBox" xml:id="control17" form:id="control17"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current-selected="true"/>
              <form:option form:label="Jenny LeClerc"/>
              <form:option form:label="Missy Dubourde"/>
              <form:option form:label="Zoe Ingstrom"/>
            </form:listbox>
            <form:fixed-text form:name="lplayer6" form:control-implementation="ooo:com.sun.star.form.component.FixedText" xml:id="control18" form:id="control18" form:label="Player 6"/>
            <form:text form:name="player6" form:control-implementation="ooo:com.sun.star.form.component.TextField" xml:id="control19" form:id="control19" form:current-value="player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listbox form:name="char6" form:control-implementation="ooo:com.sun.star.form.component.ListBox" xml:id="control20" form:id="control20" form:dropdown="true" form:size="12" form:bound-column="1">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
              </form:properties>
              <form:option form:label=""/>
              <form:option form:label="Brandon Jaspers"/>
              <form:option form:label="Peter Akimoto"/>
              <form:option form:label="Darrin Williams"/>
              <form:option form:label="Ox Bellows"/>
              <form:option form:label="Vivian Lopez"/>
              <form:option form:label="Madame Zostra"/>
              <form:option form:label="Professor Longfellow"/>
              <form:option form:label="Father Rhinehardt"/>
              <form:option form:label="Heather Granville"/>
              <form:option form:label="Jenny LeClerc"/>
              <form:option form:label="Missy Dubourde" form:current-selected="true"/>
              <form:option form:label="Zoe Ingstrom"/>
            </form:listbox>
            <form:button form:name="btnStart" form:control-implementation="ooo:com.sun.star.form.component.CommandButton" xml:id="control21" form:id="control21" form:label="Start Gam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etup.StartGame?language=Basic&amp;location=document" xlink:type="simple"/>
              </office:event-listeners>
            </form:button>
          </form:form>
        </office:forms>
        <table:table-column table:style-name="co1" table:default-cell-style-name="Default"/>
        <table:table-column table:style-name="co2" table:default-cell-style-name="ce2"/>
        <table:table-column table:style-name="co3" table:default-cell-style-name="ce8"/>
        <table:table-column table:style-name="co3" table:default-cell-style-name="ce12"/>
        <table:table-column table:style-name="co4" table:default-cell-style-name="ce12"/>
        <table:table-column table:style-name="co4" table:default-cell-style-name="ce6"/>
        <table:table-row table:style-name="ro1">
          <table:table-cell/>
          <table:table-cell table:style-name="Default" table:number-columns-repeated="5"/>
        </table:table-row>
        <table:table-row table:style-name="ro1">
          <table:table-cell/>
          <table:table-cell table:style-name="ce1"/>
          <table:table-cell table:style-name="ce5"/>
          <table:table-cell table:style-name="Default" table:number-columns-repeated="2"/>
          <table:table-cell table:style-name="ce16"/>
        </table:table-row>
        <table:table-row table:style-name="ro1">
          <table:table-cell table:number-columns-repeated="2"/>
          <table:table-cell table:style-name="ce6">
            <draw:control table:end-cell-address="Setup.C5" table:end-x="4.495cm" table:end-y="0.311cm" draw:z-index="0" draw:text-style-name="P1" svg:width="4.323cm" svg:height="1.097cm" svg:x="0.172cm" svg:y="0.058cm" draw:control="control1"/>
          </table:table-cell>
          <table:table-cell table:style-name="Default" table:number-columns-repeated="2"/>
          <table:table-cell table:style-name="ce16"/>
        </table:table-row>
        <table:table-row table:style-name="ro1" table:number-rows-repeated="3">
          <table:table-cell table:number-columns-repeated="2"/>
          <table:table-cell table:style-name="ce6"/>
          <table:table-cell table:style-name="Default" table:number-columns-repeated="2"/>
          <table:table-cell table:style-name="ce16"/>
        </table:table-row>
        <table:table-row table:style-name="ro2">
          <table:table-cell/>
          <table:table-cell table:style-name="ce3"/>
          <table:table-cell table:style-name="ce7" office:value-type="string">
            <text:p>Select Number of Players</text:p>
          </table:table-cell>
          <table:table-cell table:style-name="ce5">
            <draw:control table:end-cell-address="Setup.D7" table:end-x="1.417cm" table:end-y="0.941cm" draw:z-index="1" draw:text-style-name="P2" svg:width="1.098cm" svg:height="0.742cm" svg:x="0.319cm" svg:y="0.199cm" draw:control="control2"/>
          </table:table-cell>
          <table:table-cell table:style-name="Default"/>
          <table:table-cell table:style-name="ce16"/>
        </table:table-row>
        <table:table-row table:style-name="ro1">
          <table:table-cell table:number-columns-repeated="4"/>
          <table:table-cell table:style-name="ce15"/>
          <table:table-cell table:style-name="ce5"/>
        </table:table-row>
        <table:table-row table:style-name="ro3">
          <table:table-cell/>
          <table:table-cell table:style-name="ce3"/>
          <table:table-cell table:style-name="ce9" office:value-type="string">
            <text:p>Player List</text:p>
          </table:table-cell>
          <table:table-cell table:style-name="ce13"/>
          <table:table-cell table:number-columns-repeated="2"/>
        </table:table-row>
        <table:table-row table:style-name="ro4">
          <table:table-cell table:number-columns-repeated="2"/>
          <table:table-cell table:style-name="ce10">
            <draw:control table:end-cell-address="Setup.C10" table:end-x="1.714cm" table:end-y="0.887cm" draw:z-index="2" draw:style-name="gr1" draw:text-style-name="P3" svg:width="1.294cm" svg:height="0.507cm" svg:x="0.42cm" svg:y="0.38cm" draw:control="control3"/>
            <draw:control table:end-cell-address="Setup.C10" table:end-x="4.854cm" table:end-y="0.915cm" draw:z-index="3" draw:text-style-name="P4" svg:width="3.084cm" svg:height="0.563cm" svg:x="1.77cm" svg:y="0.352cm" draw:control="control4"/>
            <draw:control table:end-cell-address="Setup.C10" table:end-x="1.714cm" table:end-y="1.62cm" draw:z-index="5" draw:style-name="gr1" draw:text-style-name="P3" svg:width="1.294cm" svg:height="0.507cm" svg:x="0.42cm" svg:y="1.113cm" draw:control="control6"/>
            <draw:control table:end-cell-address="Setup.C10" table:end-x="4.854cm" table:end-y="1.648cm" draw:z-index="6" draw:text-style-name="P4" svg:width="3.084cm" svg:height="0.563cm" svg:x="1.77cm" svg:y="1.085cm" draw:control="control7"/>
            <draw:control table:end-cell-address="Setup.C10" table:end-x="1.714cm" table:end-y="2.407cm" draw:z-index="8" draw:style-name="gr1" draw:text-style-name="P3" svg:width="1.294cm" svg:height="0.507cm" svg:x="0.42cm" svg:y="1.9cm" draw:control="control9"/>
            <draw:control table:end-cell-address="Setup.C10" table:end-x="4.854cm" table:end-y="2.435cm" draw:z-index="9" draw:text-style-name="P4" svg:width="3.084cm" svg:height="0.563cm" svg:x="1.77cm" svg:y="1.872cm" draw:control="control10"/>
            <draw:control table:end-cell-address="Setup.C10" table:end-x="1.714cm" table:end-y="3.231cm" draw:z-index="11" draw:style-name="gr1" draw:text-style-name="P3" svg:width="1.294cm" svg:height="0.507cm" svg:x="0.42cm" svg:y="2.724cm" draw:control="control12"/>
            <draw:control table:end-cell-address="Setup.C10" table:end-x="4.854cm" table:end-y="3.259cm" draw:z-index="12" draw:text-style-name="P4" svg:width="3.084cm" svg:height="0.563cm" svg:x="1.77cm" svg:y="2.696cm" draw:control="control13"/>
            <draw:control table:end-cell-address="Setup.C10" table:end-x="1.714cm" table:end-y="3.964cm" draw:z-index="14" draw:style-name="gr1" draw:text-style-name="P3" svg:width="1.294cm" svg:height="0.507cm" svg:x="0.42cm" svg:y="3.457cm" draw:control="control15"/>
            <draw:control table:end-cell-address="Setup.C10" table:end-x="4.854cm" table:end-y="3.992cm" draw:z-index="15" draw:text-style-name="P4" svg:width="3.084cm" svg:height="0.563cm" svg:x="1.77cm" svg:y="3.429cm" draw:control="control16"/>
            <draw:control table:end-cell-address="Setup.C10" table:end-x="1.714cm" table:end-y="4.751cm" draw:z-index="17" draw:style-name="gr1" draw:text-style-name="P3" svg:width="1.294cm" svg:height="0.507cm" svg:x="0.42cm" svg:y="4.244cm" draw:control="control18"/>
            <draw:control table:end-cell-address="Setup.C10" table:end-x="4.854cm" table:end-y="4.779cm" draw:z-index="18" draw:text-style-name="P4" svg:width="3.084cm" svg:height="0.563cm" svg:x="1.77cm" svg:y="4.216cm" draw:control="control19"/>
          </table:table-cell>
          <table:table-cell table:style-name="ce14">
            <draw:control table:end-cell-address="Setup.D10" table:end-x="4.838cm" table:end-y="0.929cm" draw:z-index="4" draw:text-style-name="P5" svg:width="4.571cm" svg:height="0.591cm" svg:x="0.267cm" svg:y="0.338cm" draw:control="control5"/>
            <draw:control table:end-cell-address="Setup.D10" table:end-x="4.838cm" table:end-y="1.663cm" draw:z-index="7" draw:text-style-name="P5" svg:width="4.571cm" svg:height="0.591cm" svg:x="0.267cm" svg:y="1.072cm" draw:control="control8"/>
            <draw:control table:end-cell-address="Setup.D10" table:end-x="4.838cm" table:end-y="2.449cm" draw:z-index="10" draw:text-style-name="P5" svg:width="4.571cm" svg:height="0.591cm" svg:x="0.267cm" svg:y="1.858cm" draw:control="control11"/>
            <draw:control table:end-cell-address="Setup.D10" table:end-x="4.838cm" table:end-y="3.273cm" draw:z-index="13" draw:text-style-name="P5" svg:width="4.571cm" svg:height="0.591cm" svg:x="0.267cm" svg:y="2.682cm" draw:control="control14"/>
            <draw:control table:end-cell-address="Setup.D10" table:end-x="4.838cm" table:end-y="4.006cm" draw:z-index="16" draw:text-style-name="P5" svg:width="4.571cm" svg:height="0.591cm" svg:x="0.267cm" svg:y="3.415cm" draw:control="control17"/>
            <draw:control table:end-cell-address="Setup.D10" table:end-x="4.838cm" table:end-y="4.793cm" draw:z-index="19" draw:text-style-name="P5" svg:width="4.571cm" svg:height="0.591cm" svg:x="0.267cm" svg:y="4.202cm" draw:control="control20"/>
          </table:table-cell>
          <table:table-cell table:number-columns-repeated="2"/>
        </table:table-row>
        <table:table-row table:style-name="ro1">
          <table:table-cell table:number-columns-repeated="6"/>
        </table:table-row>
        <table:table-row table:style-name="ro1">
          <table:table-cell table:number-columns-repeated="2"/>
          <table:table-cell>
            <draw:control table:end-cell-address="Setup.C14" table:end-x="4.831cm" table:end-y="0.389cm" draw:z-index="20" draw:text-style-name="P1" svg:width="4.323cm" svg:height="1.097cm" svg:x="0.508cm" svg:y="0.135cm" draw:control="control21"/>
          </table:table-cell>
          <table:table-cell table:number-columns-repeated="3"/>
        </table:table-row>
        <table:table-row table:style-name="ro1" table:number-rows-repeated="4">
          <table:table-cell table:number-columns-repeated="6"/>
        </table:table-row>
        <table:table-row table:style-name="ro1">
          <table:table-cell/>
          <table:table-cell table:style-name="ce4"/>
          <table:table-cell table:style-name="ce11" table:number-columns-repeated="3"/>
          <table:table-cell table:style-name="ce17"/>
        </table:table-row>
      </table:table>
      <table:table table:name="Characters" table:style-name="ta1" table:print="false">
        <office:forms form:automatic-focus="false" form:apply-design-mode="false">
          <form:form form:name="formCharacters" form:apply-filter="true" form:command-type="table" form:control-implementation="ooo:com.sun.star.form.component.Form" office:target-frame="" xlink:href="" xlink:type="simple">
            <form:value-range form:name="P1SpeedSpin" form:control-implementation="ooo:com.sun.star.form.component.SpinButton" xml:id="control22" form:id="control22" form:value="3" form:linked-cell="Characters.M4"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1MightSpin" form:control-implementation="ooo:com.sun.star.form.component.SpinButton" xml:id="control23" form:id="control23" form:value="3" form:linked-cell="Characters.M5"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1SanitySpin" form:control-implementation="ooo:com.sun.star.form.component.SpinButton" xml:id="control24" form:id="control24" form:value="3" form:linked-cell="Characters.M6"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1KnowledgeSpin" form:control-implementation="ooo:com.sun.star.form.component.SpinButton" xml:id="control25" form:id="control25" form:value="3" form:linked-cell="Characters.M7"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SpeedSpin" form:control-implementation="ooo:com.sun.star.form.component.SpinButton" xml:id="control26" form:id="control26" form:value="3" form:linked-cell="Characters.M8"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MightSpin" form:control-implementation="ooo:com.sun.star.form.component.SpinButton" xml:id="control27" form:id="control27" form:value="3" form:linked-cell="Characters.M9"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SanitySpin" form:control-implementation="ooo:com.sun.star.form.component.SpinButton" xml:id="control28" form:id="control28" form:value="3" form:linked-cell="Characters.M10"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2KnowledgeSpin" form:control-implementation="ooo:com.sun.star.form.component.SpinButton" xml:id="control29" form:id="control29" form:value="3" form:linked-cell="Characters.M11"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SpeedSpin" form:control-implementation="ooo:com.sun.star.form.component.SpinButton" xml:id="control30" form:id="control30" form:value="3" form:linked-cell="Characters.M12"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MightSpin" form:control-implementation="ooo:com.sun.star.form.component.SpinButton" xml:id="control31" form:id="control31" form:value="3" form:linked-cell="Characters.M13"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SanitySpin" form:control-implementation="ooo:com.sun.star.form.component.SpinButton" xml:id="control32" form:id="control32" form:value="3" form:linked-cell="Characters.M14"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3KnowledgeSpin" form:control-implementation="ooo:com.sun.star.form.component.SpinButton" xml:id="control33" form:id="control33" form:value="3" form:linked-cell="Characters.M15"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SpeedSpin" form:control-implementation="ooo:com.sun.star.form.component.SpinButton" xml:id="control34" form:id="control34" form:value="3" form:linked-cell="Characters.M16"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MightSpin" form:control-implementation="ooo:com.sun.star.form.component.SpinButton" xml:id="control35" form:id="control35" form:value="3" form:linked-cell="Characters.M17"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SanitySpin" form:control-implementation="ooo:com.sun.star.form.component.SpinButton" xml:id="control36" form:id="control36" form:value="3" form:linked-cell="Characters.M18"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4KnowledgeSpin" form:control-implementation="ooo:com.sun.star.form.component.SpinButton" xml:id="control37" form:id="control37" form:value="3" form:linked-cell="Characters.M19"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SpeedSpin" form:control-implementation="ooo:com.sun.star.form.component.SpinButton" xml:id="control38" form:id="control38" form:value="3" form:linked-cell="Characters.M20"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MightSpin" form:control-implementation="ooo:com.sun.star.form.component.SpinButton" xml:id="control39" form:id="control39" form:value="3" form:linked-cell="Characters.M21"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SanitySpin" form:control-implementation="ooo:com.sun.star.form.component.SpinButton" xml:id="control40" form:id="control40" form:value="3" form:linked-cell="Characters.M22"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5KnowledgeSpin" form:control-implementation="ooo:com.sun.star.form.component.SpinButton" xml:id="control41" form:id="control41" form:value="3" form:linked-cell="Characters.M23"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SpeedSpin" form:control-implementation="ooo:com.sun.star.form.component.SpinButton" xml:id="control42" form:id="control42" form:value="3" form:linked-cell="Characters.M24"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MightSpin" form:control-implementation="ooo:com.sun.star.form.component.SpinButton" xml:id="control43" form:id="control43" form:value="3" form:linked-cell="Characters.M25"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SanitySpin" form:control-implementation="ooo:com.sun.star.form.component.SpinButton" xml:id="control44" form:id="control44" form:value="3" form:linked-cell="Characters.M26"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value-range form:name="P6KnowledgeSpin" form:control-implementation="ooo:com.sun.star.form.component.SpinButton" xml:id="control45" form:id="control45" form:value="3" form:linked-cell="Characters.M27" form:delay-for-repeat="PT0.50S" form:min-value="0" form:max-value="8">
              <form:properties>
                <form:property form:property-name="ControlTypeinMSO" office:value-type="float" office:value="0"/>
                <form:property form:property-name="ObjIDinMSO" office:value-type="float" office:value=""/>
                <form:property form:property-name="TabIndex" office:value-type="float" office:value="0"/>
              </form:properties>
              <office:event-listeners>
                <script:event-listener script:language="ooo:script" script:event-name="dom:mouseup" xlink:href="vnd.sun.star.script:Standard.Characters.UpdateCharStats?language=Basic&amp;location=document" xlink:type="simple"/>
              </office:event-listeners>
            </form:value-range>
            <form:button form:name="btnAdvance" form:control-implementation="ooo:com.sun.star.form.component.CommandButton" xml:id="control46" form:id="control46" form:label="Advance Tur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racters.AdvanceTurn?language=Basic&amp;location=document" xlink:type="simple"/>
              </office:event-listeners>
            </form:button>
            <form:button form:name="btnGenerate" form:control-implementation="ooo:com.sun.star.form.component.CommandButton" xml:id="control47" form:id="control47" form:label="Generate Templ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haracters.GenerateTemplate?language=Basic&amp;location=document" xlink:type="simple"/>
              </office:event-listeners>
            </form:button>
          </form:form>
        </office:forms>
        <table:table-column table:style-name="co5" table:default-cell-style-name="Default"/>
        <table:table-column table:style-name="co6" table:default-cell-style-name="Default"/>
        <table:table-column table:style-name="co6" table:default-cell-style-name="ce30"/>
        <table:table-column table:style-name="co7" table:default-cell-style-name="ce39"/>
        <table:table-column table:style-name="co8" table:default-cell-style-name="ce39"/>
        <table:table-column table:style-name="co9" table:number-columns-repeated="7" table:default-cell-style-name="ce39"/>
        <table:table-column table:style-name="co10" table:default-cell-style-name="ce39"/>
        <table:table-column table:style-name="co4" table:default-cell-style-name="Default"/>
        <table:table-column table:style-name="co11" table:default-cell-style-name="Default"/>
        <table:table-column table:style-name="co12" table:default-cell-style-name="Default"/>
        <table:table-column table:style-name="co4" table:number-columns-repeated="6" table:default-cell-style-name="Default"/>
        <table:table-row table:style-name="ro5">
          <table:table-cell/>
          <table:table-cell table:style-name="ce18" office:value-type="string" table:number-columns-spanned="2" table:number-rows-spanned="1">
            <text:p>Game Turn</text:p>
          </table:table-cell>
          <table:covered-table-cell table:style-name="ce28"/>
          <table:table-cell table:style-name="ce37" office:value-type="float" office:value="11">
            <text:p>11</text:p>
          </table:table-cell>
          <table:table-cell table:style-name="ce45" office:value-type="float" office:value="6">
            <text:p>6</text:p>
          </table:table-cell>
          <table:table-cell/>
          <table:table-cell>
            <draw:control table:end-cell-address="Characters.M3" table:end-x="1.177cm" table:end-y="0.257cm" draw:z-index="24" draw:text-style-name="P6" svg:width="4.165cm" svg:height="1.194cm" svg:x="0.049cm" svg:y="0.101cm" draw:control="control46"/>
          </table:table-cell>
          <table:table-cell table:number-columns-repeated="15"/>
        </table:table-row>
        <table:table-row table:style-name="ro6">
          <table:table-cell/>
          <table:table-cell table:style-name="ce19" office:value-type="string" table:number-columns-spanned="2" table:number-rows-spanned="1">
            <text:p>Player Count</text:p>
          </table:table-cell>
          <table:covered-table-cell table:style-name="ce29" office:value-type="float" office:value="6">
            <text:p>6</text:p>
          </table:covered-table-cell>
          <table:table-cell table:style-name="ce38" office:value-type="float" office:value="6" table:number-columns-spanned="2" table:number-rows-spanned="1">
            <text:p>6</text:p>
          </table:table-cell>
          <table:covered-table-cell table:style-name="ce46"/>
          <table:table-cell table:number-columns-repeated="11"/>
          <table:table-cell table:style-name="ce76" office:value-type="string" table:number-columns-spanned="6" table:number-rows-spanned="33">
            <text:p>[ImageID=2584193 medium]</text:p>
            <text:p/>
            <text:p>[size=14][b]Game Turn: 11.6 -- [color=orange]Missy Dubourde[/color] is the current player.[/b][/size]</text:p>
            <text:p>[floatleft]</text:p>
            <text:p>[floatleft][center][color=green]Brandon Jaspers[/color][color=brown] [i]TRAITOR[/i][/color][/center][c]</text:p>
            <text:p>r{Speed}r <text:s text:c="4"/>- <text:s/>☠ 3 4 [b]r{4}r[/b] 4 5 6 7 8</text:p>
            <text:p>r{Might}r <text:s text:c="4"/>- <text:s/>☠ 2 3 3 [b]r{4}r[/b] 5 6 6 7</text:p>
            <text:p>b{Sanity}b <text:s text:c="3"/>- <text:s/>☠ 3 3 3 [b]r{4}r[/b] 5 6 7 8</text:p>
            <text:p>b{Knowledge}b - <text:s/>☠ 1 3 [b]r{3}r[/b] 5 5 6 6 7</text:p>
            <text:p>[/c][/floatleft]</text:p>
            <text:p>[floatleft][center][color=red]Darrin Williams[/color][color=red] [i]DEAD[/i][/color][/center][c]</text:p>
            <text:p>r{Speed}r <text:s text:c="4"/>- <text:s/>☠ 4 4 4 5 [b]r{6}r[/b] 7 7 8</text:p>
            <text:p>r{Might}r <text:s text:c="4"/>- <text:s/>☠ 2 3 [b]r{3}r[/b] 4 5 6 6 7</text:p>
            <text:p>b{Sanity}b <text:s text:c="3"/>- <text:s/>☠ 1 2 [b]r{3}r[/b] 4 5 5 5 7</text:p>
            <text:p>b{Knowledge}b - <text:s/>☠ 2 3 [b]r{3}r[/b] 4 5 5 5 7</text:p>
            <text:p>[/c][/floatleft]</text:p>
            <text:p>[floatleft][center][color=blue]Vivian Lopez[/color][color=red] [i]DEAD[/i][/color][/center][c]</text:p>
            <text:p>r{Speed}r <text:s text:c="4"/>- <text:s/>☠ 3 4 4 [b]r{4}r[/b] 4 6 7 8</text:p>
            <text:p>r{Might}r <text:s text:c="4"/>- <text:s/>☠ 2 2 [b]r{2}r[/b] 4 4 5 6 6</text:p>
            <text:p>b{Sanity}b <text:s text:c="3"/>- <text:s/>☠ 4 4 [b]r{4}r[/b] 5 6 7 8 8</text:p>
            <text:p>b{Knowledge}b - <text:s/>☠ 4 5 5 [b]r{5}r[/b] 5 6 6 7</text:p>
            <text:p>[/c][/floatleft]</text:p>
            <text:p/>
            <text:p>[/floatleft]</text:p>
            <text:p>[floatleft][floatleft][center][color=darkgray]Professor Longfellow[/color][color=red] [i]DEAD[/i][/color][/center][c]</text:p>
            <text:p>r{Speed}r <text:s text:c="4"/>- <text:s/>☠ 2 2 4 [b]r{4}r[/b] 5 5 6 6</text:p>
            <text:p>r{Might}r <text:s text:c="4"/>- <text:s/>☠ 1 2 [b]r{3}r[/b] 4 5 5 6 6</text:p>
            <text:p>b{Sanity}b <text:s text:c="3"/>- <text:s/>☠ 1 3 [b]r{3}r[/b] 4 5 5 6 7</text:p>
            <text:p>b{Knowledge}b - <text:s/>☠ 4 5 5 5 [b]r{5}r[/b] 6 7 8</text:p>
            <text:p>[/c][/floatleft]</text:p>
            <text:p>[floatleft][center][color=purple]Heather Granville[/color][color=red] [i]DEAD[/i][/color][/center][c]</text:p>
            <text:p>r{Speed}r <text:s text:c="4"/>- <text:s/>☠ 3 3 [b]r{4}r[/b] 5 6 6 7 8</text:p>
            <text:p>r{Might}r <text:s text:c="4"/>- <text:s/>☠ 3 3 [b]r{3}r[/b] 4 5 6 7 8</text:p>
            <text:p>b{Sanity}b <text:s text:c="3"/>- <text:s/>☠ 3 3 [b]r{3}r[/b] 4 5 6 6 6</text:p>
            <text:p>b{Knowledge}b - <text:s/>☠ 2 3 3 4 [b]r{5}r[/b] 6 7 8</text:p>
            <text:p>[/c][/floatleft]</text:p>
            <text:p>[floatleft][center][b][color=orange]Missy Dubourde[/b][/color][/center][c]</text:p>
            <text:p>r{Speed}r <text:s text:c="4"/>- <text:s/>☠ 3 4 [b]r{5}r[/b] 6 6 6 7 7</text:p>
            <text:p>r{Might}r <text:s text:c="4"/>- <text:s/>☠ 2 3 3 [b]r{3}r[/b] 4 5 6 7</text:p>
            <text:p>b{Sanity}b <text:s text:c="3"/>- <text:s/>☠ 1 2 [b]r{3}r[/b] 4 5 5 6 7</text:p>
            <text:p>b{Knowledge}b - <text:s/>☠ 2 3 4 [b]r{4}r[/b] 5 6 6 6</text:p>
            <text:p>[/c][/floatleft]</text:p>
            <text:p/>
            <text:p>[/floatleft][clear]</text:p>
            <text:p/>
            <text:p>Current [color=darkgreen]Haunt Track[/color] (Omen Count): [b]0[/b]</text:p>
            <text:p/>
          </table:table-cell>
          <table:covered-table-cell table:number-columns-repeated="5"/>
        </table:table-row>
        <table:table-row table:style-name="ro7">
          <table:table-cell table:number-columns-repeated="13"/>
          <table:table-cell table:style-name="ce63" office:value-type="string">
            <text:p>Current</text:p>
          </table:table-cell>
          <table:table-cell table:style-name="ce69" office:value-type="string">
            <text:p>Traitor</text:p>
          </table:table-cell>
          <table:table-cell/>
          <table:covered-table-cell table:number-columns-repeated="6"/>
        </table:table-row>
        <table:table-row table:style-name="ro8">
          <table:table-cell/>
          <table:table-cell table:style-name="ce20" office:value-type="string" table:number-columns-spanned="1" table:number-rows-spanned="4">
            <text:p>Brandon Jaspers</text:p>
          </table:table-cell>
          <table:table-cell table:style-name="ce31" office:value-type="string">
            <text:p>Speed</text:p>
          </table:table-cell>
          <table:table-cell table:style-name="ce40" office:value-type="string">
            <text:p>☠</text:p>
          </table:table-cell>
          <table:table-cell table:style-name="ce47" office:value-type="float" office:value="3">
            <text:p>3</text:p>
          </table:table-cell>
          <table:table-cell table:style-name="ce47" office:value-type="float" office:value="4">
            <text:p>4</text:p>
          </table:table-cell>
          <table:table-cell table:style-name="ce52" office:value-type="float" office:value="4">
            <text:p>4</text:p>
          </table:table-cell>
          <table:table-cell table:style-name="ce47" office:value-type="float" office:value="4">
            <text:p>4</text:p>
          </table:table-cell>
          <table:table-cell table:style-name="ce47" office:value-type="float" office:value="5">
            <text:p>5</text:p>
          </table:table-cell>
          <table:table-cell table:style-name="ce47" office:value-type="float" office:value="6">
            <text:p>6</text:p>
          </table:table-cell>
          <table:table-cell table:style-name="ce47" office:value-type="float" office:value="7">
            <text:p>7</text:p>
          </table:table-cell>
          <table:table-cell table:style-name="ce47" office:value-type="float" office:value="8">
            <text:p>8</text:p>
            <draw:control table:end-cell-address="Characters.M4" table:end-x="1.823cm" table:end-y="0.436cm" draw:z-index="0" draw:style-name="gr2" draw:text-style-name="P7" svg:width="1.844cm" svg:height="0.396cm" svg:x="0.485cm" svg:y="0.04cm" draw:control="control22"/>
          </table:table-cell>
          <table:table-cell table:style-name="ce58" office:value-type="float" office:value="3">
            <text:p>3</text:p>
          </table:table-cell>
          <table:table-cell table:style-name="ce64" office:value-type="float" office:value="4">
            <text:p>4</text:p>
          </table:table-cell>
          <table:table-cell table:style-name="ce70" office:value-type="string" table:number-columns-spanned="1" table:number-rows-spanned="4">
            <text:p>Traitor</text:p>
          </table:table-cell>
          <table:table-cell/>
          <table:covered-table-cell table:number-columns-repeated="6" table:style-name="ce77"/>
        </table:table-row>
        <table:table-row table:style-name="ro8">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2">
            <text:p>2</text:p>
          </table:table-cell>
          <table:table-cell table:number-columns-repeated="2" table:style-name="ce48" office:value-type="float" office:value="3">
            <text:p>3</text:p>
          </table:table-cell>
          <table:table-cell table:style-name="ce54" office:value-type="float" office:value="4">
            <text:p>4</text:p>
          </table:table-cell>
          <table:table-cell table:style-name="ce48" office:value-type="float" office:value="5">
            <text:p>5</text:p>
          </table:table-cell>
          <table:table-cell table:number-columns-repeated="2" table:style-name="ce48" office:value-type="float" office:value="6">
            <text:p>6</text:p>
          </table:table-cell>
          <table:table-cell table:style-name="ce48" office:value-type="float" office:value="7">
            <text:p>7</text:p>
            <draw:control table:end-cell-address="Characters.M5" table:end-x="1.823cm" table:end-y="0.466cm" draw:z-index="1" draw:style-name="gr2" draw:text-style-name="P7" svg:width="1.844cm" svg:height="0.396cm" svg:x="0.485cm" svg:y="0.07cm" draw:control="control23"/>
          </table:table-cell>
          <table:table-cell table:style-name="ce59" office:value-type="float" office:value="4">
            <text:p>4</text:p>
          </table:table-cell>
          <table:table-cell table:style-name="ce65" office:value-type="float" office:value="4">
            <text:p>4</text:p>
          </table:table-cell>
          <table:covered-table-cell table:style-name="ce71"/>
          <table:table-cell/>
          <table:covered-table-cell table:number-columns-repeated="6" table:style-name="ce77"/>
        </table:table-row>
        <table:table-row table:style-name="ro8">
          <table:table-cell/>
          <table:covered-table-cell table:style-name="ce21"/>
          <table:table-cell table:style-name="ce33" office:value-type="string">
            <text:p>Sanity</text:p>
          </table:table-cell>
          <table:table-cell table:style-name="ce41" office:value-type="string">
            <text:p>☠</text:p>
          </table:table-cell>
          <table:table-cell table:number-columns-repeated="3" table:style-name="ce48" office:value-type="float" office:value="3">
            <text:p>3</text:p>
          </table:table-cell>
          <table:table-cell table:style-name="ce55"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7">
            <text:p>7</text:p>
          </table:table-cell>
          <table:table-cell table:style-name="ce48" office:value-type="float" office:value="8">
            <text:p>8</text:p>
            <draw:control table:end-cell-address="Characters.M6" table:end-x="1.823cm" table:end-y="0.466cm" draw:z-index="2" draw:style-name="gr2" draw:text-style-name="P7" svg:width="1.844cm" svg:height="0.396cm" svg:x="0.485cm" svg:y="0.07cm" draw:control="control24"/>
          </table:table-cell>
          <table:table-cell table:style-name="ce59" office:value-type="float" office:value="4">
            <text:p>4</text:p>
          </table:table-cell>
          <table:table-cell table:style-name="ce66" office:value-type="float" office:value="4">
            <text:p>4</text:p>
          </table:table-cell>
          <table:covered-table-cell table:style-name="ce72"/>
          <table:table-cell/>
          <table:covered-table-cell table:number-columns-repeated="6" table:style-name="ce77"/>
        </table:table-row>
        <table:table-row table:style-name="ro8">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1">
            <text:p>1</text:p>
          </table:table-cell>
          <table:table-cell table:style-name="ce49" office:value-type="float" office:value="3">
            <text:p>3</text:p>
          </table:table-cell>
          <table:table-cell table:style-name="ce53" office:value-type="float" office:value="3">
            <text:p>3</text:p>
          </table:table-cell>
          <table:table-cell table:number-columns-repeated="2" table:style-name="ce49" office:value-type="float" office:value="5">
            <text:p>5</text:p>
          </table:table-cell>
          <table:table-cell table:number-columns-repeated="2" table:style-name="ce49" office:value-type="float" office:value="6">
            <text:p>6</text:p>
          </table:table-cell>
          <table:table-cell table:style-name="ce49" office:value-type="float" office:value="7">
            <text:p>7</text:p>
            <draw:control table:end-cell-address="Characters.M7" table:end-x="1.823cm" table:end-y="0.467cm" draw:z-index="3" draw:style-name="gr2" draw:text-style-name="P7" svg:width="1.844cm" svg:height="0.396cm" svg:x="0.485cm" svg:y="0.071cm" draw:control="control25"/>
          </table:table-cell>
          <table:table-cell table:style-name="ce60" office:value-type="float" office:value="3">
            <text:p>3</text:p>
          </table:table-cell>
          <table:table-cell table:style-name="ce67" office:value-type="float" office:value="3">
            <text:p>3</text:p>
          </table:table-cell>
          <table:covered-table-cell table:style-name="ce73"/>
          <table:table-cell/>
          <table:covered-table-cell table:number-columns-repeated="6" table:style-name="ce77"/>
        </table:table-row>
        <table:table-row table:style-name="ro8">
          <table:table-cell/>
          <table:table-cell table:style-name="ce22" office:value-type="string" table:number-columns-spanned="1" table:number-rows-spanned="4">
            <text:p>Darrin Williams</text:p>
          </table:table-cell>
          <table:table-cell table:style-name="ce35" office:value-type="string">
            <text:p>Speed</text:p>
          </table:table-cell>
          <table:table-cell table:style-name="ce43" office:value-type="string">
            <text:p>☠</text:p>
          </table:table-cell>
          <table:table-cell table:number-columns-repeated="3" table:style-name="ce50" office:value-type="float" office:value="4">
            <text:p>4</text:p>
          </table:table-cell>
          <table:table-cell table:style-name="ce50" office:value-type="float" office:value="5">
            <text:p>5</text:p>
          </table:table-cell>
          <table:table-cell table:style-name="ce56" office:value-type="float" office:value="6">
            <text:p>6</text:p>
          </table:table-cell>
          <table:table-cell table:number-columns-repeated="2" table:style-name="ce50" office:value-type="float" office:value="7">
            <text:p>7</text:p>
          </table:table-cell>
          <table:table-cell table:style-name="ce50" office:value-type="float" office:value="8">
            <text:p>8</text:p>
            <draw:control table:end-cell-address="Characters.M8" table:end-x="1.823cm" table:end-y="0.468cm" draw:z-index="4" draw:style-name="gr2" draw:text-style-name="P7" svg:width="1.844cm" svg:height="0.396cm" svg:x="0.485cm" svg:y="0.072cm" draw:control="control26"/>
          </table:table-cell>
          <table:table-cell table:style-name="ce61" office:value-type="float" office:value="5">
            <text:p>5</text:p>
          </table:table-cell>
          <table:table-cell table:style-name="ce64" office:value-type="float" office:value="6">
            <text:p>6</text:p>
          </table:table-cell>
          <table:table-cell table:style-name="ce70" office:value-type="string" table:number-columns-spanned="1" table:number-rows-spanned="4">
            <text:p>Dead</text:p>
          </table:table-cell>
          <table:table-cell/>
          <table:covered-table-cell table:number-columns-repeated="6" table:style-name="ce77"/>
        </table:table-row>
        <table:table-row table:style-name="ro8">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2">
            <text:p>2</text:p>
          </table:table-cell>
          <table:table-cell table:style-name="ce48" office:value-type="float" office:value="3">
            <text:p>3</text:p>
          </table:table-cell>
          <table:table-cell table:style-name="ce54" office:value-type="float" office:value="3">
            <text:p>3</text:p>
          </table:table-cell>
          <table:table-cell table:style-name="ce48" office:value-type="float" office:value="4">
            <text:p>4</text:p>
          </table:table-cell>
          <table:table-cell table:style-name="ce48" office:value-type="float" office:value="5">
            <text:p>5</text:p>
          </table:table-cell>
          <table:table-cell table:number-columns-repeated="2" table:style-name="ce48" office:value-type="float" office:value="6">
            <text:p>6</text:p>
          </table:table-cell>
          <table:table-cell table:style-name="ce48" office:value-type="float" office:value="7">
            <text:p>7</text:p>
            <draw:control table:end-cell-address="Characters.M9" table:end-x="1.823cm" table:end-y="0.467cm" draw:z-index="5" draw:style-name="gr2" draw:text-style-name="P7" svg:width="1.844cm" svg:height="0.396cm" svg:x="0.485cm" svg:y="0.071cm" draw:control="control27"/>
          </table:table-cell>
          <table:table-cell table:style-name="ce59" office:value-type="float" office:value="3">
            <text:p>3</text:p>
          </table:table-cell>
          <table:table-cell table:style-name="ce65" office:value-type="float" office:value="3">
            <text:p>3</text:p>
          </table:table-cell>
          <table:covered-table-cell table:style-name="ce71"/>
          <table:table-cell/>
          <table:covered-table-cell table:number-columns-repeated="6" table:style-name="ce77"/>
        </table:table-row>
        <table:table-row table:style-name="ro8">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1">
            <text:p>1</text:p>
          </table:table-cell>
          <table:table-cell table:style-name="ce48" office:value-type="float" office:value="2">
            <text:p>2</text:p>
          </table:table-cell>
          <table:table-cell table:style-name="ce55" office:value-type="float" office:value="3">
            <text:p>3</text:p>
          </table:table-cell>
          <table:table-cell table:style-name="ce48" office:value-type="float" office:value="4">
            <text:p>4</text:p>
          </table:table-cell>
          <table:table-cell table:number-columns-repeated="3" table:style-name="ce48" office:value-type="float" office:value="5">
            <text:p>5</text:p>
          </table:table-cell>
          <table:table-cell table:style-name="ce48" office:value-type="float" office:value="7">
            <text:p>7</text:p>
            <draw:control table:end-cell-address="Characters.M10" table:end-x="1.823cm" table:end-y="0.466cm" draw:z-index="6" draw:style-name="gr2" draw:text-style-name="P7" svg:width="1.844cm" svg:height="0.396cm" svg:x="0.485cm" svg:y="0.07cm" draw:control="control28"/>
          </table:table-cell>
          <table:table-cell table:style-name="ce59" office:value-type="float" office:value="3">
            <text:p>3</text:p>
          </table:table-cell>
          <table:table-cell table:style-name="ce66" office:value-type="float" office:value="3">
            <text:p>3</text:p>
          </table:table-cell>
          <table:covered-table-cell table:style-name="ce72"/>
          <table:table-cell/>
          <table:covered-table-cell table:number-columns-repeated="6" table:style-name="ce77"/>
        </table:table-row>
        <table:table-row table:style-name="ro8">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2">
            <text:p>2</text:p>
          </table:table-cell>
          <table:table-cell table:style-name="ce49" office:value-type="float" office:value="3">
            <text:p>3</text:p>
          </table:table-cell>
          <table:table-cell table:style-name="ce53" office:value-type="float" office:value="3">
            <text:p>3</text:p>
          </table:table-cell>
          <table:table-cell table:style-name="ce49" office:value-type="float" office:value="4">
            <text:p>4</text:p>
          </table:table-cell>
          <table:table-cell table:number-columns-repeated="3" table:style-name="ce49" office:value-type="float" office:value="5">
            <text:p>5</text:p>
          </table:table-cell>
          <table:table-cell table:style-name="ce49" office:value-type="float" office:value="7">
            <text:p>7</text:p>
          </table:table-cell>
          <table:table-cell table:style-name="ce60" office:value-type="float" office:value="3">
            <text:p>3</text:p>
            <draw:control table:end-cell-address="Characters.M11" table:end-x="1.844cm" table:end-y="0.445cm" draw:z-index="7" draw:style-name="gr2" draw:text-style-name="P7" svg:width="1.844cm" svg:height="0.396cm" svg:x="0cm" svg:y="0.049cm" draw:control="control29"/>
          </table:table-cell>
          <table:table-cell table:style-name="ce67" office:value-type="float" office:value="3">
            <text:p>3</text:p>
          </table:table-cell>
          <table:covered-table-cell table:style-name="ce73"/>
          <table:table-cell/>
          <table:covered-table-cell table:number-columns-repeated="6" table:style-name="ce77"/>
        </table:table-row>
        <table:table-row table:style-name="ro8">
          <table:table-cell/>
          <table:table-cell table:style-name="ce23" office:value-type="string" table:number-columns-spanned="1" table:number-rows-spanned="4">
            <text:p>Vivian Lopez</text:p>
          </table:table-cell>
          <table:table-cell table:style-name="ce35" office:value-type="string">
            <text:p>Speed</text:p>
          </table:table-cell>
          <table:table-cell table:style-name="ce43" office:value-type="string">
            <text:p>☠</text:p>
          </table:table-cell>
          <table:table-cell table:style-name="ce50" office:value-type="float" office:value="3">
            <text:p>3</text:p>
          </table:table-cell>
          <table:table-cell table:number-columns-repeated="2" table:style-name="ce50" office:value-type="float" office:value="4">
            <text:p>4</text:p>
          </table:table-cell>
          <table:table-cell table:style-name="ce56" office:value-type="float" office:value="4">
            <text:p>4</text:p>
          </table:table-cell>
          <table:table-cell table:style-name="ce50" office:value-type="float" office:value="4">
            <text:p>4</text:p>
          </table:table-cell>
          <table:table-cell table:style-name="ce50" office:value-type="float" office:value="6">
            <text:p>6</text:p>
          </table:table-cell>
          <table:table-cell table:style-name="ce50" office:value-type="float" office:value="7">
            <text:p>7</text:p>
          </table:table-cell>
          <table:table-cell table:style-name="ce50" office:value-type="float" office:value="8">
            <text:p>8</text:p>
            <draw:control table:end-cell-address="Characters.M12" table:end-x="1.823cm" table:end-y="0.468cm" draw:z-index="8" draw:style-name="gr2" draw:text-style-name="P7" svg:width="1.844cm" svg:height="0.396cm" svg:x="0.485cm" svg:y="0.072cm" draw:control="control30"/>
          </table:table-cell>
          <table:table-cell table:style-name="ce61" office:value-type="float" office:value="4">
            <text:p>4</text:p>
          </table:table-cell>
          <table:table-cell table:style-name="ce64" office:value-type="float" office:value="4">
            <text:p>4</text:p>
          </table:table-cell>
          <table:table-cell table:style-name="ce70" office:value-type="string" table:number-columns-spanned="1" table:number-rows-spanned="4">
            <text:p>Dead</text:p>
          </table:table-cell>
          <table:table-cell/>
          <table:covered-table-cell table:number-columns-repeated="6" table:style-name="ce77"/>
        </table:table-row>
        <table:table-row table:style-name="ro8">
          <table:table-cell/>
          <table:covered-table-cell table:style-name="ce21"/>
          <table:table-cell table:style-name="ce32" office:value-type="string">
            <text:p>Might</text:p>
          </table:table-cell>
          <table:table-cell table:style-name="ce41" office:value-type="string">
            <text:p>☠</text:p>
          </table:table-cell>
          <table:table-cell table:number-columns-repeated="2" table:style-name="ce48" office:value-type="float" office:value="2">
            <text:p>2</text:p>
          </table:table-cell>
          <table:table-cell table:style-name="ce54" office:value-type="float" office:value="2">
            <text:p>2</text:p>
          </table:table-cell>
          <table:table-cell table:number-columns-repeated="2" table:style-name="ce48"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6">
            <text:p>6</text:p>
            <draw:control table:end-cell-address="Characters.M13" table:end-x="1.823cm" table:end-y="0.427cm" draw:z-index="9" draw:style-name="gr2" draw:text-style-name="P7" svg:width="1.844cm" svg:height="0.396cm" svg:x="0.485cm" svg:y="0.031cm" draw:control="control31"/>
          </table:table-cell>
          <table:table-cell table:style-name="ce59" office:value-type="float" office:value="3">
            <text:p>3</text:p>
          </table:table-cell>
          <table:table-cell table:style-name="ce65" office:value-type="float" office:value="2">
            <text:p>2</text:p>
          </table:table-cell>
          <table:covered-table-cell table:style-name="ce71"/>
          <table:table-cell/>
          <table:covered-table-cell table:number-columns-repeated="6" table:style-name="ce77"/>
        </table:table-row>
        <table:table-row table:style-name="ro8">
          <table:table-cell/>
          <table:covered-table-cell table:style-name="ce21"/>
          <table:table-cell table:style-name="ce33" office:value-type="string">
            <text:p>Sanity</text:p>
          </table:table-cell>
          <table:table-cell table:style-name="ce41" office:value-type="string">
            <text:p>☠</text:p>
          </table:table-cell>
          <table:table-cell table:number-columns-repeated="2" table:style-name="ce48" office:value-type="float" office:value="4">
            <text:p>4</text:p>
          </table:table-cell>
          <table:table-cell table:style-name="ce55"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7">
            <text:p>7</text:p>
          </table:table-cell>
          <table:table-cell table:number-columns-repeated="2" table:style-name="ce48" office:value-type="float" office:value="8">
            <text:p>8</text:p>
          </table:table-cell>
          <table:table-cell table:style-name="ce59" office:value-type="float" office:value="3">
            <text:p>3</text:p>
            <draw:control table:end-cell-address="Characters.M14" table:end-x="1.844cm" table:end-y="0.422cm" draw:z-index="10" draw:style-name="gr2" draw:text-style-name="P7" svg:width="1.844cm" svg:height="0.396cm" svg:x="0cm" svg:y="0.026cm" draw:control="control32"/>
          </table:table-cell>
          <table:table-cell table:style-name="ce66" office:value-type="float" office:value="4">
            <text:p>4</text:p>
          </table:table-cell>
          <table:covered-table-cell table:style-name="ce72"/>
          <table:table-cell/>
          <table:covered-table-cell table:number-columns-repeated="6" table:style-name="ce77"/>
        </table:table-row>
        <table:table-row table:style-name="ro8">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4">
            <text:p>4</text:p>
          </table:table-cell>
          <table:table-cell table:number-columns-repeated="2" table:style-name="ce49" office:value-type="float" office:value="5">
            <text:p>5</text:p>
          </table:table-cell>
          <table:table-cell table:style-name="ce53" office:value-type="float" office:value="5">
            <text:p>5</text:p>
          </table:table-cell>
          <table:table-cell table:style-name="ce49" office:value-type="float" office:value="5">
            <text:p>5</text:p>
          </table:table-cell>
          <table:table-cell table:number-columns-repeated="2" table:style-name="ce49" office:value-type="float" office:value="6">
            <text:p>6</text:p>
          </table:table-cell>
          <table:table-cell table:style-name="ce49" office:value-type="float" office:value="7">
            <text:p>7</text:p>
            <draw:control table:end-cell-address="Characters.M15" table:end-x="1.823cm" table:end-y="0.447cm" draw:z-index="11" draw:style-name="gr2" draw:text-style-name="P7" svg:width="1.844cm" svg:height="0.396cm" svg:x="0.485cm" svg:y="0.051cm" draw:control="control33"/>
          </table:table-cell>
          <table:table-cell table:style-name="ce60" office:value-type="float" office:value="4">
            <text:p>4</text:p>
          </table:table-cell>
          <table:table-cell table:style-name="ce67" office:value-type="float" office:value="5">
            <text:p>5</text:p>
          </table:table-cell>
          <table:covered-table-cell table:style-name="ce73"/>
          <table:table-cell/>
          <table:covered-table-cell table:number-columns-repeated="6" table:style-name="ce77"/>
        </table:table-row>
        <table:table-row table:style-name="ro8">
          <table:table-cell/>
          <table:table-cell table:style-name="ce24" office:value-type="string" table:number-columns-spanned="1" table:number-rows-spanned="4">
            <text:p>Professor Longfellow</text:p>
          </table:table-cell>
          <table:table-cell table:style-name="ce35" office:value-type="string">
            <text:p>Speed</text:p>
          </table:table-cell>
          <table:table-cell table:style-name="ce43" office:value-type="string">
            <text:p>☠</text:p>
          </table:table-cell>
          <table:table-cell table:number-columns-repeated="2" table:style-name="ce50" office:value-type="float" office:value="2">
            <text:p>2</text:p>
          </table:table-cell>
          <table:table-cell table:style-name="ce50" office:value-type="float" office:value="4">
            <text:p>4</text:p>
          </table:table-cell>
          <table:table-cell table:style-name="ce56" office:value-type="float" office:value="4">
            <text:p>4</text:p>
          </table:table-cell>
          <table:table-cell table:number-columns-repeated="2" table:style-name="ce50" office:value-type="float" office:value="5">
            <text:p>5</text:p>
          </table:table-cell>
          <table:table-cell table:style-name="ce50" office:value-type="float" office:value="6">
            <text:p>6</text:p>
          </table:table-cell>
          <table:table-cell table:style-name="ce50" office:value-type="float" office:value="6">
            <text:p>6</text:p>
            <draw:control table:end-cell-address="Characters.M16" table:end-x="1.823cm" table:end-y="0.449cm" draw:z-index="12" draw:style-name="gr2" draw:text-style-name="P7" svg:width="1.844cm" svg:height="0.396cm" svg:x="0.485cm" svg:y="0.053cm" draw:control="control34"/>
          </table:table-cell>
          <table:table-cell table:style-name="ce61" office:value-type="float" office:value="4">
            <text:p>4</text:p>
          </table:table-cell>
          <table:table-cell table:style-name="ce64" office:value-type="float" office:value="4">
            <text:p>4</text:p>
          </table:table-cell>
          <table:table-cell table:style-name="ce70" office:value-type="string" table:number-columns-spanned="1" table:number-rows-spanned="4">
            <text:p>Dead</text:p>
          </table:table-cell>
          <table:table-cell/>
          <table:covered-table-cell table:number-columns-repeated="6" table:style-name="ce77"/>
        </table:table-row>
        <table:table-row table:style-name="ro8">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1">
            <text:p>1</text:p>
          </table:table-cell>
          <table:table-cell table:style-name="ce48" office:value-type="float" office:value="2">
            <text:p>2</text:p>
          </table:table-cell>
          <table:table-cell table:style-name="ce54" office:value-type="float" office:value="3">
            <text:p>3</text:p>
          </table:table-cell>
          <table:table-cell table:style-name="ce48" office:value-type="float" office:value="4">
            <text:p>4</text:p>
          </table:table-cell>
          <table:table-cell table:number-columns-repeated="2" table:style-name="ce48" office:value-type="float" office:value="5">
            <text:p>5</text:p>
          </table:table-cell>
          <table:table-cell table:style-name="ce48" office:value-type="float" office:value="6">
            <text:p>6</text:p>
          </table:table-cell>
          <table:table-cell table:style-name="ce48" office:value-type="float" office:value="6">
            <text:p>6</text:p>
            <draw:control table:end-cell-address="Characters.M17" table:end-x="1.823cm" table:end-y="0.449cm" draw:z-index="13" draw:style-name="gr2" draw:text-style-name="P7" svg:width="1.844cm" svg:height="0.396cm" svg:x="0.485cm" svg:y="0.053cm" draw:control="control35"/>
          </table:table-cell>
          <table:table-cell table:style-name="ce59" office:value-type="float" office:value="3">
            <text:p>3</text:p>
          </table:table-cell>
          <table:table-cell table:style-name="ce65" office:value-type="float" office:value="3">
            <text:p>3</text:p>
          </table:table-cell>
          <table:covered-table-cell table:style-name="ce71"/>
          <table:table-cell/>
          <table:covered-table-cell table:number-columns-repeated="6" table:style-name="ce77"/>
        </table:table-row>
        <table:table-row table:style-name="ro8">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1">
            <text:p>1</text:p>
          </table:table-cell>
          <table:table-cell table:style-name="ce48" office:value-type="float" office:value="3">
            <text:p>3</text:p>
          </table:table-cell>
          <table:table-cell table:style-name="ce55" office:value-type="float" office:value="3">
            <text:p>3</text:p>
          </table:table-cell>
          <table:table-cell table:style-name="ce48" office:value-type="float" office:value="4">
            <text:p>4</text:p>
          </table:table-cell>
          <table:table-cell table:number-columns-repeated="2" table:style-name="ce48" office:value-type="float" office:value="5">
            <text:p>5</text:p>
          </table:table-cell>
          <table:table-cell table:style-name="ce48" office:value-type="float" office:value="6">
            <text:p>6</text:p>
          </table:table-cell>
          <table:table-cell table:style-name="ce48" office:value-type="float" office:value="7">
            <text:p>7</text:p>
            <draw:control table:end-cell-address="Characters.M18" table:end-x="1.823cm" table:end-y="0.449cm" draw:z-index="14" draw:style-name="gr2" draw:text-style-name="P7" svg:width="1.844cm" svg:height="0.396cm" svg:x="0.485cm" svg:y="0.053cm" draw:control="control36"/>
          </table:table-cell>
          <table:table-cell table:style-name="ce59" office:value-type="float" office:value="3">
            <text:p>3</text:p>
          </table:table-cell>
          <table:table-cell table:style-name="ce66" office:value-type="float" office:value="3">
            <text:p>3</text:p>
          </table:table-cell>
          <table:covered-table-cell table:style-name="ce72"/>
          <table:table-cell/>
          <table:covered-table-cell table:number-columns-repeated="6" table:style-name="ce77"/>
        </table:table-row>
        <table:table-row table:style-name="ro8">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4">
            <text:p>4</text:p>
          </table:table-cell>
          <table:table-cell table:number-columns-repeated="3" table:style-name="ce49" office:value-type="float" office:value="5">
            <text:p>5</text:p>
          </table:table-cell>
          <table:table-cell table:style-name="ce53" office:value-type="float" office:value="5">
            <text:p>5</text:p>
          </table:table-cell>
          <table:table-cell table:style-name="ce49" office:value-type="float" office:value="6">
            <text:p>6</text:p>
          </table:table-cell>
          <table:table-cell table:style-name="ce49" office:value-type="float" office:value="7">
            <text:p>7</text:p>
          </table:table-cell>
          <table:table-cell table:style-name="ce49" office:value-type="float" office:value="8">
            <text:p>8</text:p>
            <draw:control table:end-cell-address="Characters.M19" table:end-x="1.823cm" table:end-y="0.449cm" draw:z-index="15" draw:style-name="gr2" draw:text-style-name="P7" svg:width="1.844cm" svg:height="0.396cm" svg:x="0.485cm" svg:y="0.053cm" draw:control="control37"/>
          </table:table-cell>
          <table:table-cell table:style-name="ce60" office:value-type="float" office:value="5">
            <text:p>5</text:p>
          </table:table-cell>
          <table:table-cell table:style-name="ce67" office:value-type="float" office:value="5">
            <text:p>5</text:p>
          </table:table-cell>
          <table:covered-table-cell table:style-name="ce73"/>
          <table:table-cell/>
          <table:covered-table-cell table:number-columns-repeated="6" table:style-name="ce77"/>
        </table:table-row>
        <table:table-row table:style-name="ro8">
          <table:table-cell/>
          <table:table-cell table:style-name="ce25" office:value-type="string" table:number-columns-spanned="1" table:number-rows-spanned="4">
            <text:p>Heather Granville</text:p>
          </table:table-cell>
          <table:table-cell table:style-name="ce35" office:value-type="string">
            <text:p>Speed</text:p>
          </table:table-cell>
          <table:table-cell table:style-name="ce43" office:value-type="string">
            <text:p>☠</text:p>
          </table:table-cell>
          <table:table-cell table:number-columns-repeated="2" table:style-name="ce50" office:value-type="float" office:value="3">
            <text:p>3</text:p>
          </table:table-cell>
          <table:table-cell table:style-name="ce56" office:value-type="float" office:value="4">
            <text:p>4</text:p>
          </table:table-cell>
          <table:table-cell table:style-name="ce50" office:value-type="float" office:value="5">
            <text:p>5</text:p>
          </table:table-cell>
          <table:table-cell table:number-columns-repeated="2" table:style-name="ce50" office:value-type="float" office:value="6">
            <text:p>6</text:p>
          </table:table-cell>
          <table:table-cell table:style-name="ce50" office:value-type="float" office:value="7">
            <text:p>7</text:p>
          </table:table-cell>
          <table:table-cell table:style-name="ce50" office:value-type="float" office:value="8">
            <text:p>8</text:p>
            <draw:control table:end-cell-address="Characters.M20" table:end-x="1.823cm" table:end-y="0.448cm" draw:z-index="16" draw:style-name="gr2" draw:text-style-name="P7" svg:width="1.844cm" svg:height="0.396cm" svg:x="0.485cm" svg:y="0.052cm" draw:control="control38"/>
          </table:table-cell>
          <table:table-cell table:style-name="ce61" office:value-type="float" office:value="3">
            <text:p>3</text:p>
          </table:table-cell>
          <table:table-cell table:style-name="ce64" office:value-type="float" office:value="4">
            <text:p>4</text:p>
          </table:table-cell>
          <table:table-cell table:style-name="ce70" office:value-type="string" table:number-columns-spanned="1" table:number-rows-spanned="4">
            <text:p>Dead</text:p>
          </table:table-cell>
          <table:table-cell/>
          <table:covered-table-cell table:number-columns-repeated="6" table:style-name="ce77"/>
        </table:table-row>
        <table:table-row table:style-name="ro8">
          <table:table-cell/>
          <table:covered-table-cell table:style-name="ce21"/>
          <table:table-cell table:style-name="ce32" office:value-type="string">
            <text:p>Might</text:p>
          </table:table-cell>
          <table:table-cell table:style-name="ce41" office:value-type="string">
            <text:p>☠</text:p>
          </table:table-cell>
          <table:table-cell table:number-columns-repeated="2" table:style-name="ce48" office:value-type="float" office:value="3">
            <text:p>3</text:p>
          </table:table-cell>
          <table:table-cell table:style-name="ce54" office:value-type="float" office:value="3">
            <text:p>3</text:p>
          </table:table-cell>
          <table:table-cell table:style-name="ce48"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7">
            <text:p>7</text:p>
          </table:table-cell>
          <table:table-cell table:style-name="ce48" office:value-type="float" office:value="8">
            <text:p>8</text:p>
            <draw:control table:end-cell-address="Characters.M21" table:end-x="1.823cm" table:end-y="0.448cm" draw:z-index="17" draw:style-name="gr2" draw:text-style-name="P7" svg:width="1.844cm" svg:height="0.396cm" svg:x="0.485cm" svg:y="0.052cm" draw:control="control39"/>
          </table:table-cell>
          <table:table-cell table:style-name="ce59" office:value-type="float" office:value="3">
            <text:p>3</text:p>
          </table:table-cell>
          <table:table-cell table:style-name="ce65" office:value-type="float" office:value="3">
            <text:p>3</text:p>
          </table:table-cell>
          <table:covered-table-cell table:style-name="ce71"/>
          <table:table-cell/>
          <table:covered-table-cell table:number-columns-repeated="6" table:style-name="ce77"/>
        </table:table-row>
        <table:table-row table:style-name="ro8">
          <table:table-cell/>
          <table:covered-table-cell table:style-name="ce21"/>
          <table:table-cell table:style-name="ce33" office:value-type="string">
            <text:p>Sanity</text:p>
          </table:table-cell>
          <table:table-cell table:style-name="ce41" office:value-type="string">
            <text:p>☠</text:p>
          </table:table-cell>
          <table:table-cell table:number-columns-repeated="2" table:style-name="ce48" office:value-type="float" office:value="3">
            <text:p>3</text:p>
          </table:table-cell>
          <table:table-cell table:style-name="ce55" office:value-type="float" office:value="3">
            <text:p>3</text:p>
          </table:table-cell>
          <table:table-cell table:style-name="ce48" office:value-type="float" office:value="4">
            <text:p>4</text:p>
          </table:table-cell>
          <table:table-cell table:style-name="ce48" office:value-type="float" office:value="5">
            <text:p>5</text:p>
          </table:table-cell>
          <table:table-cell table:number-columns-repeated="2" table:style-name="ce48" office:value-type="float" office:value="6">
            <text:p>6</text:p>
          </table:table-cell>
          <table:table-cell table:style-name="ce48" office:value-type="float" office:value="6">
            <text:p>6</text:p>
            <draw:control table:end-cell-address="Characters.M22" table:end-x="1.823cm" table:end-y="0.448cm" draw:z-index="18" draw:style-name="gr2" draw:text-style-name="P7" svg:width="1.844cm" svg:height="0.396cm" svg:x="0.485cm" svg:y="0.052cm" draw:control="control40"/>
          </table:table-cell>
          <table:table-cell table:style-name="ce59" office:value-type="float" office:value="3">
            <text:p>3</text:p>
          </table:table-cell>
          <table:table-cell table:style-name="ce66" office:value-type="float" office:value="3">
            <text:p>3</text:p>
          </table:table-cell>
          <table:covered-table-cell table:style-name="ce72"/>
          <table:table-cell/>
          <table:covered-table-cell table:number-columns-repeated="6" table:style-name="ce77"/>
        </table:table-row>
        <table:table-row table:style-name="ro8">
          <table:table-cell/>
          <table:covered-table-cell table:style-name="ce21"/>
          <table:table-cell table:style-name="ce34" office:value-type="string">
            <text:p>Knowledge</text:p>
          </table:table-cell>
          <table:table-cell table:style-name="ce42" office:value-type="string">
            <text:p>☠</text:p>
          </table:table-cell>
          <table:table-cell table:style-name="ce49" office:value-type="float" office:value="2">
            <text:p>2</text:p>
          </table:table-cell>
          <table:table-cell table:number-columns-repeated="2" table:style-name="ce49" office:value-type="float" office:value="3">
            <text:p>3</text:p>
          </table:table-cell>
          <table:table-cell table:style-name="ce49" office:value-type="float" office:value="4">
            <text:p>4</text:p>
          </table:table-cell>
          <table:table-cell table:style-name="ce53" office:value-type="float" office:value="5">
            <text:p>5</text:p>
          </table:table-cell>
          <table:table-cell table:style-name="ce49" office:value-type="float" office:value="6">
            <text:p>6</text:p>
          </table:table-cell>
          <table:table-cell table:style-name="ce49" office:value-type="float" office:value="7">
            <text:p>7</text:p>
          </table:table-cell>
          <table:table-cell table:style-name="ce49" office:value-type="float" office:value="8">
            <text:p>8</text:p>
            <draw:control table:end-cell-address="Characters.M23" table:end-x="1.823cm" table:end-y="0.449cm" draw:z-index="19" draw:style-name="gr2" draw:text-style-name="P7" svg:width="1.844cm" svg:height="0.396cm" svg:x="0.485cm" svg:y="0.053cm" draw:control="control41"/>
          </table:table-cell>
          <table:table-cell table:style-name="ce60" office:value-type="float" office:value="5">
            <text:p>5</text:p>
          </table:table-cell>
          <table:table-cell table:style-name="ce67" office:value-type="float" office:value="5">
            <text:p>5</text:p>
          </table:table-cell>
          <table:covered-table-cell table:style-name="ce73"/>
          <table:table-cell/>
          <table:covered-table-cell table:number-columns-repeated="6" table:style-name="ce77"/>
        </table:table-row>
        <table:table-row table:style-name="ro8">
          <table:table-cell/>
          <table:table-cell table:style-name="ce26" office:value-type="string" table:number-columns-spanned="1" table:number-rows-spanned="4">
            <text:p>Missy Dubourde</text:p>
          </table:table-cell>
          <table:table-cell table:style-name="ce35" office:value-type="string">
            <text:p>Speed</text:p>
          </table:table-cell>
          <table:table-cell table:style-name="ce43" office:value-type="string">
            <text:p>☠</text:p>
          </table:table-cell>
          <table:table-cell table:style-name="ce50" office:value-type="float" office:value="3">
            <text:p>3</text:p>
          </table:table-cell>
          <table:table-cell table:style-name="ce50" office:value-type="float" office:value="4">
            <text:p>4</text:p>
          </table:table-cell>
          <table:table-cell table:style-name="ce56" office:value-type="float" office:value="5">
            <text:p>5</text:p>
          </table:table-cell>
          <table:table-cell table:number-columns-repeated="3" table:style-name="ce50" office:value-type="float" office:value="6">
            <text:p>6</text:p>
          </table:table-cell>
          <table:table-cell table:style-name="ce50" office:value-type="float" office:value="7">
            <text:p>7</text:p>
          </table:table-cell>
          <table:table-cell table:style-name="ce50" office:value-type="float" office:value="7">
            <text:p>7</text:p>
            <draw:control table:end-cell-address="Characters.M24" table:end-x="1.823cm" table:end-y="0.449cm" draw:z-index="20" draw:style-name="gr2" draw:text-style-name="P7" svg:width="1.844cm" svg:height="0.396cm" svg:x="0.485cm" svg:y="0.053cm" draw:control="control42"/>
          </table:table-cell>
          <table:table-cell table:style-name="ce61" office:value-type="float" office:value="3">
            <text:p>3</text:p>
          </table:table-cell>
          <table:table-cell table:style-name="ce64" office:value-type="float" office:value="5">
            <text:p>5</text:p>
          </table:table-cell>
          <table:table-cell table:style-name="ce74" table:number-columns-spanned="1" table:number-rows-spanned="4"/>
          <table:table-cell/>
          <table:covered-table-cell table:number-columns-repeated="6" table:style-name="ce77"/>
        </table:table-row>
        <table:table-row table:style-name="ro8">
          <table:table-cell/>
          <table:covered-table-cell table:style-name="ce21"/>
          <table:table-cell table:style-name="ce32" office:value-type="string">
            <text:p>Might</text:p>
          </table:table-cell>
          <table:table-cell table:style-name="ce41" office:value-type="string">
            <text:p>☠</text:p>
          </table:table-cell>
          <table:table-cell table:style-name="ce48" office:value-type="float" office:value="2">
            <text:p>2</text:p>
          </table:table-cell>
          <table:table-cell table:number-columns-repeated="2" table:style-name="ce48" office:value-type="float" office:value="3">
            <text:p>3</text:p>
          </table:table-cell>
          <table:table-cell table:style-name="ce54" office:value-type="float" office:value="3">
            <text:p>3</text:p>
          </table:table-cell>
          <table:table-cell table:style-name="ce48" office:value-type="float" office:value="4">
            <text:p>4</text:p>
          </table:table-cell>
          <table:table-cell table:style-name="ce48" office:value-type="float" office:value="5">
            <text:p>5</text:p>
          </table:table-cell>
          <table:table-cell table:style-name="ce48" office:value-type="float" office:value="6">
            <text:p>6</text:p>
          </table:table-cell>
          <table:table-cell table:style-name="ce48" office:value-type="float" office:value="7">
            <text:p>7</text:p>
            <draw:control table:end-cell-address="Characters.M25" table:end-x="1.823cm" table:end-y="0.449cm" draw:z-index="21" draw:style-name="gr2" draw:text-style-name="P7" svg:width="1.844cm" svg:height="0.396cm" svg:x="0.485cm" svg:y="0.053cm" draw:control="control43"/>
          </table:table-cell>
          <table:table-cell table:style-name="ce59" office:value-type="float" office:value="4">
            <text:p>4</text:p>
          </table:table-cell>
          <table:table-cell table:style-name="ce65" office:value-type="float" office:value="3">
            <text:p>3</text:p>
          </table:table-cell>
          <table:covered-table-cell table:style-name="ce71"/>
          <table:table-cell/>
          <table:covered-table-cell table:number-columns-repeated="6" table:style-name="ce77"/>
        </table:table-row>
        <table:table-row table:style-name="ro8">
          <table:table-cell/>
          <table:covered-table-cell table:style-name="ce21"/>
          <table:table-cell table:style-name="ce33" office:value-type="string">
            <text:p>Sanity</text:p>
          </table:table-cell>
          <table:table-cell table:style-name="ce41" office:value-type="string">
            <text:p>☠</text:p>
          </table:table-cell>
          <table:table-cell table:style-name="ce48" office:value-type="float" office:value="1">
            <text:p>1</text:p>
          </table:table-cell>
          <table:table-cell table:style-name="ce48" office:value-type="float" office:value="2">
            <text:p>2</text:p>
          </table:table-cell>
          <table:table-cell table:style-name="ce55" office:value-type="float" office:value="3">
            <text:p>3</text:p>
          </table:table-cell>
          <table:table-cell table:style-name="ce48" office:value-type="float" office:value="4">
            <text:p>4</text:p>
          </table:table-cell>
          <table:table-cell table:number-columns-repeated="2" table:style-name="ce48" office:value-type="float" office:value="5">
            <text:p>5</text:p>
          </table:table-cell>
          <table:table-cell table:style-name="ce48" office:value-type="float" office:value="6">
            <text:p>6</text:p>
          </table:table-cell>
          <table:table-cell table:style-name="ce48" office:value-type="float" office:value="7">
            <text:p>7</text:p>
            <draw:control table:end-cell-address="Characters.M26" table:end-x="1.823cm" table:end-y="0.449cm" draw:z-index="22" draw:style-name="gr2" draw:text-style-name="P7" svg:width="1.844cm" svg:height="0.396cm" svg:x="0.485cm" svg:y="0.053cm" draw:control="control44"/>
          </table:table-cell>
          <table:table-cell table:style-name="ce59" office:value-type="float" office:value="3">
            <text:p>3</text:p>
          </table:table-cell>
          <table:table-cell table:style-name="ce66" office:value-type="float" office:value="3">
            <text:p>3</text:p>
          </table:table-cell>
          <table:covered-table-cell table:style-name="ce72"/>
          <table:table-cell/>
          <table:covered-table-cell table:number-columns-repeated="6" table:style-name="ce77"/>
        </table:table-row>
        <table:table-row table:style-name="ro8">
          <table:table-cell/>
          <table:covered-table-cell table:style-name="ce27"/>
          <table:table-cell table:style-name="ce36" office:value-type="string">
            <text:p>Knowledge</text:p>
          </table:table-cell>
          <table:table-cell table:style-name="ce44" office:value-type="string">
            <text:p>☠</text:p>
          </table:table-cell>
          <table:table-cell table:style-name="ce51" office:value-type="float" office:value="2">
            <text:p>2</text:p>
          </table:table-cell>
          <table:table-cell table:style-name="ce51" office:value-type="float" office:value="3">
            <text:p>3</text:p>
          </table:table-cell>
          <table:table-cell table:style-name="ce51" office:value-type="float" office:value="4">
            <text:p>4</text:p>
          </table:table-cell>
          <table:table-cell table:style-name="ce57" office:value-type="float" office:value="4">
            <text:p>4</text:p>
          </table:table-cell>
          <table:table-cell table:style-name="ce51" office:value-type="float" office:value="5">
            <text:p>5</text:p>
          </table:table-cell>
          <table:table-cell table:number-columns-repeated="2" table:style-name="ce51" office:value-type="float" office:value="6">
            <text:p>6</text:p>
          </table:table-cell>
          <table:table-cell table:style-name="ce51" office:value-type="float" office:value="6">
            <text:p>6</text:p>
            <draw:control table:end-cell-address="Characters.M27" table:end-x="1.823cm" table:end-y="0.451cm" draw:z-index="23" draw:style-name="gr2" draw:text-style-name="P7" svg:width="1.844cm" svg:height="0.396cm" svg:x="0.485cm" svg:y="0.055cm" draw:control="control45"/>
          </table:table-cell>
          <table:table-cell table:style-name="ce62" office:value-type="float" office:value="4">
            <text:p>4</text:p>
          </table:table-cell>
          <table:table-cell table:style-name="ce68" office:value-type="float" office:value="4">
            <text:p>4</text:p>
          </table:table-cell>
          <table:covered-table-cell table:style-name="ce75"/>
          <table:table-cell/>
          <table:covered-table-cell table:number-columns-repeated="6" table:style-name="ce77"/>
        </table:table-row>
        <table:table-row table:style-name="ro1">
          <table:table-cell table:number-columns-repeated="16"/>
          <table:covered-table-cell table:style-name="ce78" office:value-type="string">
            <text:p>Current [color=darkgreen]Haunt Track[/color] (Omen Count): [b]6[/b]</text:p>
          </table:covered-table-cell>
          <table:covered-table-cell table:number-columns-repeated="5"/>
        </table:table-row>
        <table:table-row table:style-name="ro1">
          <table:table-cell table:number-columns-repeated="16"/>
          <table:covered-table-cell table:number-columns-repeated="6"/>
        </table:table-row>
        <table:table-row table:style-name="ro1">
          <table:table-cell table:number-columns-repeated="12"/>
          <table:table-cell>
            <draw:control table:end-cell-address="Characters.O32" table:end-x="1.503cm" table:end-y="0.355cm" draw:z-index="25" draw:text-style-name="P6" svg:width="4.165cm" svg:height="1.052cm" svg:x="1.643cm" svg:y="0.146cm" draw:control="control47"/>
          </table:table-cell>
          <table:table-cell table:number-columns-repeated="3"/>
          <table:covered-table-cell table:number-columns-repeated="6"/>
        </table:table-row>
        <table:table-row table:style-name="ro1">
          <table:table-cell table:number-columns-repeated="16"/>
          <table:covered-table-cell table:number-columns-repeated="6"/>
        </table:table-row>
        <table:table-row table:style-name="ro1">
          <table:table-cell table:number-columns-repeated="16"/>
          <table:covered-table-cell table:number-columns-repeated="6"/>
        </table:table-row>
        <table:table-row table:style-name="ro1">
          <table:table-cell table:number-columns-repeated="16"/>
          <table:covered-table-cell table:number-columns-repeated="6"/>
        </table:table-row>
        <table:table-row table:style-name="ro1">
          <table:table-cell table:number-columns-repeated="16"/>
          <table:covered-table-cell table:number-columns-repeated="6"/>
        </table:table-row>
        <table:table-row table:style-name="ro1" table:number-rows-repeated="1048541">
          <table:table-cell table:number-columns-repeated="22"/>
        </table:table-row>
        <table:table-row table:style-name="ro1">
          <table:table-cell table:number-columns-repeated="22"/>
        </table:table-row>
      </table:table>
      <table:table table:name="Events" table:style-name="ta1" table:print="false">
        <office:forms form:automatic-focus="false" form:apply-design-mode="false">
          <form:form form:name="formEvents" form:apply-filter="true" form:command-type="table" form:control-implementation="ooo:com.sun.star.form.component.Form" office:target-frame="" xlink:href="" xlink:type="simple">
            <form:button form:name="btnShuffleEvents" form:control-implementation="ooo:com.sun.star.form.component.CommandButton" xml:id="control48" form:id="control48" form:label="Shuffle Event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vents.ShuffleEvents?language=Basic&amp;location=document" xlink:type="simple"/>
              </office:event-listeners>
            </form:button>
            <form:button form:name="btnPlayEvent" form:control-implementation="ooo:com.sun.star.form.component.CommandButton" xml:id="control49" form:id="control49" form:label="Play Top Eve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vents.PlayTopEvent?language=Basic&amp;location=document" xlink:type="simple"/>
              </office:event-listeners>
            </form:button>
          </form:form>
        </office:forms>
        <table:table-column table:style-name="co13" table:default-cell-style-name="ce80"/>
        <table:table-column table:style-name="co14" table:default-cell-style-name="ce80"/>
        <table:table-column table:style-name="co15" table:default-cell-style-name="ce80"/>
        <table:table-column table:style-name="co16" table:default-cell-style-name="ce87"/>
        <table:table-column table:style-name="co17" table:default-cell-style-name="ce87"/>
        <table:table-column table:style-name="co18" table:default-cell-style-name="ce93"/>
        <table:table-column table:style-name="co4" table:number-columns-repeated="1017" table:default-cell-style-name="ce95"/>
        <table:table-column table:style-name="co4" table:default-cell-style-name="ce96"/>
        <table:table-row table:style-name="ro9">
          <table:table-cell table:style-name="ce79">
            <draw:control table:end-cell-address="Events.B3" table:end-x="0.786cm" table:end-y="0.283cm" draw:z-index="1" draw:text-style-name="P8" svg:width="3.672cm" svg:height="1.14cm" svg:x="0.12cm" svg:y="0.098cm" draw:control="control49"/>
          </table:table-cell>
          <table:table-cell table:style-name="ce79" table:number-columns-repeated="2"/>
          <table:table-cell table:style-name="ce86"/>
          <table:table-cell table:style-name="ce86">
            <draw:control table:end-cell-address="Events.F3" table:end-x="0.388cm" table:end-y="0.283cm" draw:z-index="0" draw:text-style-name="P8" svg:width="3.672cm" svg:height="1.14cm" svg:x="13.041cm" svg:y="0.098cm" draw:control="control48"/>
          </table:table-cell>
          <table:table-cell table:style-name="ce92"/>
          <table:table-cell table:number-columns-repeated="1018"/>
        </table:table-row>
        <table:table-row table:style-name="ro9" table:number-rows-repeated="3">
          <table:table-cell table:style-name="ce79" table:number-columns-repeated="3"/>
          <table:table-cell table:style-name="ce86" table:number-columns-repeated="2"/>
          <table:table-cell table:style-name="ce92"/>
          <table:table-cell table:number-columns-repeated="1018"/>
        </table:table-row>
        <table:table-row table:style-name="ro9">
          <table:table-cell table:number-columns-repeated="1024"/>
        </table:table-row>
        <table:table-row table:style-name="ro10">
          <table:table-cell table:style-name="ce81" office:value-type="string">
            <text:p>Name</text:p>
          </table:table-cell>
          <table:table-cell table:style-name="ce81" office:value-type="string">
            <text:p>Discarded</text:p>
          </table:table-cell>
          <table:table-cell table:style-name="ce81" office:value-type="string">
            <text:p>Attributed</text:p>
          </table:table-cell>
          <table:table-cell table:style-name="ce88" office:value-type="string">
            <text:p>Flavor</text:p>
          </table:table-cell>
          <table:table-cell table:style-name="ce90" office:value-type="string">
            <text:p>Effect</text:p>
          </table:table-cell>
          <table:table-cell table:style-name="ce81" office:value-type="string">
            <text:p>Type</text:p>
          </table:table-cell>
          <table:table-cell table:number-columns-repeated="1018"/>
        </table:table-row>
        <table:table-row table:style-name="ro11">
          <table:table-cell table:style-name="ce82" office:value-type="string">
            <text:p>Mist from the Walls</text:p>
          </table:table-cell>
          <table:table-cell table:style-name="ce83" table:number-columns-repeated="2"/>
          <table:table-cell table:style-name="ce89" office:value-type="string">
            <text:p>Mists pour out from the walls. There are faces in the mist, human and... inhuman.</text:p>
          </table:table-cell>
          <table:table-cell table:style-name="ce89" office:value-type="string">
            <text:p>Each explorer in the basement must attempt a Sanity roll: 4+ The faces are tricks of light and shadow. All is well; 1-3 Take 1 die of mental damage (and 1 additional die of damage if that explorer is in a room with an event symbol); 0 Take 1 die of mental damage (and 2 additional dice of damage if that explorer is in a room with an event symbol). Each result affects only the explorer making the roll.</text:p>
          </table:table-cell>
          <table:table-cell table:style-name="ce94" office:value-type="string">
            <text:p>D</text:p>
          </table:table-cell>
          <table:table-cell table:number-columns-repeated="1018"/>
        </table:table-row>
        <table:table-row table:style-name="ro11">
          <table:table-cell table:style-name="ce83" office:value-type="string">
            <text:p>Hanged Men</text:p>
          </table:table-cell>
          <table:table-cell table:style-name="ce83" table:number-columns-repeated="2"/>
          <table:table-cell table:style-name="ce89" office:value-type="string">
            <text:p>A breeze chills the room. Before you, three men hang from frayed ropes. They stare at you with cold, dead eyes. The trio swings silently, then fade into the dust that falls to the ground. You start to choke.</text:p>
          </table:table-cell>
          <table:table-cell table:style-name="ce89" office:value-type="string">
            <text:p>You must attempt a roll for each trait: 2+ That trait is unaffected; 0-1 Lose 1 from that trait. If you roll 2+ on all 4 rolls, gain 1 additional point in a trait of your choice.</text:p>
          </table:table-cell>
          <table:table-cell table:style-name="ce94" office:value-type="string">
            <text:p>D</text:p>
          </table:table-cell>
          <table:table-cell table:number-columns-repeated="1018"/>
        </table:table-row>
        <table:table-row table:style-name="ro11">
          <table:table-cell table:style-name="ce83" office:value-type="string">
            <text:p>A Moment of Hope</text:p>
          </table:table-cell>
          <table:table-cell table:style-name="ce83" table:number-columns-repeated="2"/>
          <table:table-cell table:style-name="ce89" office:value-type="string">
            <text:p>Something feels strangely right about this room. Something is resisting the evil of the house.</text:p>
          </table:table-cell>
          <table:table-cell table:style-name="ce89" office:value-type="string">
            <text:p>Place the Blessing token in this room. Each hero rolls 1 additional die (maximum of 8 dice) on all trait rolls while in this room.</text:p>
          </table:table-cell>
          <table:table-cell table:style-name="ce94" office:value-type="string">
            <text:p>I</text:p>
          </table:table-cell>
          <table:table-cell table:number-columns-repeated="1018"/>
        </table:table-row>
        <table:table-row table:style-name="ro11">
          <table:table-cell table:style-name="ce83" office:value-type="string">
            <text:p>Silence</text:p>
          </table:table-cell>
          <table:table-cell table:style-name="ce83" table:number-columns-repeated="2"/>
          <table:table-cell table:style-name="ce89" office:value-type="string">
            <text:p>Underground, everything goes silent. Even the sound of breathing is gone.</text:p>
          </table:table-cell>
          <table:table-cell table:style-name="ce89" office:value-type="string">
            <text:p>Each explorer in the Basement rolls Sanity. Toy Monkey rolls 2 fewer dice; 4+ No effect; 1-3 Roll 1 die of mental damage; 0 Roll 2 dice of mental damage</text:p>
          </table:table-cell>
          <table:table-cell table:style-name="ce94" office:value-type="string">
            <text:p>D</text:p>
          </table:table-cell>
          <table:table-cell table:number-columns-repeated="1018"/>
        </table:table-row>
        <table:table-row table:style-name="ro11">
          <table:table-cell table:style-name="ce83" office:value-type="string">
            <text:p>Debris</text:p>
          </table:table-cell>
          <table:table-cell table:style-name="ce83" table:number-columns-repeated="2"/>
          <table:table-cell table:style-name="ce89" office:value-type="string">
            <text:p>Plaster falls from the walls and ceiling.</text:p>
          </table:table-cell>
          <table:table-cell table:style-name="ce89" office:value-type="string">
            <text:p>You must attempt a Speed roll: 3+ You dodge the plaster. Gain 1 Speed; 1-2 You're buried in the debris. Take 1 die of physical damage; 0 You're buried in the debris. Take 2 dice of physical damage; If you're buried, keep this card. You can't do anything until you're freed. Once during an explorer's turn, that explorer can attempt a Might roll to free you (you can also attempt this roll). A 4+ succeeds. After 3 unsuccessful attempts, you break free automatically on your next turn and take your turn normally. Discard this card when you're free.</text:p>
          </table:table-cell>
          <table:table-cell table:style-name="ce94" office:value-type="string">
            <text:p>D</text:p>
          </table:table-cell>
          <table:table-cell table:number-columns-repeated="1018"/>
        </table:table-row>
        <table:table-row table:style-name="ro11">
          <table:table-cell table:style-name="ce82" office:value-type="string">
            <text:p>Closet Door</text:p>
          </table:table-cell>
          <table:table-cell table:style-name="ce83" table:number-columns-repeated="2"/>
          <table:table-cell table:style-name="ce89" office:value-type="string">
            <text:p>That closet door is open... just a crack. There must be something inside.</text:p>
          </table:table-cell>
          <table:table-cell table:style-name="ce89" office:value-type="string">
            <text:p>Put the Closet token in this room. Once during an explorer's turn, that explorer can roll 2 dice to open the Closet: 4 Draw an item card; 2-3 Draw an event card; 0-1 Draw an event card and remove the Closet token</text:p>
          </table:table-cell>
          <table:table-cell table:style-name="ce94" office:value-type="string">
            <text:p>I</text:p>
          </table:table-cell>
          <table:table-cell table:number-columns-repeated="1018"/>
        </table:table-row>
        <table:table-row table:style-name="ro11">
          <table:table-cell table:style-name="ce82" office:value-type="string">
            <text:p>Creepy Puppet</text:p>
          </table:table-cell>
          <table:table-cell table:style-name="ce83" table:number-columns-repeated="2"/>
          <table:table-cell table:style-name="ce89" office:value-type="string">
            <text:p>You see one of those dolls that give you the willies. It jumps at you with a tiny spear.</text:p>
          </table:table-cell>
          <table:table-cell table:style-name="ce89" office:value-type="string">
            <text:p>The player on your right rolls a Might 4 attack for the Creepy Puppet. You defend against this attack as normal, by rolling dice equal to your Might. If you take any damage from this attack, the explorer with the Spear gains 2 Might (unless you have the Spear).</text:p>
          </table:table-cell>
          <table:table-cell table:style-name="ce94" office:value-type="string">
            <text:p>D</text:p>
          </table:table-cell>
          <table:table-cell table:number-columns-repeated="1018"/>
        </table:table-row>
        <table:table-row table:style-name="ro11">
          <table:table-cell table:style-name="ce83" office:value-type="string">
            <text:p>Hideous Shriek</text:p>
          </table:table-cell>
          <table:table-cell table:style-name="ce83" table:number-columns-repeated="2"/>
          <table:table-cell table:style-name="ce89" office:value-type="string">
            <text:p>It starts like a whisper, but ends in a soul-rending shriek.</text:p>
          </table:table-cell>
          <table:table-cell table:style-name="ce89" office:value-type="string">
            <text:p>Each explorer must attempt a Sanity roll: 4+ You resist the sound. 1-3 Take 1 die of mental damage; 0 Take 2 dice of mental damage. Each result affects only the explorer making that roll.</text:p>
          </table:table-cell>
          <table:table-cell table:style-name="ce94" office:value-type="string">
            <text:p>D</text:p>
          </table:table-cell>
          <table:table-cell table:number-columns-repeated="1018"/>
        </table:table-row>
        <table:table-row table:style-name="ro11">
          <table:table-cell table:style-name="ce83" office:value-type="string">
            <text:p>Image in the Mirror</text:p>
          </table:table-cell>
          <table:table-cell table:style-name="ce83" table:number-columns-repeated="2"/>
          <table:table-cell table:style-name="ce89" office:value-type="string">
            <text:p>If you don't have any item cards, this event affects the next explorer to your left with an item card. Discard this card if no explorer has an item card.</text:p>
          </table:table-cell>
          <table:table-cell table:style-name="ce89" office:value-type="string">
            <text:p>There is an old mirror in this room. Your frightened reflection moves on its own. You realize it is you from another time. You need to help your reflection, so you write on the mirror: This will help. Then hand an item through the mirror. Choose one of your item cards (not an omen card) and put it on the item stack. Then shuffle that stack. Gain 1 Knowledge.</text:p>
          </table:table-cell>
          <table:table-cell table:style-name="ce94" office:value-type="string">
            <text:p>D</text:p>
          </table:table-cell>
          <table:table-cell table:number-columns-repeated="1018"/>
        </table:table-row>
        <table:table-row table:style-name="ro11">
          <table:table-cell table:style-name="ce83" office:value-type="string">
            <text:p>Whoops!</text:p>
          </table:table-cell>
          <table:table-cell table:style-name="ce83" table:number-columns-repeated="2"/>
          <table:table-cell table:style-name="ce89" office:value-type="string">
            <text:p>You feel a body under your foot. Before you can leap away from it, you're knocked over. A giggling voice runs away from you.</text:p>
          </table:table-cell>
          <table:table-cell table:style-name="ce89" office:value-type="string">
            <text:p>The current player loses a random item card</text:p>
          </table:table-cell>
          <table:table-cell table:style-name="ce94" office:value-type="string">
            <text:p>D</text:p>
          </table:table-cell>
          <table:table-cell table:number-columns-repeated="1018"/>
        </table:table-row>
        <table:table-row table:style-name="ro11">
          <table:table-cell table:style-name="ce83" office:value-type="string">
            <text:p>The Voice</text:p>
          </table:table-cell>
          <table:table-cell table:style-name="ce83" table:number-columns-repeated="2"/>
          <table:table-cell table:style-name="ce89" office:value-type="string">
            <text:p>“I'm under the floor, buried under the floor...”</text:p>
            <text:p>The voice whispers once, then is gone.</text:p>
          </table:table-cell>
          <table:table-cell table:style-name="ce89" office:value-type="string">
            <text:p>Knowledge roll: 4+ You find something under the floor – draw 1 item card; 0-3 You dig and search for the voice, but to no avail.</text:p>
          </table:table-cell>
          <table:table-cell table:style-name="ce94" office:value-type="string">
            <text:p>D</text:p>
          </table:table-cell>
          <table:table-cell table:number-columns-repeated="1018"/>
        </table:table-row>
        <table:table-row table:style-name="ro11">
          <table:table-cell table:style-name="ce83" office:value-type="string">
            <text:p>The Lost One</text:p>
          </table:table-cell>
          <table:table-cell table:style-name="ce83" table:number-columns-repeated="2"/>
          <table:table-cell table:style-name="ce89" office:value-type="string">
            <text:p>A woman wearing a Civil War dress beckons to you. You fall into a trance.</text:p>
          </table:table-cell>
          <table:table-cell table:style-name="ce89" office:value-type="string">
            <text:p>You must attempt a Knowledge roll. If the result is 5 or more, you break out of your trance and gain 1 Knowledge. Otherwise, roll 3 dice to see where the Lost One leads you: 6 Put the explorer in the Entrance Hall; 4-5 Put the explorer in the Upper Landing; 2-3 Draw room tiles until you find an upper level room; 0-1 Draw room tiles until you find a basement room; If this card requires you to draw a room tile for a specific level, put that tile in the house and put your explorer there. If you reach the end of the stack without drawing a room for the level you rolled, put your explorer in the Entrance Hall instead.</text:p>
          </table:table-cell>
          <table:table-cell table:style-name="ce94" office:value-type="string">
            <text:p>D</text:p>
          </table:table-cell>
          <table:table-cell table:number-columns-repeated="1018"/>
        </table:table-row>
        <table:table-row table:style-name="ro11">
          <table:table-cell table:style-name="ce83" office:value-type="string">
            <text:p>Bloody Vision</text:p>
          </table:table-cell>
          <table:table-cell table:style-name="ce83" table:number-columns-repeated="2"/>
          <table:table-cell table:style-name="ce89" office:value-type="string">
            <text:p>The walls of this room are damp with blood. The blood drips from the ceiling, down the walls, over the furniture, and onto your shoes. In a blink, it is gone.</text:p>
          </table:table-cell>
          <table:table-cell table:style-name="ce89" office:value-type="string">
            <text:p>You must attempt a Sanity roll: 4+ You steel yourself. Gain 1 Sanity; 2-3 Lose 1 Sanity; 0-1 If an explorer or monster is in your room or an adjacent one, you must attack it (if you can). Choose the explorer with the lowest Might, if possible</text:p>
          </table:table-cell>
          <table:table-cell table:style-name="ce94" office:value-type="string">
            <text:p>D</text:p>
          </table:table-cell>
          <table:table-cell table:number-columns-repeated="1018"/>
        </table:table-row>
        <table:table-row table:style-name="ro11">
          <table:table-cell table:style-name="ce83" office:value-type="string">
            <text:p>Locked Safe</text:p>
          </table:table-cell>
          <table:table-cell table:style-name="ce83" table:number-columns-repeated="2"/>
          <table:table-cell table:style-name="ce89" office:value-type="string">
            <text:p>Behind a portrait is a wall safe. It is trapped, of course.</text:p>
          </table:table-cell>
          <table:table-cell table:style-name="ce89" office:value-type="string">
            <text:p>Put the Safe token in this room. Once during an explorer's turn, that explorer can attempt a Knowledge roll to open the Safe: 5+ Draw 2 item cards and remove the Safe token; 2-4 Take 1 die of physical damage. The Safe won't open; 0-1 Take 2 dice of physical damage. The Safe won't open.</text:p>
          </table:table-cell>
          <table:table-cell table:style-name="ce94" office:value-type="string">
            <text:p>I</text:p>
          </table:table-cell>
          <table:table-cell table:number-columns-repeated="1018"/>
        </table:table-row>
        <table:table-row table:style-name="ro11">
          <table:table-cell table:style-name="ce83" office:value-type="string">
            <text:p>Creepy Crawlies</text:p>
          </table:table-cell>
          <table:table-cell table:style-name="ce83" table:number-columns-repeated="2"/>
          <table:table-cell table:style-name="ce89" office:value-type="string">
            <text:p>A thousand bugs spill out on your skin, under your clothes, and in your hair.</text:p>
          </table:table-cell>
          <table:table-cell table:style-name="ce89" office:value-type="string">
            <text:p>You must attempt a Sanity roll: 5+ You blink and they're gone. Gain 1 Sanity; 1-4 Lose 1 Sanity; 0 Lose 2 Sanity</text:p>
          </table:table-cell>
          <table:table-cell table:style-name="ce94" office:value-type="string">
            <text:p>D</text:p>
          </table:table-cell>
          <table:table-cell table:number-columns-repeated="1018"/>
        </table:table-row>
        <table:table-row table:style-name="ro11">
          <table:table-cell table:style-name="ce83" office:value-type="string">
            <text:p>Skeletons</text:p>
          </table:table-cell>
          <table:table-cell table:style-name="ce83" table:number-columns-repeated="2"/>
          <table:table-cell table:style-name="ce89" office:value-type="string">
            <text:p>Mother and child, still embracing.</text:p>
          </table:table-cell>
          <table:table-cell table:style-name="ce89" office:value-type="string">
            <text:p>Place Skeletons token on this room. 1 die of Mental damage. Once during an explorer's turn, the explorer can attempt a Sanity roll; 5+ Draw 1 Item and remove the Skeleton token. 0-4 1 die of mental damage.</text:p>
          </table:table-cell>
          <table:table-cell table:style-name="ce94" office:value-type="string">
            <text:p>I</text:p>
          </table:table-cell>
          <table:table-cell table:number-columns-repeated="1018"/>
        </table:table-row>
        <table:table-row table:style-name="ro11">
          <table:table-cell table:style-name="ce83" office:value-type="string">
            <text:p>Spider</text:p>
          </table:table-cell>
          <table:table-cell table:style-name="ce83" table:number-columns-repeated="2"/>
          <table:table-cell table:style-name="ce89" office:value-type="string">
            <text:p>A spider the size of a fist lands on your shoulder... and crawls into your hair.</text:p>
          </table:table-cell>
          <table:table-cell table:style-name="ce89" office:value-type="string">
            <text:p>Speed or Sanity roll; 4+ It's gone. Gain 1 point on the trait used for the roll; 1-3 It bites you. 1 die of physical damage; 0 It takes a chunk of you. 2 dice of physical damage.</text:p>
          </table:table-cell>
          <table:table-cell table:style-name="ce94" office:value-type="string">
            <text:p>D</text:p>
          </table:table-cell>
          <table:table-cell table:number-columns-repeated="1018"/>
        </table:table-row>
        <table:table-row table:style-name="ro11">
          <table:table-cell table:style-name="ce83" office:value-type="string">
            <text:p>Smoke</text:p>
          </table:table-cell>
          <table:table-cell table:style-name="ce83" table:number-columns-repeated="2"/>
          <table:table-cell table:style-name="ce89" office:value-type="string">
            <text:p>Smoke billows around you. You cough, wiping away tears.</text:p>
          </table:table-cell>
          <table:table-cell table:style-name="ce89" office:value-type="string">
            <text:p>Place Smoke token on this room. Blocks line of sight. -2 dice for all trait rolls in this room (min. 1 die)</text:p>
          </table:table-cell>
          <table:table-cell table:style-name="ce94" office:value-type="string">
            <text:p>I</text:p>
          </table:table-cell>
          <table:table-cell table:number-columns-repeated="1018"/>
        </table:table-row>
        <table:table-row table:style-name="ro11">
          <table:table-cell table:style-name="ce83" office:value-type="string">
            <text:p>Night View</text:p>
          </table:table-cell>
          <table:table-cell table:style-name="ce83" table:number-columns-repeated="2"/>
          <table:table-cell table:style-name="ce89" office:value-type="string">
            <text:p>You see a vision of a ghostly couple walking the grounds, silently strolling in their wedding best.</text:p>
          </table:table-cell>
          <table:table-cell table:style-name="ce89" office:value-type="string">
            <text:p>You must attempt a Knowledge roll: 5+ You recognize the ghosts as former inhabitants of the house. You call their names, and they turn to you, whispering dark secrets of the house. Gain 1 Knowledge; 0-4 You pull back in horror, unable to watch.</text:p>
          </table:table-cell>
          <table:table-cell table:style-name="ce94" office:value-type="string">
            <text:p>D</text:p>
          </table:table-cell>
          <table:table-cell table:number-columns-repeated="1018"/>
        </table:table-row>
        <table:table-row table:style-name="ro11">
          <table:table-cell table:style-name="ce83" office:value-type="string">
            <text:p>Jonah's Turn</text:p>
          </table:table-cell>
          <table:table-cell table:style-name="ce83" table:number-columns-repeated="2"/>
          <table:table-cell table:style-name="ce89" office:value-type="string">
            <text:p>Two boys are playing with a wooden top. “Would you like a turn, Jonah?” one asks. “No”, says Jonah, “I want all the turns”. Jonah takes the top and hits the other boy in the face. The boy falls. Jonah keeps hitting him as they fade from view.</text:p>
          </table:table-cell>
          <table:table-cell table:style-name="ce89" office:value-type="string">
            <text:p>If an explorer has the Puzzle Box, that explorer discards that item and draws a replacement item for it. If this happens, you can 1 Sanity. Otherwise, you take 1 die of mental damage.</text:p>
          </table:table-cell>
          <table:table-cell table:style-name="ce94" office:value-type="string">
            <text:p>D</text:p>
          </table:table-cell>
          <table:table-cell table:number-columns-repeated="1018"/>
        </table:table-row>
        <table:table-row table:style-name="ro11">
          <table:table-cell table:style-name="ce83" office:value-type="string">
            <text:p>Drip... Drip... Drip...</text:p>
          </table:table-cell>
          <table:table-cell table:style-name="ce83" table:number-columns-repeated="2"/>
          <table:table-cell table:style-name="ce89" office:value-type="string">
            <text:p>A rhythmic sound that needles at your brain.</text:p>
          </table:table-cell>
          <table:table-cell table:style-name="ce89" office:value-type="string">
            <text:p>Put the Drip token in this room. Each explorer rolls 1 fewer die (minimum of 1) on all trait rolls while in this room.</text:p>
          </table:table-cell>
          <table:table-cell table:style-name="ce94" office:value-type="string">
            <text:p>I</text:p>
          </table:table-cell>
          <table:table-cell table:number-columns-repeated="1018"/>
        </table:table-row>
        <table:table-row table:style-name="ro11">
          <table:table-cell table:style-name="ce83" office:value-type="string">
            <text:p>Grave Dirt</text:p>
          </table:table-cell>
          <table:table-cell table:style-name="ce83" table:number-columns-repeated="2"/>
          <table:table-cell table:style-name="ce89" office:value-type="string">
            <text:p>This room is covered in a thick layer of dirt. You cough as it gets on your skin and in your lungs.</text:p>
          </table:table-cell>
          <table:table-cell table:style-name="ce89" office:value-type="string">
            <text:p>You must attempt a Might roll: 4+ You shake it off. Gain 1 Might; 0-3 Something is wrong. Keep this card. Take 1 point of physical damage at the start of each of your turns. Discard this card if an item card increases one of your traits or if you end your turn in the Balcony, Gardens, Graveyard, Gymnasium, Larder, Patio or Tower.</text:p>
          </table:table-cell>
          <table:table-cell table:style-name="ce94" office:value-type="string">
            <text:p>A</text:p>
          </table:table-cell>
          <table:table-cell table:number-columns-repeated="1018"/>
        </table:table-row>
        <table:table-row table:style-name="ro11">
          <table:table-cell table:style-name="ce83" office:value-type="string">
            <text:p>Burning Man</text:p>
          </table:table-cell>
          <table:table-cell table:style-name="ce83" table:number-columns-repeated="2"/>
          <table:table-cell table:style-name="ce89" office:value-type="string">
            <text:p>A man on fire runs through this room. His skin bubbles and cracks, falling away from him and leaving a fiery skull that clatter to the ground, bounces, rolls, and disappears.</text:p>
          </table:table-cell>
          <table:table-cell table:style-name="ce89" office:value-type="string">
            <text:p>You must attempt a Sanity roll: 4+ You feel a little hot under the collar, but otherwise fine. Gain 1 Sanity; 2-3 Out, out, you must get out. Put your explorer in the Entrance Hall; 0 You burst into flames! Take 1 die of physical damage. Then take 1 die of mental damage as you put out the flames.</text:p>
          </table:table-cell>
          <table:table-cell table:style-name="ce94" office:value-type="string">
            <text:p>D</text:p>
          </table:table-cell>
          <table:table-cell table:number-columns-repeated="1018"/>
        </table:table-row>
        <table:table-row table:style-name="ro11">
          <table:table-cell table:style-name="ce83" office:value-type="string">
            <text:p>Phone Call</text:p>
          </table:table-cell>
          <table:table-cell table:style-name="ce83" table:number-columns-repeated="2"/>
          <table:table-cell table:style-name="ce89" office:value-type="string">
            <text:p>A phone rings in the room. You feel compelled to answer it.</text:p>
          </table:table-cell>
          <table:table-cell table:style-name="ce89" office:value-type="string">
            <text:p>Roll 2 dice. A sweet little granny voice says: 4 “Tea and cakes! Tea and cakes! You always were my favorite!”. Gain 1 Sanity; 3 “I'm always here for you, Pattycakes. Watching...”. Gain 1 Knowledge; 1-2 “I'm here, Sweetums! Give us a kiss!” Take one die of mental damage; 0 “Bad little children must be punished!”. Take 2 dice of physical damage.</text:p>
          </table:table-cell>
          <table:table-cell table:style-name="ce94" office:value-type="string">
            <text:p>D</text:p>
          </table:table-cell>
          <table:table-cell table:number-columns-repeated="1018"/>
        </table:table-row>
        <table:table-row table:style-name="ro11">
          <table:table-cell table:style-name="ce83" office:value-type="string">
            <text:p>Possession</text:p>
          </table:table-cell>
          <table:table-cell table:style-name="ce83" table:number-columns-repeated="2"/>
          <table:table-cell table:style-name="ce89" office:value-type="string">
            <text:p>A shadow separates from the wall. As you stand in shock, the shadow surrounds you and chills you to the core.</text:p>
          </table:table-cell>
          <table:table-cell table:style-name="ce89" office:value-type="string">
            <text:p>You must choose any one trait and attempt a roll for that trait: 4+ You resist the shadow's corruption. Gain 1 in a trait of your choice; 0-3 The shadow drains your energy. The chosen trait drops to its lowest value (It doesn't drop to the skull). If that trait is already at its lowest value, lower a different trait to its lowest value.</text:p>
          </table:table-cell>
          <table:table-cell table:style-name="ce94" office:value-type="string">
            <text:p>D</text:p>
          </table:table-cell>
          <table:table-cell table:number-columns-repeated="1018"/>
        </table:table-row>
        <table:table-row table:style-name="ro11">
          <table:table-cell table:style-name="ce83" office:value-type="string">
            <text:p>Groundskeeper</text:p>
          </table:table-cell>
          <table:table-cell table:style-name="ce83" table:number-columns-repeated="2"/>
          <table:table-cell table:style-name="ce89" office:value-type="string">
            <text:p>You turn to see a man in groundskeeper clothing. He raises his shovel and charges. Inches from your face, he disappears, leaving muddy footprints, and nothing more.</text:p>
          </table:table-cell>
          <table:table-cell table:style-name="ce89" office:value-type="string">
            <text:p>You must attempt a Knowledge roll (an explorer in the Gardens rolls 2 fewer dice on this roll: 4+ You find something in the mud. Draw an item card; 0-3 The groundskeeper reappears and strikes you in the face with the shovel. The player on your right rolls a Might 4 attack for the Groundskeeper. You defend against this attack as normal, by rolling dice equal to your Might.</text:p>
          </table:table-cell>
          <table:table-cell table:style-name="ce94" office:value-type="string">
            <text:p>D</text:p>
          </table:table-cell>
          <table:table-cell table:number-columns-repeated="1018"/>
        </table:table-row>
        <table:table-row table:style-name="ro11">
          <table:table-cell table:style-name="ce83" office:value-type="string">
            <text:p>The Walls</text:p>
          </table:table-cell>
          <table:table-cell table:style-name="ce83" table:number-columns-repeated="2"/>
          <table:table-cell table:style-name="ce89" office:value-type="string">
            <text:p>This room is warm. Flesh-like walls pulse with a steady heartbeat. Your own heart beats with the rhythm of the house. You are draw into the walls... and emerge somewhere else</text:p>
          </table:table-cell>
          <table:table-cell table:style-name="ce89" office:value-type="string">
            <text:p>You must draw the next room tile and put it in the house. Put your explorer in that room.</text:p>
          </table:table-cell>
          <table:table-cell table:style-name="ce94" office:value-type="string">
            <text:p>D</text:p>
          </table:table-cell>
          <table:table-cell table:number-columns-repeated="1018"/>
        </table:table-row>
        <table:table-row table:style-name="ro11">
          <table:table-cell table:style-name="ce83" office:value-type="string">
            <text:p>Shrieking Wind</text:p>
          </table:table-cell>
          <table:table-cell table:style-name="ce83" table:number-columns-repeated="2"/>
          <table:table-cell table:style-name="ce89" office:value-type="string">
            <text:p>The wind picks up, a slow crescendo to screeching howl.</text:p>
          </table:table-cell>
          <table:table-cell table:style-name="ce89" office:value-type="string">
            <text:p>Each explorer in the Gardens, Graveyard, Patio, Tower or Balcony or in a room with an outside-facing window rolls Might: 5+ No effect; 3-4 Roll 1 die of physical damage; 1-2 Roll 1 die of mental damage; 0 Roll 1 die of physical damage and put one of your items on the Entrance Hall</text:p>
          </table:table-cell>
          <table:table-cell table:style-name="ce94" office:value-type="string">
            <text:p>D</text:p>
          </table:table-cell>
          <table:table-cell table:number-columns-repeated="1018"/>
        </table:table-row>
        <table:table-row table:style-name="ro11">
          <table:table-cell table:style-name="ce83" office:value-type="string">
            <text:p>Lights Out</text:p>
          </table:table-cell>
          <table:table-cell table:style-name="ce83" table:number-columns-repeated="2"/>
          <table:table-cell table:style-name="ce89" office:value-type="string">
            <text:p>Your flashlight goes out. Don't worry, someone else has batteries.</text:p>
          </table:table-cell>
          <table:table-cell table:style-name="ce89" office:value-type="string">
            <text:p>Keep this card. You can move only 1 space each turn until you end your turn in the same room as another explorer. At the end of that turn, discard this card. Then you can move normally again. If you have the Candle or end your turn in the Furnace Room, discard this card.</text:p>
          </table:table-cell>
          <table:table-cell table:style-name="ce94" office:value-type="string">
            <text:p>A</text:p>
          </table:table-cell>
          <table:table-cell table:number-columns-repeated="1018"/>
        </table:table-row>
        <table:table-row table:style-name="ro11">
          <table:table-cell table:style-name="ce83" office:value-type="string">
            <text:p>Mystic Slide</text:p>
          </table:table-cell>
          <table:table-cell table:style-name="ce83" table:number-columns-repeated="2"/>
          <table:table-cell table:style-name="ce89" office:value-type="string">
            <text:p>The floor falls from under you</text:p>
          </table:table-cell>
          <table:table-cell table:style-name="ce89" office:value-type="string">
            <text:p>Place the Slide token in this room, then attempt a Might roll to use the Slide: 5+ You control the Slide. Put yourself in any explored room on any floor below the Slide; 0-4 Draw tiles from the room stack until you draw a basement room; Place the room tile (If no basement rooms are in the stack, choose a basement room in play). You fall to that room and take 1 die of physical damage. If it's not your turn, don't draw a card for that room. On later turns, any explorer can attempt this roll to use the Slide.</text:p>
          </table:table-cell>
          <table:table-cell table:style-name="ce94" office:value-type="string">
            <text:p>I</text:p>
          </table:table-cell>
          <table:table-cell table:number-columns-repeated="1018"/>
        </table:table-row>
        <table:table-row table:style-name="ro11">
          <table:table-cell table:style-name="ce83" office:value-type="string">
            <text:p>Revolving Wall</text:p>
          </table:table-cell>
          <table:table-cell table:style-name="ce83" table:number-columns-repeated="2"/>
          <table:table-cell table:style-name="ce89" office:value-type="string">
            <text:p>The wall spins to another place.</text:p>
          </table:table-cell>
          <table:table-cell table:style-name="ce89" office:value-type="string">
            <text:p>Place the Wall Switch token on a wall without an exit in this room or a corner of this room. If there isn't a room on the other side of the Wall Switch, draw room tiles until you find one for this floor, then put it in the house. (If there are no more rooms on this floor, discard this card). Then put your explorer in that room. Once during an explorer's turn, he or she can attempt a Knowledge roll to use the Wall Switch: 3+ That explorer finds the hidden switch and goes through. This doesn't count as moving a space; 0-2 That explorer can't find the hidden switch and can't go through.</text:p>
          </table:table-cell>
          <table:table-cell table:style-name="ce94" office:value-type="string">
            <text:p>I</text:p>
          </table:table-cell>
          <table:table-cell table:number-columns-repeated="1018"/>
        </table:table-row>
        <table:table-row table:style-name="ro11">
          <table:table-cell table:style-name="ce83" office:value-type="string">
            <text:p>Disquieting Sounds</text:p>
          </table:table-cell>
          <table:table-cell table:style-name="ce83" table:number-columns-repeated="2"/>
          <table:table-cell table:style-name="ce89" office:value-type="string">
            <text:p>A baby's cry, lost and abandoned. A scream. The crack of breaking glass. Then silence.</text:p>
          </table:table-cell>
          <table:table-cell table:style-name="ce89" office:value-type="string">
            <text:p>Roll 6 dice. If you roll equal to or more than the number of omens that have been revealed, you gain 1 Sanity. If not, take 1 die of mental damage.</text:p>
          </table:table-cell>
          <table:table-cell table:style-name="ce94" office:value-type="string">
            <text:p>D</text:p>
          </table:table-cell>
          <table:table-cell table:number-columns-repeated="1018"/>
        </table:table-row>
        <table:table-row table:style-name="ro11">
          <table:table-cell table:style-name="ce83" office:value-type="string">
            <text:p>Webs</text:p>
          </table:table-cell>
          <table:table-cell table:style-name="ce83" table:number-columns-repeated="2"/>
          <table:table-cell table:style-name="ce89" office:value-type="string">
            <text:p>Casually, you reach up to brush some webs aside... but they won't brush away. They cling</text:p>
          </table:table-cell>
          <table:table-cell table:style-name="ce89" office:value-type="string">
            <text:p>Might roll: 4+ you break free / +1 Might, then discard; 0-3 you're stuck. Keep this card. You cannot attack, move or use an item. Any explorer in this room can attempt to free you with a 4+ Might roll. Anyone failing cannot move further on that turn. After 3 unsuccessful attempts, you break free on your next turn automatically.</text:p>
          </table:table-cell>
          <table:table-cell table:style-name="ce94" office:value-type="string">
            <text:p>A</text:p>
          </table:table-cell>
          <table:table-cell table:number-columns-repeated="1018"/>
        </table:table-row>
        <table:table-row table:style-name="ro11">
          <table:table-cell table:style-name="ce83" office:value-type="string">
            <text:p>Imɒǫɘ in ƚʜɘ Miɿɿoɿ</text:p>
          </table:table-cell>
          <table:table-cell table:style-name="ce83" table:number-columns-repeated="2"/>
          <table:table-cell table:style-name="ce89"/>
          <table:table-cell table:style-name="ce89" office:value-type="string">
            <text:p>There is an old mirror in this room. Your frightened reflection moves on its own. You realize it is you from another time. Your reflection writes on the mirror: Tʜiƨ will ʜɘlq. Then it hands you an item through the mirror. Draw an item card.</text:p>
          </table:table-cell>
          <table:table-cell table:style-name="ce94" office:value-type="string">
            <text:p>D</text:p>
          </table:table-cell>
          <table:table-cell table:number-columns-repeated="1018"/>
        </table:table-row>
        <table:table-row table:style-name="ro11">
          <table:table-cell table:style-name="ce83" office:value-type="string">
            <text:p>What the...?</text:p>
          </table:table-cell>
          <table:table-cell table:style-name="ce83" table:number-columns-repeated="2"/>
          <table:table-cell table:style-name="ce89" office:value-type="string">
            <text:p>As you look back the way you came... nothing. Just empty fog and mist where a room used to be.</text:p>
          </table:table-cell>
          <table:table-cell table:style-name="ce89" office:value-type="string">
            <text:p>Place this tile somewhere else on the same floor. If there's no unexplored doorway on this level, move to a different level.</text:p>
          </table:table-cell>
          <table:table-cell table:style-name="ce94" office:value-type="string">
            <text:p>D</text:p>
          </table:table-cell>
          <table:table-cell table:number-columns-repeated="1018"/>
        </table:table-row>
        <table:table-row table:style-name="ro11">
          <table:table-cell table:style-name="ce83" office:value-type="string">
            <text:p>The Beckoning</text:p>
          </table:table-cell>
          <table:table-cell table:style-name="ce83" table:number-columns-repeated="2"/>
          <table:table-cell table:style-name="ce89" office:value-type="string">
            <text:p>Outside. You must get outside. Fly to freedom!</text:p>
          </table:table-cell>
          <table:table-cell table:style-name="ce89" office:value-type="string">
            <text:p>Each explorer in the Gardens, Graveyard, Tower or Balcony or in a room with an outside-facing window rolls Sanity; 3+ No effect; 0-2 You jump in the Patio. If it is not on the game, draw the tile and place it. Take 1 die of physical damage</text:p>
          </table:table-cell>
          <table:table-cell table:style-name="ce94" office:value-type="string">
            <text:p>D</text:p>
          </table:table-cell>
          <table:table-cell table:number-columns-repeated="1018"/>
        </table:table-row>
        <table:table-row table:style-name="ro11">
          <table:table-cell table:style-name="ce83" office:value-type="string">
            <text:p>Secret Stairs</text:p>
          </table:table-cell>
          <table:table-cell table:style-name="ce83" table:number-columns-repeated="2"/>
          <table:table-cell table:style-name="ce89" office:value-type="string">
            <text:p>A horrible creaking sound echoes around you. You've discovered a secret stairwell.</text:p>
          </table:table-cell>
          <table:table-cell table:style-name="ce89" office:value-type="string">
            <text:p>Put one Secret Stairs token in this room and a second Secret Stairs token in an existing room on another floor. Moving from one Secret Stairs token to the other counts as moving one space (The stairs don't count as a space). You can follow the stairs right now, even if you don't have any movement left. If you do follow them this turn, draw an event card in the new room.</text:p>
          </table:table-cell>
          <table:table-cell table:style-name="ce94" office:value-type="string">
            <text:p>I</text:p>
          </table:table-cell>
          <table:table-cell table:number-columns-repeated="1018"/>
        </table:table-row>
        <table:table-row table:style-name="ro11">
          <table:table-cell table:style-name="ce83" office:value-type="string">
            <text:p>Something Hidden</text:p>
          </table:table-cell>
          <table:table-cell table:style-name="ce83" table:number-columns-repeated="2"/>
          <table:table-cell table:style-name="ce89" office:value-type="string">
            <text:p>There's something odd about this room, but what? It's tickling the back of your mind.</text:p>
          </table:table-cell>
          <table:table-cell table:style-name="ce89" office:value-type="string">
            <text:p>Optional Knowledge roll: 4+ draw 1 item card; 0-3 Lose 1 Sanity</text:p>
          </table:table-cell>
          <table:table-cell table:style-name="ce94" office:value-type="string">
            <text:p>D</text:p>
          </table:table-cell>
          <table:table-cell table:number-columns-repeated="1018"/>
        </table:table-row>
        <table:table-row table:style-name="ro11">
          <table:table-cell table:style-name="ce83" office:value-type="string">
            <text:p>Something Slimy</text:p>
          </table:table-cell>
          <table:table-cell table:style-name="ce83" table:number-columns-repeated="2"/>
          <table:table-cell table:style-name="ce89" office:value-type="string">
            <text:p>What's around your ankle? A bug? A tentacle? A dead hand crawling?</text:p>
          </table:table-cell>
          <table:table-cell table:style-name="ce89" office:value-type="string">
            <text:p>Speed roll; 4+ You break free. Gain 1 Speed; 1-3 Lose 1 Might; 0 Lose 1 Might and 1 Speed.</text:p>
          </table:table-cell>
          <table:table-cell table:style-name="ce94" office:value-type="string">
            <text:p>D</text:p>
          </table:table-cell>
          <table:table-cell table:number-columns-repeated="1018"/>
        </table:table-row>
        <table:table-row table:style-name="ro11">
          <table:table-cell table:style-name="ce83" office:value-type="string">
            <text:p>Angry Being</text:p>
          </table:table-cell>
          <table:table-cell table:style-name="ce83" table:number-columns-repeated="2"/>
          <table:table-cell table:style-name="ce89" office:value-type="string">
            <text:p>It emerges from the slime on the wall next to you.</text:p>
          </table:table-cell>
          <table:table-cell table:style-name="ce89" office:value-type="string">
            <text:p>You must attempt a Speed roll: 5+ You get away Get 1 Speed; 2-4 Take 1 die of mental damage; 0-1 Take 1 die of mental damage and 1 die of physical damage.</text:p>
          </table:table-cell>
          <table:table-cell table:style-name="ce94" office:value-type="string">
            <text:p>D</text:p>
          </table:table-cell>
          <table:table-cell table:number-columns-repeated="1018"/>
        </table:table-row>
        <table:table-row table:style-name="ro11">
          <table:table-cell table:style-name="ce83" office:value-type="string">
            <text:p>Secret Passage</text:p>
          </table:table-cell>
          <table:table-cell table:style-name="ce83" table:number-columns-repeated="2"/>
          <table:table-cell table:style-name="ce89" office:value-type="string">
            <text:p>A section of the wall slides away. Behind it, a moldy tunnel awaits.</text:p>
          </table:table-cell>
          <table:table-cell table:style-name="ce89" office:value-type="string">
            <text:p>Put a Secret Passage token in this room. Roll 3 dice and place the second Secret Passage token in: 6 Any existing room; 4-5 Any existing upper floor room; 2-3 Any existing ground floor room; 0-1 Any existing basement room; You can then use the Secret Passage, even if you don't have any movements left. Moving from one Secret Passage token to the other counts as moving one space (The passage itself doesn't count as a space). On later turns, any explorer can use the Secret Passage. An explorer can't end his or her turn in the passage.</text:p>
          </table:table-cell>
          <table:table-cell table:style-name="ce94" office:value-type="string">
            <text:p>I</text:p>
          </table:table-cell>
          <table:table-cell table:number-columns-repeated="1018"/>
        </table:table-row>
        <table:table-row table:style-name="ro11">
          <table:table-cell table:style-name="ce83" office:value-type="string">
            <text:p>It is Meant to Be</text:p>
          </table:table-cell>
          <table:table-cell table:style-name="ce83" table:number-columns-repeated="2"/>
          <table:table-cell table:style-name="ce89" office:value-type="string">
            <text:p>You collapse to the floor, visions of future events pouring through your head.</text:p>
          </table:table-cell>
          <table:table-cell table:style-name="ce89" office:value-type="string">
            <text:p>Choose one of these 2 options: 1 You can look at the top 3 tiles or cards of any one stack. If you do, rearrange those 3 tiles or cards in any order and put them back on the top. Do not tell anyone the results. 2 You can choose instead to roll 4 dice and write down the result. For one future die roll of your choice that you attempt, you can use that number instead of rolling. If that number is higher than the maximum possible result, use the maximum possible result instead.</text:p>
          </table:table-cell>
          <table:table-cell table:style-name="ce94" office:value-type="string">
            <text:p>A</text:p>
          </table:table-cell>
          <table:table-cell table:number-columns-repeated="1018"/>
        </table:table-row>
        <table:table-row table:style-name="ro11">
          <table:table-cell table:style-name="ce83" office:value-type="string">
            <text:p>Rotten</text:p>
          </table:table-cell>
          <table:table-cell table:style-name="ce83" table:number-columns-repeated="2"/>
          <table:table-cell table:style-name="ce89" office:value-type="string">
            <text:p>The smell in this room, it's horrible. Smells like death, like blood. A slaughterhouse smell.</text:p>
          </table:table-cell>
          <table:table-cell table:style-name="ce91" office:value-type="string">
            <text:p>You must attempt a Sanity roll: 5+ Troubling odors, nothing more. Gain 1 Sanity; 2-4 Lose 1 Might; 0 You double over with nausea. Lose 1 Might, 1 Speed, 1 Knowledge and 1 Sanity</text:p>
          </table:table-cell>
          <table:table-cell table:style-name="ce94" office:value-type="string">
            <text:p>D</text:p>
          </table:table-cell>
          <table:table-cell table:number-columns-repeated="1018"/>
        </table:table-row>
        <table:table-row table:style-name="ro11">
          <table:table-cell table:style-name="ce83" office:value-type="string">
            <text:p>Funeral</text:p>
          </table:table-cell>
          <table:table-cell table:style-name="ce83" table:number-columns-repeated="2"/>
          <table:table-cell table:style-name="ce89" office:value-type="string">
            <text:p>You see an open coffin. You're inside it.</text:p>
          </table:table-cell>
          <table:table-cell table:style-name="ce89" office:value-type="string">
            <text:p>You must attempt a Sanity roll: 4+ You blink, and it's gone. Gain 1 Sanity; 2-3 The vision disturbs you. Lose 1 Sanity; 0-1 You're really in that coffin. Lose 1 Sanity and 1 Might as you dig yourself out. If the Graveyard or the Crypt have been found, put your explorer in one of those rooms (you choose which one).</text:p>
          </table:table-cell>
          <table:table-cell table:style-name="ce94" office:value-type="string">
            <text:p>D</text:p>
          </table:table-cell>
          <table:table-cell table:number-columns-repeated="1018"/>
        </table:table-row>
        <table:table-row table:style-name="ro11">
          <table:table-cell table:style-name="ce83" office:value-type="string">
            <text:p>Footsteps</text:p>
          </table:table-cell>
          <table:table-cell table:style-name="ce83" table:number-columns-repeated="2"/>
          <table:table-cell table:style-name="ce89" office:value-type="string">
            <text:p>The floorboards slowly creak. Dust rises. Footprints appear on the dirty floor. And then, as they reach you, they are gone.</text:p>
          </table:table-cell>
          <table:table-cell table:style-name="ce89" office:value-type="string">
            <text:p>Roll 1 die (an explorer in the Chapel rolls 1 additional die on this roll): 4 You and the nearest explorer gain 1 Might; 3 You gan 1 Might, and the nearest explorer loses 1 Sanity; 2 Lose 1 Sanity; 1 Lose 1 Speed; 0 Each explorer loses 1 point from a trait of his or her choice.</text:p>
          </table:table-cell>
          <table:table-cell table:style-name="ce94" office:value-type="string">
            <text:p>D</text:p>
          </table:table-cell>
          <table:table-cell table:number-columns-repeated="1018"/>
        </table:table-row>
        <table:table-row table:style-name="ro12">
          <table:table-cell/>
          <table:table-cell table:style-name="ce84" office:value-type="string">
            <text:p>Event Deck Size</text:p>
          </table:table-cell>
          <table:table-cell table:style-name="ce85" table:formula="of:=45-COUNTBLANK([.A7:.A51])" office:value-type="float" office:value="45">
            <text:p>45</text:p>
          </table:table-cell>
          <table:table-cell table:number-columns-repeated="1021"/>
        </table:table-row>
        <table:table-row table:style-name="ro12" table:number-rows-repeated="1048523">
          <table:table-cell table:number-columns-repeated="1024"/>
        </table:table-row>
        <table:table-row table:style-name="ro12">
          <table:table-cell table:number-columns-repeated="1024"/>
        </table:table-row>
      </table:table>
      <table:table table:name="Items" table:style-name="ta1" table:print="false">
        <office:forms form:automatic-focus="false" form:apply-design-mode="false">
          <form:form form:name="formItems" form:apply-filter="true" form:command-type="table" form:control-implementation="ooo:com.sun.star.form.component.Form" office:target-frame="" xlink:href="" xlink:type="simple">
            <form:button form:name="btnShuffleItems" form:control-implementation="ooo:com.sun.star.form.component.CommandButton" xml:id="control50" form:id="control50" form:label="Shuffle Item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tems.ShuffleItems?language=Basic&amp;location=document" xlink:type="simple"/>
              </office:event-listeners>
            </form:button>
            <form:button form:name="btnPlayItem" form:control-implementation="ooo:com.sun.star.form.component.CommandButton" xml:id="control51" form:id="control51" form:label="Play Top Item"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tems.PlayTopItem?language=Basic&amp;location=document" xlink:type="simple"/>
              </office:event-listeners>
            </form:button>
          </form:form>
        </office:forms>
        <table:table-column table:style-name="co19" table:default-cell-style-name="ce80"/>
        <table:table-column table:style-name="co20" table:default-cell-style-name="ce80"/>
        <table:table-column table:style-name="co21" table:default-cell-style-name="ce80"/>
        <table:table-column table:style-name="co16" table:default-cell-style-name="ce87"/>
        <table:table-column table:style-name="co22" table:default-cell-style-name="ce87"/>
        <table:table-column table:style-name="co18" table:default-cell-style-name="ce93"/>
        <table:table-column table:style-name="co4" table:number-columns-repeated="1018" table:default-cell-style-name="ce95"/>
        <table:table-row table:style-name="ro9">
          <table:table-cell table:style-name="ce79">
            <draw:control table:end-cell-address="Items.B3" table:end-x="1.052cm" table:end-y="0.32cm" draw:z-index="1" draw:text-style-name="P8" svg:width="3.767cm" svg:height="1.164cm" svg:x="0.123cm" svg:y="0.111cm" draw:control="control51"/>
          </table:table-cell>
          <table:table-cell table:style-name="ce79" table:number-columns-repeated="2"/>
          <table:table-cell table:style-name="ce86"/>
          <table:table-cell table:style-name="ce86">
            <draw:control table:end-cell-address="Items.E3" table:end-x="17.024cm" table:end-y="0.32cm" draw:z-index="0" draw:text-style-name="P8" svg:width="3.767cm" svg:height="1.164cm" svg:x="13.257cm" svg:y="0.111cm" draw:control="control50"/>
          </table:table-cell>
          <table:table-cell table:style-name="Default"/>
          <table:table-cell table:number-columns-repeated="1018"/>
        </table:table-row>
        <table:table-row table:style-name="ro9" table:number-rows-repeated="3">
          <table:table-cell table:style-name="ce79" table:number-columns-repeated="3"/>
          <table:table-cell table:style-name="ce86" table:number-columns-repeated="2"/>
          <table:table-cell table:style-name="Default"/>
          <table:table-cell table:number-columns-repeated="1018"/>
        </table:table-row>
        <table:table-row table:style-name="ro9">
          <table:table-cell table:number-columns-repeated="5"/>
          <table:table-cell table:style-name="Default"/>
          <table:table-cell table:number-columns-repeated="1018"/>
        </table:table-row>
        <table:table-row table:style-name="ro10">
          <table:table-cell table:style-name="ce97" office:value-type="string">
            <text:p>Name</text:p>
          </table:table-cell>
          <table:table-cell table:style-name="ce101" office:value-type="string">
            <text:p>Discarded</text:p>
          </table:table-cell>
          <table:table-cell table:style-name="ce101" office:value-type="string">
            <text:p>Attributed</text:p>
          </table:table-cell>
          <table:table-cell table:style-name="ce103" office:value-type="string">
            <text:p>Flavor</text:p>
          </table:table-cell>
          <table:table-cell table:style-name="ce105" office:value-type="string">
            <text:p>Effect</text:p>
          </table:table-cell>
          <table:table-cell table:style-name="ce108"/>
          <table:table-cell table:style-name="ce109" table:number-columns-repeated="1018"/>
        </table:table-row>
        <table:table-row table:style-name="ro11">
          <table:table-cell table:style-name="ce98" office:value-type="string">
            <text:p>Blood Dagger</text:p>
          </table:table-cell>
          <table:table-cell table:number-columns-repeated="2"/>
          <table:table-cell office:value-type="string">
            <text:p>A nasty weapon. Needles and tubes extend from the handle... and plunge right into your veins.</text:p>
          </table:table-cell>
          <table:table-cell table:style-name="ce106" office:value-type="string">
            <text:p>You roll 3 additional dice (maximum of 8 dice) when making a Might attack with this weapon. If you do, lose 1 Speed. You can't use another weapon while you're using this one. This item can't be traded or dropped. If it's stolen, take 2 dice of physical damage.</text:p>
          </table:table-cell>
          <table:table-cell table:number-columns-repeated="1019"/>
        </table:table-row>
        <table:table-row table:style-name="ro11">
          <table:table-cell table:style-name="ce98" office:value-type="string">
            <text:p>Sacrificial Dagger</text:p>
          </table:table-cell>
          <table:table-cell table:number-columns-repeated="2"/>
          <table:table-cell office:value-type="string">
            <text:p>A twisted shard of iron covered in mysterious symbols and stained with blood.</text:p>
          </table:table-cell>
          <table:table-cell table:style-name="ce106" office:value-type="string">
            <text:p>When making a Might attack with this weapon, you roll 3 extra dice (maximum of 8 dice), but you must make a Knowledge roll first: 6+ No effect; 3-5 Lose 1 from a mental trait; 0-2 The dagger twists in your hand! Take 2 dice of physical damage. You can't attack this turn. You can't use another weapon while you're using this one.</text:p>
          </table:table-cell>
          <table:table-cell table:number-columns-repeated="1019"/>
        </table:table-row>
        <table:table-row table:style-name="ro11">
          <table:table-cell table:style-name="ce98" office:value-type="string">
            <text:p>Music Box</text:p>
          </table:table-cell>
          <table:table-cell table:number-columns-repeated="2"/>
          <table:table-cell office:value-type="string">
            <text:p>A hand-crafted antique. It plays a haunting melody that gets stuck in your head</text:p>
          </table:table-cell>
          <table:table-cell table:style-name="ce106" office:value-type="string">
            <text:p>Once per turn, you can open or close the Music Box. While the Music Box is open, any explorer or monster with a Sanity trait that enters or starts its turn in the same room must make a Sanity roll of 4+. If the roll fails, the explorer or monster ends its turn as it is mesmerized by the music. If an explorer or monster carrying the Music Box is mesmerized, it drops the Music Box. If the Music Box is open when it is dropped, it remains open.</text:p>
          </table:table-cell>
          <table:table-cell table:number-columns-repeated="1019"/>
        </table:table-row>
        <table:table-row table:style-name="ro11">
          <table:table-cell table:style-name="ce98" office:value-type="string">
            <text:p>Bell</text:p>
          </table:table-cell>
          <table:table-cell table:number-columns-repeated="2"/>
          <table:table-cell office:value-type="string">
            <text:p>A brass bell that makes a resonant clang.</text:p>
          </table:table-cell>
          <table:table-cell table:style-name="ce106" office:value-type="string">
            <text:p>Gain 1 Sanity now. Lose 1 Sanity if you lose the Bell. Once during your turn after the haunt is revealed, you can attempt a Sanity roll to use the Bell: 5+ Move any number of unimpeded heroes 1 space closer to you; 0-4 The traitor can move any number of monsters 1 space closer to you (If you are the traitor, this result has no effect). If there is no traitor, all monsters move 1 space closer to you.</text:p>
          </table:table-cell>
          <table:table-cell table:number-columns-repeated="1019"/>
        </table:table-row>
        <table:table-row table:style-name="ro11">
          <table:table-cell table:style-name="ce98" office:value-type="string">
            <text:p>Adrenaline Shot</text:p>
          </table:table-cell>
          <table:table-cell table:number-columns-repeated="2"/>
          <table:table-cell office:value-type="string">
            <text:p>A syringe containing a strange fluorescent liquid.</text:p>
          </table:table-cell>
          <table:table-cell table:style-name="ce106" office:value-type="string">
            <text:p>Before you attempt a trait roll, you can use this item to add 4 to the result of that roll. Discard this item after you use it.</text:p>
          </table:table-cell>
          <table:table-cell table:number-columns-repeated="1019"/>
        </table:table-row>
        <table:table-row table:style-name="ro11">
          <table:table-cell table:style-name="ce98" office:value-type="string">
            <text:p>Idol</text:p>
          </table:table-cell>
          <table:table-cell table:number-columns-repeated="2"/>
          <table:table-cell office:value-type="string">
            <text:p>Perhaps it's chosen you for some greater purpose. Like human sacrifice.</text:p>
          </table:table-cell>
          <table:table-cell table:style-name="ce106" office:value-type="string">
            <text:p>Once per turn, you can rub the Idol before making any trait, combat or event roll to add 2 dice to the roll (to a maximum of 8 dice). Each time you do, lose 1 Sanity.</text:p>
          </table:table-cell>
          <table:table-cell table:number-columns-repeated="1019"/>
        </table:table-row>
        <table:table-row table:style-name="ro11">
          <table:table-cell table:style-name="ce98" office:value-type="string">
            <text:p>Medical Kit</text:p>
          </table:table-cell>
          <table:table-cell table:number-columns-repeated="2"/>
          <table:table-cell office:value-type="string">
            <text:p>A doctor's bag, depleted in some critical resources.</text:p>
          </table:table-cell>
          <table:table-cell table:style-name="ce106" office:value-type="string">
            <text:p>Once during your turn, you can attempt a Knowledge roll to heal yourself or another explorer in the same room: 8+ Gain 3 up to points of physical traits; 6-7 Gain up to 2 points of physical traits; 4-5 Gain 1 point in a physical trait; 0-3 Nothing happens; You can't raise a trait above its starting value with the Medical Kit</text:p>
          </table:table-cell>
          <table:table-cell table:number-columns-repeated="1019"/>
        </table:table-row>
        <table:table-row table:style-name="ro11">
          <table:table-cell table:style-name="ce98" office:value-type="string">
            <text:p>Lucky Stone</text:p>
          </table:table-cell>
          <table:table-cell table:number-columns-repeated="2"/>
          <table:table-cell office:value-type="string">
            <text:p>A smooth, ordinary-looking rock. You sense it will bring you good fortune.</text:p>
          </table:table-cell>
          <table:table-cell table:style-name="ce106" office:value-type="string">
            <text:p>After you attempt a roll of any kind, you can rub the stone once to reroll any number of those dice. Discard this item after you use it.</text:p>
          </table:table-cell>
          <table:table-cell table:number-columns-repeated="1019"/>
        </table:table-row>
        <table:table-row table:style-name="ro11">
          <table:table-cell table:style-name="ce98" office:value-type="string">
            <text:p>Smelling Salts</text:p>
          </table:table-cell>
          <table:table-cell table:number-columns-repeated="2"/>
          <table:table-cell office:value-type="string">
            <text:p>Whew, that's a lungful.</text:p>
          </table:table-cell>
          <table:table-cell table:style-name="ce106" office:value-type="string">
            <text:p>If your or another living explorer's Knowledge is below its starting value and you're in the same room, you can raise that trait to its starting value by using the Smelling Salts. Discard this item after you use it.</text:p>
          </table:table-cell>
          <table:table-cell table:number-columns-repeated="1019"/>
        </table:table-row>
        <table:table-row table:style-name="ro11">
          <table:table-cell table:style-name="ce98" office:value-type="string">
            <text:p>Bottle</text:p>
          </table:table-cell>
          <table:table-cell table:number-columns-repeated="2"/>
          <table:table-cell office:value-type="string">
            <text:p>An opaque vial containing a black liquid.</text:p>
          </table:table-cell>
          <table:table-cell table:style-name="ce106" office:value-type="string">
            <text:p>Once during your turn after the haunt is revealed, you can roll 3 dice and drink from the Bottle: 6 Choose a room and put your explorer there; 5 Gain 2 Might and 2 Speed; 4 Gain 2 Knowledge and 2 Sanity; 3 Gain 1 Knowledge and lose 1 Might; 2 Lose 2 Knowledge and 2 Sanity; 1 Lose 2 Might and 2 Speed; 0 Lose 2 from each trait. Discard this card after you use it.</text:p>
          </table:table-cell>
          <table:table-cell table:number-columns-repeated="1019"/>
        </table:table-row>
        <table:table-row table:style-name="ro11">
          <table:table-cell table:style-name="ce99" office:value-type="string">
            <text:p>Dynamite</text:p>
          </table:table-cell>
          <table:table-cell table:number-columns-repeated="2"/>
          <table:table-cell office:value-type="string">
            <text:p>The fuse isn't lit... yet.</text:p>
          </table:table-cell>
          <table:table-cell table:style-name="ce106" office:value-type="string">
            <text:p>Instead of attacking, you can throw the Dynamite through a connecting door into an adjacent room. Each explorer and monster with Might and Speed traits in that room must attempt a Speed roll: 5+ Take no damage from Dynamite; 0-4 Take 4 points of physical damage. Discard this card after you use it.</text:p>
          </table:table-cell>
          <table:table-cell table:number-columns-repeated="1019"/>
        </table:table-row>
        <table:table-row table:style-name="ro11">
          <table:table-cell table:style-name="ce98" office:value-type="string">
            <text:p>Armor</text:p>
          </table:table-cell>
          <table:table-cell table:number-columns-repeated="2"/>
          <table:table-cell office:value-type="string">
            <text:p>It's just a prop armor from a Renaissance fair, but it's still metal.</text:p>
          </table:table-cell>
          <table:table-cell table:style-name="ce106" office:value-type="string">
            <text:p>Any time (not just once per turn) you take physical damage, take 1 less point of damage. This item can't be stolen.</text:p>
          </table:table-cell>
          <table:table-cell table:number-columns-repeated="1019"/>
        </table:table-row>
        <table:table-row table:style-name="ro11">
          <table:table-cell table:style-name="ce98" office:value-type="string">
            <text:p>Axe</text:p>
          </table:table-cell>
          <table:table-cell table:number-columns-repeated="2"/>
          <table:table-cell office:value-type="string">
            <text:p>Very sharp.</text:p>
          </table:table-cell>
          <table:table-cell table:style-name="ce106" office:value-type="string">
            <text:p>You roll 1 additional die (maximum of 8 dice) when making a Might attack with this weapon. You can't use another weapon while you're using this one.</text:p>
          </table:table-cell>
          <table:table-cell table:number-columns-repeated="1019"/>
        </table:table-row>
        <table:table-row table:style-name="ro11">
          <table:table-cell table:style-name="ce98" office:value-type="string">
            <text:p>Rabbit's Foot</text:p>
          </table:table-cell>
          <table:table-cell table:number-columns-repeated="2"/>
          <table:table-cell office:value-type="string">
            <text:p>Not so lucky for the rabbit.</text:p>
          </table:table-cell>
          <table:table-cell table:style-name="ce106" office:value-type="string">
            <text:p>Once during your turn, you can reroll 1 die. You must keep the second roll.</text:p>
          </table:table-cell>
          <table:table-cell table:number-columns-repeated="1019"/>
        </table:table-row>
        <table:table-row table:style-name="ro11">
          <table:table-cell table:style-name="ce98" office:value-type="string">
            <text:p>Pickpocket's Gloves</text:p>
          </table:table-cell>
          <table:table-cell table:number-columns-repeated="2"/>
          <table:table-cell office:value-type="string">
            <text:p>Helping yourself has never seemed so easy.</text:p>
          </table:table-cell>
          <table:table-cell table:style-name="ce106" office:value-type="string">
            <text:p>When you are in the same room as another explorer, you can discard this item to take any item that explorer is carrying</text:p>
          </table:table-cell>
          <table:table-cell table:number-columns-repeated="1019"/>
        </table:table-row>
        <table:table-row table:style-name="ro11">
          <table:table-cell table:style-name="ce98" office:value-type="string">
            <text:p>Healing Salve</text:p>
          </table:table-cell>
          <table:table-cell table:number-columns-repeated="2"/>
          <table:table-cell office:value-type="string">
            <text:p>A sticky paste in a shallow bowl.</text:p>
          </table:table-cell>
          <table:table-cell table:style-name="ce106" office:value-type="string">
            <text:p>You can apply the Healing Salve to yourself or to another living explorer in the same room. If that explorer's Might or Speed is below its starting value, raise one or both traits to its starting value. Discard this item after you use it.</text:p>
          </table:table-cell>
          <table:table-cell table:number-columns-repeated="1019"/>
        </table:table-row>
        <table:table-row table:style-name="ro11">
          <table:table-cell table:style-name="ce98" office:value-type="string">
            <text:p>Puzzle Box</text:p>
          </table:table-cell>
          <table:table-cell table:number-columns-repeated="2"/>
          <table:table-cell office:value-type="string">
            <text:p>There must be a way to open it.</text:p>
          </table:table-cell>
          <table:table-cell table:style-name="ce106" office:value-type="string">
            <text:p>Once during your turn, you can attempt a Knowledge roll to open the box: 6+ You open the box. Draw 2 item cards and discard the Puzzle Box; 0-5 You just can't get it open.</text:p>
          </table:table-cell>
          <table:table-cell table:number-columns-repeated="1019"/>
        </table:table-row>
        <table:table-row table:style-name="ro11">
          <table:table-cell table:style-name="ce98" office:value-type="string">
            <text:p>Dark Dice</text:p>
          </table:table-cell>
          <table:table-cell table:number-columns-repeated="2"/>
          <table:table-cell office:value-type="string">
            <text:p>Are you feeling lucky?</text:p>
          </table:table-cell>
          <table:table-cell table:style-name="ce106" office:value-type="string">
            <text:p>Once per turn, you can roll 3 dice: 6 Move to the location of any explorer not revealed as a traitor; 5 Move one other explorer in the same room into an adjacent room; 4 Gain 1 in a physical trait; 3 Immediately move into an adjacent room (no movement cost); 2 Gain 1 in a mental trait; 1 Draw an event card; 0 Reduce all of your traits to the lowest value above the skull symbol. Discard the Dark Dice.</text:p>
          </table:table-cell>
          <table:table-cell table:number-columns-repeated="1019"/>
        </table:table-row>
        <table:table-row table:style-name="ro11">
          <table:table-cell table:style-name="ce98" office:value-type="string">
            <text:p>Amulet of the Ages</text:p>
          </table:table-cell>
          <table:table-cell table:number-columns-repeated="2"/>
          <table:table-cell office:value-type="string">
            <text:p>Ancient silver and inlaid gems, inscribed with blessings.</text:p>
          </table:table-cell>
          <table:table-cell table:style-name="ce106" office:value-type="string">
            <text:p>Gain 1 Might, 1 Speed, 1 Knowledge and 1 Sanity now. Lose 3 Might, 3 Speed, 3 Knowledge and 3 Sanity if you lose the Amulet.</text:p>
          </table:table-cell>
          <table:table-cell table:number-columns-repeated="1019"/>
        </table:table-row>
        <table:table-row table:style-name="ro11">
          <table:table-cell table:style-name="ce98" office:value-type="string">
            <text:p>Revolver</text:p>
          </table:table-cell>
          <table:table-cell table:number-columns-repeated="2"/>
          <table:table-cell office:value-type="string">
            <text:p>An old, potent-looking weapon.</text:p>
          </table:table-cell>
          <table:table-cell table:style-name="ce106" office:value-type="string">
            <text:p>You can use the revolver to attack with Speed instead of Might (your opponent then defends with Speed and takes physical damage). Roll 1 additional die on your Speed attack roll (maximum 8 dice). With the Revolver, you can attack anyone on the same room or within line of sight (through and uninterrupted straight line of doors). If you attack someone in another room and lose, you don't take damage. You can't use another weapon while you're using this one.</text:p>
          </table:table-cell>
          <table:table-cell table:number-columns-repeated="1019"/>
        </table:table-row>
        <table:table-row table:style-name="ro11">
          <table:table-cell table:style-name="ce98" office:value-type="string">
            <text:p>Candle</text:p>
          </table:table-cell>
          <table:table-cell table:number-columns-repeated="2"/>
          <table:table-cell office:value-type="string">
            <text:p>It makes the shadows move – at least, you hope it's doing that.</text:p>
          </table:table-cell>
          <table:table-cell table:style-name="ce106" office:value-type="string">
            <text:p>If you draw an event card, roll 1 additional die (maximum of 8 dice) for that event's trait rolls. If you have the Bell, Book and Candle, gain 2 in each trait. The first time you lose one of those 3 items later in the game, lose 2 from each trait.</text:p>
          </table:table-cell>
          <table:table-cell table:number-columns-repeated="1019"/>
        </table:table-row>
        <table:table-row table:style-name="ro11">
          <table:table-cell table:style-name="ce100" office:value-type="string">
            <text:p>Angel Feather</text:p>
          </table:table-cell>
          <table:table-cell table:style-name="ce102" table:number-columns-repeated="2"/>
          <table:table-cell table:style-name="ce104" office:value-type="string">
            <text:p>A perfect feather fluttering in your hand.</text:p>
          </table:table-cell>
          <table:table-cell table:style-name="ce107" office:value-type="string">
            <text:p>When you attempt a roll of any kind, you can call out a number from 0 to 8. Use that number instead of rolling the dice. Discard this card after you use it.</text:p>
          </table:table-cell>
          <table:table-cell table:number-columns-repeated="1019"/>
        </table:table-row>
        <table:table-row table:style-name="ro12">
          <table:table-cell/>
          <table:table-cell table:style-name="ce84" office:value-type="string">
            <text:p>Item Deck Size</text:p>
          </table:table-cell>
          <table:table-cell table:style-name="ce85" table:formula="of:=22-COUNTBLANK([.A7:.A28])" office:value-type="float" office:value="22">
            <text:p>22</text:p>
          </table:table-cell>
          <table:table-cell table:number-columns-repeated="1021"/>
        </table:table-row>
        <table:table-row table:style-name="ro12" table:number-rows-repeated="63">
          <table:table-cell table:number-columns-repeated="1024"/>
        </table:table-row>
        <table:table-row table:style-name="ro13" table:number-rows-repeated="1048483">
          <table:table-cell table:number-columns-repeated="1024"/>
        </table:table-row>
        <table:table-row table:style-name="ro13">
          <table:table-cell table:number-columns-repeated="1024"/>
        </table:table-row>
      </table:table>
      <table:table table:name="Omens" table:style-name="ta1" table:print="false">
        <office:forms form:automatic-focus="false" form:apply-design-mode="false">
          <form:form form:name="formOmens" form:apply-filter="true" form:command-type="table" form:control-implementation="ooo:com.sun.star.form.component.Form" office:target-frame="" xlink:href="" xlink:type="simple">
            <form:button form:name="btnShuffleOmens" form:control-implementation="ooo:com.sun.star.form.component.CommandButton" xml:id="control52" form:id="control52" form:label="Shuffle Omen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mens.ShuffleOmens?language=Basic&amp;location=document" xlink:type="simple"/>
              </office:event-listeners>
            </form:button>
            <form:button form:name="btnPlayOmen" form:control-implementation="ooo:com.sun.star.form.component.CommandButton" xml:id="control53" form:id="control53" form:label="Play Top Ome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mens.PlayTopOmen?language=Basic&amp;location=document" xlink:type="simple"/>
              </office:event-listeners>
            </form:button>
          </form:form>
        </office:forms>
        <table:table-column table:style-name="co4" table:number-columns-repeated="2" table:default-cell-style-name="ce95"/>
        <table:table-column table:style-name="co23" table:default-cell-style-name="ce95"/>
        <table:table-column table:style-name="co24" table:default-cell-style-name="ce95"/>
        <table:table-column table:style-name="co25" table:default-cell-style-name="ce95"/>
        <table:table-column table:style-name="co4" table:number-columns-repeated="1019" table:default-cell-style-name="ce95"/>
        <table:table-row table:style-name="ro9">
          <table:table-cell table:style-name="ce79">
            <draw:control table:end-cell-address="Omens.B3" table:end-x="0.978cm" table:end-y="0.32cm" draw:z-index="1" draw:text-style-name="P8" svg:width="3.134cm" svg:height="1.164cm" svg:x="0.102cm" svg:y="0.111cm" draw:control="control53"/>
          </table:table-cell>
          <table:table-cell table:style-name="ce79"/>
          <table:table-cell table:style-name="ce86" table:number-columns-repeated="2"/>
          <table:table-cell table:style-name="ce86">
            <draw:control table:end-cell-address="Omens.E3" table:end-x="18.845cm" table:end-y="0.321cm" draw:z-index="0" draw:text-style-name="P8" svg:width="3.134cm" svg:height="1.164cm" svg:x="15.711cm" svg:y="0.112cm" draw:control="control52"/>
          </table:table-cell>
          <table:table-cell table:number-columns-repeated="1019"/>
        </table:table-row>
        <table:table-row table:style-name="ro9">
          <table:table-cell table:style-name="ce79" table:number-columns-repeated="2"/>
          <table:table-cell table:style-name="ce118" office:value-type="string">
            <text:p>Omen Deck Size</text:p>
          </table:table-cell>
          <table:table-cell table:style-name="ce121" table:formula="of:=[.C20]" office:value-type="float" office:value="13">
            <text:p>13</text:p>
          </table:table-cell>
          <table:table-cell table:style-name="ce86"/>
          <table:table-cell table:number-columns-repeated="1019"/>
        </table:table-row>
        <table:table-row table:style-name="ro9">
          <table:table-cell table:style-name="ce79" table:number-columns-repeated="2"/>
          <table:table-cell table:style-name="ce119" office:value-type="string">
            <text:p>Haunt Track</text:p>
          </table:table-cell>
          <table:table-cell table:style-name="ce122" table:formula="of:=COUNTIF([.B7:.B19];&quot;&lt;&gt;''&quot;)" office:value-type="float" office:value="0">
            <text:p>0</text:p>
          </table:table-cell>
          <table:table-cell table:style-name="ce86"/>
          <table:table-cell table:number-columns-repeated="1019"/>
        </table:table-row>
        <table:table-row table:style-name="ro9">
          <table:table-cell table:style-name="ce79" table:number-columns-repeated="3"/>
          <table:table-cell table:style-name="ce86" table:number-columns-repeated="2"/>
          <table:table-cell table:number-columns-repeated="1019"/>
        </table:table-row>
        <table:table-row table:style-name="ro9">
          <table:table-cell table:number-columns-repeated="1024"/>
        </table:table-row>
        <table:table-row table:style-name="ro14">
          <table:table-cell table:style-name="ce110" office:value-type="string">
            <text:p>Name</text:p>
          </table:table-cell>
          <table:table-cell table:style-name="ce114" office:value-type="string">
            <text:p>Off-deck</text:p>
          </table:table-cell>
          <table:table-cell table:style-name="ce114" office:value-type="string">
            <text:p>Attributed</text:p>
          </table:table-cell>
          <table:table-cell table:style-name="ce123" office:value-type="string">
            <text:p>Flavor</text:p>
          </table:table-cell>
          <table:table-cell table:style-name="ce125" office:value-type="string">
            <text:p>Effect</text:p>
          </table:table-cell>
          <table:table-cell table:style-name="ce108"/>
          <table:table-cell table:style-name="ce128" table:number-columns-repeated="1018"/>
        </table:table-row>
        <table:table-row table:style-name="ro15">
          <table:table-cell table:style-name="ce111" office:value-type="string">
            <text:p>Dog</text:p>
          </table:table-cell>
          <table:table-cell table:style-name="ce115" table:number-columns-repeated="2"/>
          <table:table-cell table:style-name="ce115" office:value-type="string">
            <text:p>This mangy dog seems friendly. At least you hope it is</text:p>
          </table:table-cell>
          <table:table-cell table:style-name="ce126" office:value-type="string">
            <text:p>Gain 1 Might and 1 Sanity now. Lose 1 Might and 1 Sanity if you lose custody of the Dog. Take a small monster token to represent the Dog. Put it in your room. Once during your turn, the Dog can move to any explored room up to 6 spaces away, using doors and stairs, and then return. It can pick up, carry and/or drop 1 item before it returns. The Dog isn't slowed by opponents. It can't use one-way passages or rooms that require a roll. It can't carry items that slow movement. This omen can't be dropped, traded or stolen.</text:p>
          </table:table-cell>
          <table:table-cell table:number-columns-repeated="1019"/>
        </table:table-row>
        <table:table-row table:style-name="ro15">
          <table:table-cell table:style-name="ce111" office:value-type="string">
            <text:p>Skull</text:p>
          </table:table-cell>
          <table:table-cell table:style-name="ce115" table:number-columns-repeated="2"/>
          <table:table-cell table:style-name="ce115" office:value-type="string">
            <text:p>A skull, cracked and missing teeth</text:p>
          </table:table-cell>
          <table:table-cell table:style-name="ce126" office:value-type="string">
            <text:p>If you take mental damage, you can take all of it as physical damage instead.</text:p>
          </table:table-cell>
          <table:table-cell table:number-columns-repeated="1019"/>
        </table:table-row>
        <table:table-row table:style-name="ro15">
          <table:table-cell table:style-name="ce111" office:value-type="string">
            <text:p>Bite</text:p>
          </table:table-cell>
          <table:table-cell table:style-name="ce115" table:number-columns-repeated="2"/>
          <table:table-cell table:style-name="ce115" office:value-type="string">
            <text:p>A growl, the scent of death. Pain. Darkness. Gone</text:p>
          </table:table-cell>
          <table:table-cell table:style-name="ce126" office:value-type="string">
            <text:p>When you draw this card, something bites you. The player on your right rolls a Might 4 attack against you for the mysterious something (before it runs away into the darkness). You defend against this attack as normal, by rolling dice equal to your Might. This omen can't be dropped, traded or stolen.</text:p>
          </table:table-cell>
          <table:table-cell table:number-columns-repeated="1019"/>
        </table:table-row>
        <table:table-row table:style-name="ro15">
          <table:table-cell table:style-name="ce112" office:value-type="string">
            <text:p>Girl</text:p>
          </table:table-cell>
          <table:table-cell table:style-name="ce115" table:number-columns-repeated="2"/>
          <table:table-cell table:style-name="ce115" office:value-type="string">
            <text:p>A girl. Trapped. Alone. You free her!</text:p>
          </table:table-cell>
          <table:table-cell table:style-name="ce126" office:value-type="string">
            <text:p>Gain 1 Sanity and 1 Knowledge now. Lose 1 Sanity and 1 Knowledge if you lose custody of the Girl. This omen can't be dropped, traded or stolen.</text:p>
          </table:table-cell>
          <table:table-cell table:number-columns-repeated="1019"/>
        </table:table-row>
        <table:table-row table:style-name="ro15">
          <table:table-cell table:style-name="ce112" office:value-type="string">
            <text:p>Holy Symbol</text:p>
          </table:table-cell>
          <table:table-cell table:style-name="ce115" table:number-columns-repeated="2"/>
          <table:table-cell table:style-name="ce115" office:value-type="string">
            <text:p>A symbol of calm in an unsettling world</text:p>
          </table:table-cell>
          <table:table-cell table:style-name="ce126" office:value-type="string">
            <text:p>Gain 2 Sanity now. Lose 2 Sanity if you lose the Holy Symbol</text:p>
          </table:table-cell>
          <table:table-cell table:number-columns-repeated="1019"/>
        </table:table-row>
        <table:table-row table:style-name="ro15">
          <table:table-cell table:style-name="ce112" office:value-type="string">
            <text:p>Mask</text:p>
          </table:table-cell>
          <table:table-cell table:style-name="ce115" table:number-columns-repeated="2"/>
          <table:table-cell table:style-name="ce115" office:value-type="string">
            <text:p>A somber mask to hide your intentions</text:p>
          </table:table-cell>
          <table:table-cell table:style-name="ce126" office:value-type="string">
            <text:p>Once during your turn, you can attempt a Sanity roll to use the Mask; 4+ = You can put on or take off the Mask. If you put on the Mask, gain 2 Knowledge and lose 2 Sanity. If you take off the Mask, gain 2 Sanity and lose 2 Knowledge. 0-3 = You can't use the Mask this turn</text:p>
          </table:table-cell>
          <table:table-cell table:number-columns-repeated="1019"/>
        </table:table-row>
        <table:table-row table:style-name="ro15">
          <table:table-cell table:style-name="ce112" office:value-type="string">
            <text:p>Ring</text:p>
          </table:table-cell>
          <table:table-cell table:style-name="ce115" table:number-columns-repeated="2"/>
          <table:table-cell table:style-name="ce115" office:value-type="string">
            <text:p>A battered ring with an incomprehensible inscription.</text:p>
          </table:table-cell>
          <table:table-cell table:style-name="ce126" office:value-type="string">
            <text:p>If you attack an opponent that has a Sanity trait, you can attack with Sanity instead of Might (Your opponent then defends with Sanity, and damage is mental instead of physical)</text:p>
          </table:table-cell>
          <table:table-cell table:number-columns-repeated="1019"/>
        </table:table-row>
        <table:table-row table:style-name="ro15">
          <table:table-cell table:style-name="ce112" office:value-type="string">
            <text:p>Book</text:p>
          </table:table-cell>
          <table:table-cell table:style-name="ce115" table:number-columns-repeated="2"/>
          <table:table-cell table:style-name="ce115" office:value-type="string">
            <text:p>A diary or lab notes? Ancient script or modern ravings?</text:p>
          </table:table-cell>
          <table:table-cell table:style-name="ce126" office:value-type="string">
            <text:p>Gain 2 Knowledge now. Lose 2 Knowledge if you lose the Book.</text:p>
          </table:table-cell>
          <table:table-cell table:number-columns-repeated="1019"/>
        </table:table-row>
        <table:table-row table:style-name="ro15">
          <table:table-cell table:style-name="ce112" office:value-type="string">
            <text:p>Spear</text:p>
          </table:table-cell>
          <table:table-cell table:style-name="ce115" table:number-columns-repeated="2"/>
          <table:table-cell table:style-name="ce115" office:value-type="string">
            <text:p>A weapon pulsing with power</text:p>
          </table:table-cell>
          <table:table-cell table:style-name="ce126" office:value-type="string">
            <text:p>You roll 2 additional dice (maximum of 8 dice) when making a Might attack with this weapon. You can't use another weapon while you're using this one.</text:p>
          </table:table-cell>
          <table:table-cell table:number-columns-repeated="1019"/>
        </table:table-row>
        <table:table-row table:style-name="ro15">
          <table:table-cell table:style-name="ce112" office:value-type="string">
            <text:p>Medallion</text:p>
          </table:table-cell>
          <table:table-cell table:style-name="ce115" table:number-columns-repeated="2"/>
          <table:table-cell table:style-name="ce124" office:value-type="string">
            <text:p>A medallion inscribed with a pentagram</text:p>
          </table:table-cell>
          <table:table-cell table:style-name="ce126" office:value-type="string">
            <text:p>You are immune to the effects of the Pentagram Chamber, Crypt and Graveyard</text:p>
          </table:table-cell>
          <table:table-cell table:number-columns-repeated="1019"/>
        </table:table-row>
        <table:table-row table:style-name="ro15">
          <table:table-cell table:style-name="ce112" office:value-type="string">
            <text:p>Madman</text:p>
          </table:table-cell>
          <table:table-cell table:style-name="ce115" table:number-columns-repeated="2"/>
          <table:table-cell table:style-name="ce115" office:value-type="string">
            <text:p>A raving, frothing madman</text:p>
          </table:table-cell>
          <table:table-cell table:style-name="ce126" office:value-type="string">
            <text:p>Gain 2 Might and lose 1 Sanity now. Lose 2 Might and gain 1 Sanity if you lose custody of the Madman. This omen can't be dropped, traded or stolen.</text:p>
          </table:table-cell>
          <table:table-cell table:number-columns-repeated="1019"/>
        </table:table-row>
        <table:table-row table:style-name="ro15">
          <table:table-cell table:style-name="ce112" office:value-type="string">
            <text:p>Crystal Ball</text:p>
          </table:table-cell>
          <table:table-cell table:style-name="ce115" table:number-columns-repeated="2"/>
          <table:table-cell table:style-name="ce115" office:value-type="string">
            <text:p>Hazy images appear in the glass</text:p>
          </table:table-cell>
          <table:table-cell table:style-name="ce126" office:value-type="string">
            <text:p>Once during your turn after the haunt is revealed, you can attempt a Knowledge roll to peer into the Crystal Ball; 4+ = You see the truth. Search the item or event stack for a card of your choice. Shuffle that stack. Then place that card on top. 1-3 = You avert your eyes. Lose 1 Sanity. 0 = You stare into Hell. Lose 2 Sanity</text:p>
          </table:table-cell>
          <table:table-cell table:number-columns-repeated="1019"/>
        </table:table-row>
        <table:table-row table:style-name="ro15">
          <table:table-cell table:style-name="ce113" office:value-type="string">
            <text:p>Spirit Board</text:p>
          </table:table-cell>
          <table:table-cell table:style-name="ce116" table:number-columns-repeated="2"/>
          <table:table-cell table:style-name="ce116" office:value-type="string">
            <text:p>A board with letters and numbers to call the dead</text:p>
          </table:table-cell>
          <table:table-cell table:style-name="ce127" office:value-type="string">
            <text:p>Before you move during your turn, you can look at the top tile of the room stack. If you use the Spirit Board after the haunt has been revealed, the traitor can move any number of monsters 1 space closer to you (if you are the traitor, you don't have ot move those monsters). If there is no traitor, all monsters move 1 space closer to you.</text:p>
          </table:table-cell>
          <table:table-cell table:number-columns-repeated="1019"/>
        </table:table-row>
        <table:table-row table:style-name="ro12">
          <table:table-cell/>
          <table:table-cell table:style-name="ce117" office:value-type="string">
            <text:p>Omen Deck Size</text:p>
          </table:table-cell>
          <table:table-cell table:style-name="ce120" table:formula="of:=13-COUNTBLANK([.A7:.A19])" office:value-type="float" office:value="13">
            <text:p>13</text:p>
          </table:table-cell>
          <table:table-cell table:number-columns-repeated="1021"/>
        </table:table-row>
        <table:table-row table:style-name="ro12" table:number-rows-repeated="33">
          <table:table-cell table:number-columns-repeated="1024"/>
        </table:table-row>
        <table:table-row table:style-name="ro13" table:number-rows-repeated="1048522">
          <table:table-cell table:number-columns-repeated="1024"/>
        </table:table-row>
        <table:table-row table:style-name="ro13">
          <table:table-cell table:number-columns-repeated="1024"/>
        </table:table-row>
      </table:table>
      <table:table table:name="Tiles" table:style-name="ta1" table:print="false">
        <office:forms form:automatic-focus="false" form:apply-design-mode="false">
          <form:form form:name="formTiles" form:apply-filter="true" form:command-type="table" form:control-implementation="ooo:com.sun.star.form.component.Form" office:target-frame="" xlink:href="" xlink:type="simple">
            <form:button form:name="btnShuffleTiles" form:control-implementation="ooo:com.sun.star.form.component.CommandButton" xml:id="control54" form:id="control54" form:label="Shuffle Til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iles.ShuffleTiles?language=Basic&amp;location=document" xlink:type="simple"/>
              </office:event-listeners>
            </form:button>
            <form:button form:name="btnDrawUpper" form:control-implementation="ooo:com.sun.star.form.component.CommandButton" xml:id="control55" form:id="control55" form:label="Draw Upper Floor Til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iles.DrawUpperFloor?language=Basic&amp;location=document" xlink:type="simple"/>
              </office:event-listeners>
            </form:button>
            <form:button form:name="btnDiscardTile" form:control-implementation="ooo:com.sun.star.form.component.CommandButton" xml:id="control56" form:id="control56" form:label="Discard Top Ti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iles.DiscardTopTile?language=Basic&amp;location=document" xlink:type="simple"/>
              </office:event-listeners>
            </form:button>
            <form:button form:name="btnDrawGround" form:control-implementation="ooo:com.sun.star.form.component.CommandButton" xml:id="control57" form:id="control57" form:label="Draw Ground Floor Til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iles.DrawGroundFloor?language=Basic&amp;location=document" xlink:type="simple"/>
              </office:event-listeners>
            </form:button>
            <form:button form:name="btnDrawBasement" form:control-implementation="ooo:com.sun.star.form.component.CommandButton" xml:id="control58" form:id="control58" form:label="Draw Basement Floor Til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iles.DrawBasementFloor?language=Basic&amp;location=document" xlink:type="simple"/>
              </office:event-listeners>
            </form:button>
          </form:form>
        </office:forms>
        <table:table-column table:style-name="co26" table:default-cell-style-name="ce134"/>
        <table:table-column table:style-name="co27" table:default-cell-style-name="ce134"/>
        <table:table-column table:style-name="co28" table:default-cell-style-name="ce134"/>
        <table:table-column table:style-name="co4" table:default-cell-style-name="ce143"/>
        <table:table-column table:style-name="co29" table:number-columns-repeated="3" table:default-cell-style-name="ce134"/>
        <table:table-column table:style-name="co30" table:default-cell-style-name="ce134"/>
        <table:table-column table:style-name="co31" table:default-cell-style-name="ce134"/>
        <table:table-column table:style-name="co32" table:default-cell-style-name="ce134"/>
        <table:table-column table:style-name="co4" table:number-columns-repeated="1014" table:default-cell-style-name="ce134"/>
        <table:table-row table:style-name="ro9">
          <table:table-cell table:style-name="ce79">
            <draw:control table:end-cell-address="Tiles.B3" table:end-x="1.158cm" table:end-y="0.337cm" draw:z-index="3" draw:text-style-name="P8" svg:width="2.346cm" svg:height="1.164cm" svg:x="2.683cm" svg:y="0.128cm" draw:control="control57"/>
            <draw:control table:end-cell-address="Tiles.A3" table:end-x="2.486cm" table:end-y="0.337cm" draw:z-index="4" draw:text-style-name="P8" svg:width="2.346cm" svg:height="1.164cm" svg:x="0.14cm" svg:y="0.128cm" draw:control="control58"/>
          </table:table-cell>
          <table:table-cell table:style-name="ce79">
            <draw:control table:end-cell-address="Tiles.C3" table:end-x="0.402cm" table:end-y="0.329cm" draw:z-index="1" draw:text-style-name="P8" svg:width="2.346cm" svg:height="1.164cm" svg:x="1.344cm" svg:y="0.12cm" draw:control="control55"/>
          </table:table-cell>
          <table:table-cell table:style-name="ce79"/>
          <table:table-cell table:style-name="ce138">
            <draw:control table:end-cell-address="Tiles.F3" table:end-x="0.032cm" table:end-y="0.328cm" draw:z-index="2" draw:text-style-name="P8" svg:width="2.842cm" svg:height="1.164cm" svg:x="0.552cm" svg:y="0.119cm" draw:control="control56"/>
          </table:table-cell>
          <table:table-cell table:style-name="ce86" table:number-columns-repeated="5"/>
          <table:table-cell table:style-name="ce86">
            <draw:control table:end-cell-address="Tiles.J3" table:end-x="17.006cm" table:end-y="0.321cm" draw:z-index="0" draw:text-style-name="P8" svg:width="2.962cm" svg:height="1.164cm" svg:x="14.044cm" svg:y="0.112cm" draw:control="control54"/>
          </table:table-cell>
          <table:table-cell table:number-columns-repeated="1014"/>
        </table:table-row>
        <table:table-row table:style-name="ro9" table:number-rows-repeated="2">
          <table:table-cell table:style-name="ce79" table:number-columns-repeated="3"/>
          <table:table-cell table:style-name="ce92"/>
          <table:table-cell table:style-name="ce79"/>
          <table:table-cell table:style-name="ce86" table:number-columns-repeated="5"/>
          <table:table-cell table:number-columns-repeated="1014"/>
        </table:table-row>
        <table:table-row table:style-name="ro9">
          <table:table-cell table:style-name="Default" table:number-columns-repeated="3"/>
          <table:table-cell table:style-name="ce39"/>
          <table:table-cell table:style-name="Default" table:number-columns-repeated="1020"/>
        </table:table-row>
        <table:table-row table:style-name="ro9">
          <table:table-cell table:style-name="ce129" table:number-columns-repeated="3"/>
          <table:table-cell table:style-name="ce139"/>
          <table:table-cell table:style-name="ce144" office:value-type="string" table:number-columns-spanned="3" table:number-rows-spanned="1">
            <text:p>House Location</text:p>
          </table:table-cell>
          <table:covered-table-cell table:number-columns-repeated="2" table:style-name="ce149"/>
          <table:table-cell table:number-columns-repeated="1017"/>
        </table:table-row>
        <table:table-row table:style-name="ro14">
          <table:table-cell table:style-name="ce130" office:value-type="string">
            <text:p>Room Name</text:p>
          </table:table-cell>
          <table:table-cell table:style-name="ce135" office:value-type="string">
            <text:p>Discard</text:p>
          </table:table-cell>
          <table:table-cell table:style-name="ce135" office:value-type="string">
            <text:p>Board</text:p>
          </table:table-cell>
          <table:table-cell table:style-name="ce140" office:value-type="string">
            <text:p>Floor</text:p>
          </table:table-cell>
          <table:table-cell table:style-name="ce145" office:value-type="string">
            <text:p>B</text:p>
          </table:table-cell>
          <table:table-cell table:style-name="ce145" office:value-type="string">
            <text:p>G</text:p>
          </table:table-cell>
          <table:table-cell table:style-name="ce145" office:value-type="string">
            <text:p>U</text:p>
          </table:table-cell>
          <table:table-cell table:style-name="ce135" office:value-type="string">
            <text:p>Icon</text:p>
          </table:table-cell>
          <table:table-cell table:style-name="ce135" office:value-type="string">
            <text:p>Doors</text:p>
          </table:table-cell>
          <table:table-cell table:style-name="ce158" office:value-type="string">
            <text:p>Text</text:p>
          </table:table-cell>
          <table:table-cell table:style-name="ce162" table:number-columns-repeated="1014"/>
        </table:table-row>
        <table:table-row table:style-name="ro9">
          <table:table-cell table:style-name="ce131" office:value-type="string">
            <text:p>Gardens</text:p>
          </table:table-cell>
          <table:table-cell table:style-name="ce136" table:number-columns-repeated="2"/>
          <table:table-cell table:style-name="ce141"/>
          <table:table-cell table:style-name="ce146"/>
          <table:table-cell table:style-name="ce150" office:value-type="string">
            <text:p>X</text:p>
          </table:table-cell>
          <table:table-cell table:style-name="ce153"/>
          <table:table-cell table:style-name="ce147" office:value-type="string">
            <text:p>Event</text:p>
          </table:table-cell>
          <table:table-cell table:style-name="ce156" office:value-type="string">
            <text:p>2</text:p>
          </table:table-cell>
          <table:table-cell table:style-name="ce159"/>
          <table:table-cell table:number-columns-repeated="1014"/>
        </table:table-row>
        <table:table-row table:style-name="ro9">
          <table:table-cell table:style-name="ce131" office:value-type="string">
            <text:p>Mystic Elevator</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6"/>
          <table:table-cell table:style-name="ce156" office:value-type="string">
            <text:p>1</text:p>
          </table:table-cell>
          <table:table-cell table:style-name="ce160" office:value-type="string">
            <text:p>Once per turn, roll 2 dice and move this room next to any open door on: 4) Any floor 3) Upper floor 2) Ground floor 1) Basement 0) Basement, then take 1 die of physical damage.</text:p>
          </table:table-cell>
          <table:table-cell table:number-columns-repeated="1014"/>
        </table:table-row>
        <table:table-row table:style-name="ro9">
          <table:table-cell table:style-name="ce131" office:value-type="string">
            <text:p>Gymnasium</text:p>
          </table:table-cell>
          <table:table-cell table:style-name="ce136" table:number-columns-repeated="2"/>
          <table:table-cell table:style-name="ce141"/>
          <table:table-cell table:style-name="ce147" office:value-type="string">
            <text:p>X</text:p>
          </table:table-cell>
          <table:table-cell table:style-name="ce151"/>
          <table:table-cell table:style-name="ce154" office:value-type="string">
            <text:p>X</text:p>
          </table:table-cell>
          <table:table-cell table:style-name="ce147" office:value-type="string">
            <text:p>Omen</text:p>
          </table:table-cell>
          <table:table-cell table:style-name="ce156" office:value-type="string">
            <text:p>2</text:p>
          </table:table-cell>
          <table:table-cell table:style-name="ce159" office:value-type="string">
            <text:p>Once per game, if you end your turn here, gain 1 Speed.</text:p>
          </table:table-cell>
          <table:table-cell table:number-columns-repeated="1014"/>
        </table:table-row>
        <table:table-row table:style-name="ro9">
          <table:table-cell table:style-name="ce131" office:value-type="string">
            <text:p>Organ Room</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7" office:value-type="string">
            <text:p>Event</text:p>
          </table:table-cell>
          <table:table-cell table:style-name="ce156" office:value-type="string">
            <text:p>2</text:p>
          </table:table-cell>
          <table:table-cell table:style-name="ce159"/>
          <table:table-cell table:number-columns-repeated="1014"/>
        </table:table-row>
        <table:table-row table:style-name="ro9">
          <table:table-cell table:style-name="ce132" office:value-type="string">
            <text:p>Game Room</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7" office:value-type="string">
            <text:p>Event</text:p>
          </table:table-cell>
          <table:table-cell table:style-name="ce156" office:value-type="string">
            <text:p>3</text:p>
          </table:table-cell>
          <table:table-cell table:style-name="ce159"/>
          <table:table-cell table:number-columns-repeated="1014"/>
        </table:table-row>
        <table:table-row table:style-name="ro9">
          <table:table-cell table:style-name="ce131" office:value-type="string">
            <text:p>Gallery</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7" office:value-type="string">
            <text:p>Omen</text:p>
          </table:table-cell>
          <table:table-cell table:style-name="ce156" office:value-type="string">
            <text:p>2</text:p>
          </table:table-cell>
          <table:table-cell table:style-name="ce159" office:value-type="string">
            <text:p>You can choose to fall to the Ballroom if it's in the house. If you do, take 1 die of physical damage.</text:p>
          </table:table-cell>
          <table:table-cell table:number-columns-repeated="1014"/>
        </table:table-row>
        <table:table-row table:style-name="ro9">
          <table:table-cell table:style-name="ce131" office:value-type="string">
            <text:p>Catacombs</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7" office:value-type="string">
            <text:p>Omen</text:p>
          </table:table-cell>
          <table:table-cell table:style-name="ce156" office:value-type="string">
            <text:p>2</text:p>
          </table:table-cell>
          <table:table-cell table:style-name="ce159" office:value-type="string">
            <text:p>You can attempt a Sanity roll of 6+ to cross. If you fail, you stop moving.</text:p>
          </table:table-cell>
          <table:table-cell table:number-columns-repeated="1014"/>
        </table:table-row>
        <table:table-row table:style-name="ro9">
          <table:table-cell table:style-name="ce131" office:value-type="string">
            <text:p>Chapel</text:p>
          </table:table-cell>
          <table:table-cell table:style-name="ce136" table:number-columns-repeated="2"/>
          <table:table-cell table:style-name="ce141"/>
          <table:table-cell table:style-name="ce146"/>
          <table:table-cell table:style-name="ce150" office:value-type="string">
            <text:p>X</text:p>
          </table:table-cell>
          <table:table-cell table:style-name="ce154" office:value-type="string">
            <text:p>X</text:p>
          </table:table-cell>
          <table:table-cell table:style-name="ce147" office:value-type="string">
            <text:p>Event</text:p>
          </table:table-cell>
          <table:table-cell table:style-name="ce156" office:value-type="string">
            <text:p>1</text:p>
          </table:table-cell>
          <table:table-cell table:style-name="ce160" office:value-type="string">
            <text:p>Once per game, if you end your turn here, gain 1 Sanity.</text:p>
          </table:table-cell>
          <table:table-cell table:number-columns-repeated="1014"/>
        </table:table-row>
        <table:table-row table:style-name="ro9">
          <table:table-cell table:style-name="ce131" office:value-type="string">
            <text:p>Bloody Room</text:p>
          </table:table-cell>
          <table:table-cell table:style-name="ce136" table:number-columns-repeated="2"/>
          <table:table-cell table:style-name="ce141"/>
          <table:table-cell table:style-name="ce146"/>
          <table:table-cell table:style-name="ce150" office:value-type="string">
            <text:p>X</text:p>
          </table:table-cell>
          <table:table-cell table:style-name="ce154" office:value-type="string">
            <text:p>X</text:p>
          </table:table-cell>
          <table:table-cell table:style-name="ce147" office:value-type="string">
            <text:p>Item</text:p>
          </table:table-cell>
          <table:table-cell table:style-name="ce156" office:value-type="string">
            <text:p>4</text:p>
          </table:table-cell>
          <table:table-cell table:style-name="ce160"/>
          <table:table-cell table:number-columns-repeated="1014"/>
        </table:table-row>
        <table:table-row table:style-name="ro9">
          <table:table-cell table:style-name="ce131" office:value-type="string">
            <text:p>Pentagram Chamber</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7" office:value-type="string">
            <text:p>Omen</text:p>
          </table:table-cell>
          <table:table-cell table:style-name="ce156" office:value-type="string">
            <text:p>1</text:p>
          </table:table-cell>
          <table:table-cell table:style-name="ce159" office:value-type="string">
            <text:p>When exiting, you must attempt a Knowledge roll of 4+. If you fail, lose 1 sanity (but continue moving).</text:p>
          </table:table-cell>
          <table:table-cell table:number-columns-repeated="1014"/>
        </table:table-row>
        <table:table-row table:style-name="ro9">
          <table:table-cell table:style-name="ce131" office:value-type="string">
            <text:p>Crypt</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7" office:value-type="string">
            <text:p>Event</text:p>
          </table:table-cell>
          <table:table-cell table:style-name="ce156" office:value-type="string">
            <text:p>1</text:p>
          </table:table-cell>
          <table:table-cell table:style-name="ce160" office:value-type="string">
            <text:p>If you end your turn here, take 1 point of mental damage.</text:p>
          </table:table-cell>
          <table:table-cell table:number-columns-repeated="1014"/>
        </table:table-row>
        <table:table-row table:style-name="ro9">
          <table:table-cell table:style-name="ce131" office:value-type="string">
            <text:p>Vault</text:p>
          </table:table-cell>
          <table:table-cell table:style-name="ce136" table:number-columns-repeated="2"/>
          <table:table-cell table:style-name="ce141"/>
          <table:table-cell table:style-name="ce147" office:value-type="string">
            <text:p>X</text:p>
          </table:table-cell>
          <table:table-cell table:style-name="ce151"/>
          <table:table-cell table:style-name="ce154" office:value-type="string">
            <text:p>X</text:p>
          </table:table-cell>
          <table:table-cell table:style-name="ce147" office:value-type="string">
            <text:p>Event</text:p>
          </table:table-cell>
          <table:table-cell table:style-name="ce156" office:value-type="string">
            <text:p>1</text:p>
          </table:table-cell>
          <table:table-cell table:style-name="ce160" office:value-type="string">
            <text:p>You can attempt a Knowledge roll of 6+ to open and empty the vault.</text:p>
          </table:table-cell>
          <table:table-cell table:number-columns-repeated="1014"/>
        </table:table-row>
        <table:table-row table:style-name="ro9">
          <table:table-cell table:style-name="ce131" office:value-type="string">
            <text:p>Attic</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7" office:value-type="string">
            <text:p>Event</text:p>
          </table:table-cell>
          <table:table-cell table:style-name="ce156" office:value-type="string">
            <text:p>1</text:p>
          </table:table-cell>
          <table:table-cell table:style-name="ce160" office:value-type="string">
            <text:p>When exiting, you must attempt a Speed roll of 3+. If you fail, lose 1 Might (but continue moving).</text:p>
          </table:table-cell>
          <table:table-cell table:number-columns-repeated="1014"/>
        </table:table-row>
        <table:table-row table:style-name="ro9">
          <table:table-cell table:style-name="ce131" office:value-type="string">
            <text:p>Furnace Room</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7" office:value-type="string">
            <text:p>Omen</text:p>
          </table:table-cell>
          <table:table-cell table:style-name="ce156" office:value-type="string">
            <text:p>3</text:p>
          </table:table-cell>
          <table:table-cell table:style-name="ce159" office:value-type="string">
            <text:p>If you end your turn here, take 1 point of physical damage.</text:p>
          </table:table-cell>
          <table:table-cell table:number-columns-repeated="1014"/>
        </table:table-row>
        <table:table-row table:style-name="ro9">
          <table:table-cell table:style-name="ce131" office:value-type="string">
            <text:p>Underground Lake</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7" office:value-type="string">
            <text:p>Event</text:p>
          </table:table-cell>
          <table:table-cell table:style-name="ce156" office:value-type="string">
            <text:p>2</text:p>
          </table:table-cell>
          <table:table-cell table:style-name="ce159"/>
          <table:table-cell table:number-columns-repeated="1014"/>
        </table:table-row>
        <table:table-row table:style-name="ro9">
          <table:table-cell table:style-name="ce131" office:value-type="string">
            <text:p>Dusty Hallway</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6"/>
          <table:table-cell table:style-name="ce156" office:value-type="string">
            <text:p>4</text:p>
          </table:table-cell>
          <table:table-cell table:style-name="ce160"/>
          <table:table-cell table:number-columns-repeated="1014"/>
        </table:table-row>
        <table:table-row table:style-name="ro9">
          <table:table-cell table:style-name="ce131" office:value-type="string">
            <text:p>Balcony</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7" office:value-type="string">
            <text:p>Omen</text:p>
          </table:table-cell>
          <table:table-cell table:style-name="ce156" office:value-type="string">
            <text:p>2</text:p>
          </table:table-cell>
          <table:table-cell table:style-name="ce159"/>
          <table:table-cell table:number-columns-repeated="1014"/>
        </table:table-row>
        <table:table-row table:style-name="ro9">
          <table:table-cell table:style-name="ce131" office:value-type="string">
            <text:p>Larder</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7" office:value-type="string">
            <text:p>Item</text:p>
          </table:table-cell>
          <table:table-cell table:style-name="ce156" office:value-type="string">
            <text:p>2</text:p>
          </table:table-cell>
          <table:table-cell table:style-name="ce159" office:value-type="string">
            <text:p>Once per game, if you end your turn here, gain 1 Might.</text:p>
          </table:table-cell>
          <table:table-cell table:number-columns-repeated="1014"/>
        </table:table-row>
        <table:table-row table:style-name="ro9">
          <table:table-cell table:style-name="ce131" office:value-type="string">
            <text:p>Coal Chute</text:p>
          </table:table-cell>
          <table:table-cell table:style-name="ce136" table:number-columns-repeated="2"/>
          <table:table-cell table:style-name="ce141"/>
          <table:table-cell table:style-name="ce146"/>
          <table:table-cell table:style-name="ce150" office:value-type="string">
            <text:p>X</text:p>
          </table:table-cell>
          <table:table-cell table:style-name="ce153"/>
          <table:table-cell table:style-name="ce146"/>
          <table:table-cell table:style-name="ce156" office:value-type="string">
            <text:p>1</text:p>
          </table:table-cell>
          <table:table-cell table:style-name="ce160" office:value-type="string">
            <text:p>One-way slide to Basement Landing.</text:p>
          </table:table-cell>
          <table:table-cell table:number-columns-repeated="1014"/>
        </table:table-row>
        <table:table-row table:style-name="ro9">
          <table:table-cell table:style-name="ce131" office:value-type="string">
            <text:p>Graveyard</text:p>
          </table:table-cell>
          <table:table-cell table:style-name="ce136" table:number-columns-repeated="2"/>
          <table:table-cell table:style-name="ce141"/>
          <table:table-cell table:style-name="ce146"/>
          <table:table-cell table:style-name="ce150" office:value-type="string">
            <text:p>X</text:p>
          </table:table-cell>
          <table:table-cell table:style-name="ce153"/>
          <table:table-cell table:style-name="ce147" office:value-type="string">
            <text:p>Event</text:p>
          </table:table-cell>
          <table:table-cell table:style-name="ce156" office:value-type="string">
            <text:p>1</text:p>
          </table:table-cell>
          <table:table-cell table:style-name="ce160" office:value-type="string">
            <text:p>When exiting, you must attempt a Sanity roll of 4+. If you fail, lose 1 Knowledge (but continue moving).</text:p>
          </table:table-cell>
          <table:table-cell table:number-columns-repeated="1014"/>
        </table:table-row>
        <table:table-row table:style-name="ro9">
          <table:table-cell table:style-name="ce131" office:value-type="string">
            <text:p>Statuary Corridor</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7" office:value-type="string">
            <text:p>Event</text:p>
          </table:table-cell>
          <table:table-cell table:style-name="ce156" office:value-type="string">
            <text:p>2</text:p>
          </table:table-cell>
          <table:table-cell table:style-name="ce159"/>
          <table:table-cell table:number-columns-repeated="1014"/>
        </table:table-row>
        <table:table-row table:style-name="ro9">
          <table:table-cell table:style-name="ce132" office:value-type="string">
            <text:p>Abandoned Room</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3"/>
          <table:table-cell table:style-name="ce147" office:value-type="string">
            <text:p>Omen</text:p>
          </table:table-cell>
          <table:table-cell table:style-name="ce156" office:value-type="string">
            <text:p>4</text:p>
          </table:table-cell>
          <table:table-cell table:style-name="ce159"/>
          <table:table-cell table:number-columns-repeated="1014"/>
        </table:table-row>
        <table:table-row table:style-name="ro9">
          <table:table-cell table:style-name="ce131" office:value-type="string">
            <text:p>Conservatory</text:p>
          </table:table-cell>
          <table:table-cell table:style-name="ce136" table:number-columns-repeated="2"/>
          <table:table-cell table:style-name="ce141"/>
          <table:table-cell table:style-name="ce146"/>
          <table:table-cell table:style-name="ce150" office:value-type="string">
            <text:p>X</text:p>
          </table:table-cell>
          <table:table-cell table:style-name="ce154" office:value-type="string">
            <text:p>X</text:p>
          </table:table-cell>
          <table:table-cell table:style-name="ce147" office:value-type="string">
            <text:p>Event</text:p>
          </table:table-cell>
          <table:table-cell table:style-name="ce156" office:value-type="string">
            <text:p>1</text:p>
          </table:table-cell>
          <table:table-cell table:style-name="ce160"/>
          <table:table-cell table:number-columns-repeated="1014"/>
        </table:table-row>
        <table:table-row table:style-name="ro9">
          <table:table-cell table:style-name="ce131" office:value-type="string">
            <text:p>Junk Room</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7" office:value-type="string">
            <text:p>Omen</text:p>
          </table:table-cell>
          <table:table-cell table:style-name="ce156" office:value-type="string">
            <text:p>4</text:p>
          </table:table-cell>
          <table:table-cell table:style-name="ce160" office:value-type="string">
            <text:p>When exiting, you must attempt a Might roll of 3+. If you fail, lose 1 Speed (but continue moving).</text:p>
          </table:table-cell>
          <table:table-cell table:number-columns-repeated="1014"/>
        </table:table-row>
        <table:table-row table:style-name="ro9">
          <table:table-cell table:style-name="ce131" office:value-type="string">
            <text:p>Bedroom</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7" office:value-type="string">
            <text:p>Event</text:p>
          </table:table-cell>
          <table:table-cell table:style-name="ce156" office:value-type="string">
            <text:p>2</text:p>
          </table:table-cell>
          <table:table-cell table:style-name="ce160"/>
          <table:table-cell table:number-columns-repeated="1014"/>
        </table:table-row>
        <table:table-row table:style-name="ro9">
          <table:table-cell table:style-name="ce131" office:value-type="string">
            <text:p>Dining Room</text:p>
          </table:table-cell>
          <table:table-cell table:style-name="ce136" table:number-columns-repeated="2"/>
          <table:table-cell table:style-name="ce141"/>
          <table:table-cell table:style-name="ce146"/>
          <table:table-cell table:style-name="ce150" office:value-type="string">
            <text:p>X</text:p>
          </table:table-cell>
          <table:table-cell table:style-name="ce153"/>
          <table:table-cell table:style-name="ce147" office:value-type="string">
            <text:p>Omen</text:p>
          </table:table-cell>
          <table:table-cell table:style-name="ce156" office:value-type="string">
            <text:p>2</text:p>
          </table:table-cell>
          <table:table-cell table:style-name="ce159"/>
          <table:table-cell table:number-columns-repeated="1014"/>
        </table:table-row>
        <table:table-row table:style-name="ro9">
          <table:table-cell table:style-name="ce131" office:value-type="string">
            <text:p>Upper Landing</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6"/>
          <table:table-cell table:style-name="ce156" office:value-type="string">
            <text:p>5</text:p>
          </table:table-cell>
          <table:table-cell table:style-name="ce160"/>
          <table:table-cell table:number-columns-repeated="1014"/>
        </table:table-row>
        <table:table-row table:style-name="ro9">
          <table:table-cell table:style-name="ce131" office:value-type="string">
            <text:p>Storeroom</text:p>
          </table:table-cell>
          <table:table-cell table:style-name="ce136" table:number-columns-repeated="2"/>
          <table:table-cell table:style-name="ce141"/>
          <table:table-cell table:style-name="ce147" office:value-type="string">
            <text:p>X</text:p>
          </table:table-cell>
          <table:table-cell table:style-name="ce151"/>
          <table:table-cell table:style-name="ce154" office:value-type="string">
            <text:p>X</text:p>
          </table:table-cell>
          <table:table-cell table:style-name="ce147" office:value-type="string">
            <text:p>Item</text:p>
          </table:table-cell>
          <table:table-cell table:style-name="ce156" office:value-type="string">
            <text:p>1</text:p>
          </table:table-cell>
          <table:table-cell table:style-name="ce160"/>
          <table:table-cell table:number-columns-repeated="1014"/>
        </table:table-row>
        <table:table-row table:style-name="ro9">
          <table:table-cell table:style-name="ce131" office:value-type="string">
            <text:p>Patio</text:p>
          </table:table-cell>
          <table:table-cell table:style-name="ce136" table:number-columns-repeated="2"/>
          <table:table-cell table:style-name="ce141"/>
          <table:table-cell table:style-name="ce146"/>
          <table:table-cell table:style-name="ce150" office:value-type="string">
            <text:p>X</text:p>
          </table:table-cell>
          <table:table-cell table:style-name="ce153"/>
          <table:table-cell table:style-name="ce147" office:value-type="string">
            <text:p>Event</text:p>
          </table:table-cell>
          <table:table-cell table:style-name="ce156" office:value-type="string">
            <text:p>3</text:p>
          </table:table-cell>
          <table:table-cell table:style-name="ce159"/>
          <table:table-cell table:number-columns-repeated="1014"/>
        </table:table-row>
        <table:table-row table:style-name="ro9">
          <table:table-cell table:style-name="ce131" office:value-type="string">
            <text:p>Kitchen</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3"/>
          <table:table-cell table:style-name="ce147" office:value-type="string">
            <text:p>Omen</text:p>
          </table:table-cell>
          <table:table-cell table:style-name="ce156" office:value-type="string">
            <text:p>2</text:p>
          </table:table-cell>
          <table:table-cell table:style-name="ce160"/>
          <table:table-cell table:number-columns-repeated="1014"/>
        </table:table-row>
        <table:table-row table:style-name="ro9">
          <table:table-cell table:style-name="ce131" office:value-type="string">
            <text:p>Operating Laboratory</text:p>
          </table:table-cell>
          <table:table-cell table:style-name="ce136" table:number-columns-repeated="2"/>
          <table:table-cell table:style-name="ce141"/>
          <table:table-cell table:style-name="ce147" office:value-type="string">
            <text:p>X</text:p>
          </table:table-cell>
          <table:table-cell table:style-name="ce151"/>
          <table:table-cell table:style-name="ce154" office:value-type="string">
            <text:p>X</text:p>
          </table:table-cell>
          <table:table-cell table:style-name="ce147" office:value-type="string">
            <text:p>Event</text:p>
          </table:table-cell>
          <table:table-cell table:style-name="ce156" office:value-type="string">
            <text:p>2</text:p>
          </table:table-cell>
          <table:table-cell table:style-name="ce159"/>
          <table:table-cell table:number-columns-repeated="1014"/>
        </table:table-row>
        <table:table-row table:style-name="ro9">
          <table:table-cell table:style-name="ce131" office:value-type="string">
            <text:p>Library</text:p>
          </table:table-cell>
          <table:table-cell table:style-name="ce136" table:number-columns-repeated="2"/>
          <table:table-cell table:style-name="ce141"/>
          <table:table-cell table:style-name="ce146"/>
          <table:table-cell table:style-name="ce150" office:value-type="string">
            <text:p>X</text:p>
          </table:table-cell>
          <table:table-cell table:style-name="ce154" office:value-type="string">
            <text:p>X</text:p>
          </table:table-cell>
          <table:table-cell table:style-name="ce147" office:value-type="string">
            <text:p>Event</text:p>
          </table:table-cell>
          <table:table-cell table:style-name="ce156" office:value-type="string">
            <text:p>2</text:p>
          </table:table-cell>
          <table:table-cell table:style-name="ce159" office:value-type="string">
            <text:p>Once per game, if you end your turn here, gain 1 Knowledge.</text:p>
          </table:table-cell>
          <table:table-cell table:number-columns-repeated="1014"/>
        </table:table-row>
        <table:table-row table:style-name="ro9">
          <table:table-cell table:style-name="ce131" office:value-type="string">
            <text:p>Master Bedroom</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7" office:value-type="string">
            <text:p>Omen</text:p>
          </table:table-cell>
          <table:table-cell table:style-name="ce156" office:value-type="string">
            <text:p>2</text:p>
          </table:table-cell>
          <table:table-cell table:style-name="ce159"/>
          <table:table-cell table:number-columns-repeated="1014"/>
        </table:table-row>
        <table:table-row table:style-name="ro9">
          <table:table-cell table:style-name="ce131" office:value-type="string">
            <text:p>Tower</text:p>
          </table:table-cell>
          <table:table-cell table:style-name="ce136" table:number-columns-repeated="2"/>
          <table:table-cell table:style-name="ce141"/>
          <table:table-cell table:style-name="ce146"/>
          <table:table-cell table:style-name="ce151"/>
          <table:table-cell table:style-name="ce154" office:value-type="string">
            <text:p>X</text:p>
          </table:table-cell>
          <table:table-cell table:style-name="ce147" office:value-type="string">
            <text:p>Event</text:p>
          </table:table-cell>
          <table:table-cell table:style-name="ce156" office:value-type="string">
            <text:p>2</text:p>
          </table:table-cell>
          <table:table-cell table:style-name="ce160" office:value-type="string">
            <text:p>You can attempt a Might roll of 3+ to cross. If you fail, you stop moving.</text:p>
          </table:table-cell>
          <table:table-cell table:number-columns-repeated="1014"/>
        </table:table-row>
        <table:table-row table:style-name="ro9">
          <table:table-cell table:style-name="ce131" office:value-type="string">
            <text:p>Creaky Hallway</text:p>
          </table:table-cell>
          <table:table-cell table:style-name="ce136" table:number-columns-repeated="2"/>
          <table:table-cell table:style-name="ce141"/>
          <table:table-cell table:style-name="ce147" office:value-type="string">
            <text:p>X</text:p>
          </table:table-cell>
          <table:table-cell table:style-name="ce150" office:value-type="string">
            <text:p>X</text:p>
          </table:table-cell>
          <table:table-cell table:style-name="ce154" office:value-type="string">
            <text:p>X</text:p>
          </table:table-cell>
          <table:table-cell table:style-name="ce146"/>
          <table:table-cell table:style-name="ce156" office:value-type="string">
            <text:p>4</text:p>
          </table:table-cell>
          <table:table-cell table:style-name="ce159"/>
          <table:table-cell table:number-columns-repeated="1014"/>
        </table:table-row>
        <table:table-row table:style-name="ro9">
          <table:table-cell table:style-name="ce131" office:value-type="string">
            <text:p>Basement Landing</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6"/>
          <table:table-cell table:style-name="ce156" office:value-type="string">
            <text:p>4</text:p>
          </table:table-cell>
          <table:table-cell table:style-name="ce159"/>
          <table:table-cell table:number-columns-repeated="1014"/>
        </table:table-row>
        <table:table-row table:style-name="ro9">
          <table:table-cell table:style-name="ce131" office:value-type="string">
            <text:p>Chasm</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6"/>
          <table:table-cell table:style-name="ce156" office:value-type="string">
            <text:p>2</text:p>
          </table:table-cell>
          <table:table-cell table:style-name="ce160" office:value-type="string">
            <text:p>You can attempt a Speed roll of 3+ to cross. If you fail, you stop moving.</text:p>
          </table:table-cell>
          <table:table-cell table:number-columns-repeated="1014"/>
        </table:table-row>
        <table:table-row table:style-name="ro9">
          <table:table-cell table:style-name="ce131" office:value-type="string">
            <text:p>Stairs From Basement</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6"/>
          <table:table-cell table:style-name="ce156" office:value-type="string">
            <text:p>2</text:p>
          </table:table-cell>
          <table:table-cell table:style-name="ce159" office:value-type="string">
            <text:p>Leads to and from Foyer</text:p>
          </table:table-cell>
          <table:table-cell table:number-columns-repeated="1014"/>
        </table:table-row>
        <table:table-row table:style-name="ro9">
          <table:table-cell table:style-name="ce131" office:value-type="string">
            <text:p>Charred Room</text:p>
          </table:table-cell>
          <table:table-cell table:style-name="ce136" table:number-columns-repeated="2"/>
          <table:table-cell table:style-name="ce141"/>
          <table:table-cell table:style-name="ce146"/>
          <table:table-cell table:style-name="ce150" office:value-type="string">
            <text:p>X</text:p>
          </table:table-cell>
          <table:table-cell table:style-name="ce154" office:value-type="string">
            <text:p>X</text:p>
          </table:table-cell>
          <table:table-cell table:style-name="ce147" office:value-type="string">
            <text:p>Omen</text:p>
          </table:table-cell>
          <table:table-cell table:style-name="ce156" office:value-type="string">
            <text:p>4</text:p>
          </table:table-cell>
          <table:table-cell table:style-name="ce159"/>
          <table:table-cell table:number-columns-repeated="1014"/>
        </table:table-row>
        <table:table-row table:style-name="ro9">
          <table:table-cell table:style-name="ce131" office:value-type="string">
            <text:p>Collapsed Room</text:p>
          </table:table-cell>
          <table:table-cell table:style-name="ce136" table:number-columns-repeated="2"/>
          <table:table-cell table:style-name="ce141"/>
          <table:table-cell table:style-name="ce146"/>
          <table:table-cell table:style-name="ce150" office:value-type="string">
            <text:p>X</text:p>
          </table:table-cell>
          <table:table-cell table:style-name="ce154" office:value-type="string">
            <text:p>X</text:p>
          </table:table-cell>
          <table:table-cell table:style-name="ce146"/>
          <table:table-cell table:style-name="ce156" office:value-type="string">
            <text:p>4</text:p>
          </table:table-cell>
          <table:table-cell table:style-name="ce160" office:value-type="string">
            <text:p>You must attempt a Speed roll of 5+ to avoid falling. If you fail the roll, draw a basement tile and put it in play. You fall there and take 1 die of physical damage.</text:p>
          </table:table-cell>
          <table:table-cell table:number-columns-repeated="1014"/>
        </table:table-row>
        <table:table-row table:style-name="ro9">
          <table:table-cell table:style-name="ce131" office:value-type="string">
            <text:p>Wine Cellar</text:p>
          </table:table-cell>
          <table:table-cell table:style-name="ce136" table:number-columns-repeated="2"/>
          <table:table-cell table:style-name="ce141"/>
          <table:table-cell table:style-name="ce147" office:value-type="string">
            <text:p>X</text:p>
          </table:table-cell>
          <table:table-cell table:style-name="ce151"/>
          <table:table-cell table:style-name="ce153"/>
          <table:table-cell table:style-name="ce146"/>
          <table:table-cell table:style-name="ce156" office:value-type="string">
            <text:p>2</text:p>
          </table:table-cell>
          <table:table-cell table:style-name="ce159"/>
          <table:table-cell table:number-columns-repeated="1014"/>
        </table:table-row>
        <table:table-row table:style-name="ro9">
          <table:table-cell table:style-name="ce131" office:value-type="string">
            <text:p>Servants' Quarters</text:p>
          </table:table-cell>
          <table:table-cell table:style-name="ce136" table:number-columns-repeated="2"/>
          <table:table-cell table:style-name="ce141"/>
          <table:table-cell table:style-name="ce147" office:value-type="string">
            <text:p>X</text:p>
          </table:table-cell>
          <table:table-cell table:style-name="ce151"/>
          <table:table-cell table:style-name="ce154" office:value-type="string">
            <text:p>X</text:p>
          </table:table-cell>
          <table:table-cell table:style-name="ce147" office:value-type="string">
            <text:p>Omen</text:p>
          </table:table-cell>
          <table:table-cell table:style-name="ce156" office:value-type="string">
            <text:p>4</text:p>
          </table:table-cell>
          <table:table-cell table:style-name="ce159"/>
          <table:table-cell table:number-columns-repeated="1014"/>
        </table:table-row>
        <table:table-row table:style-name="ro9">
          <table:table-cell table:style-name="ce131" office:value-type="string">
            <text:p>Ballroom</text:p>
          </table:table-cell>
          <table:table-cell table:style-name="ce136" table:number-columns-repeated="2"/>
          <table:table-cell table:style-name="ce141"/>
          <table:table-cell table:style-name="ce146"/>
          <table:table-cell table:style-name="ce150" office:value-type="string">
            <text:p>X</text:p>
          </table:table-cell>
          <table:table-cell table:style-name="ce153"/>
          <table:table-cell table:style-name="ce147" office:value-type="string">
            <text:p>Event</text:p>
          </table:table-cell>
          <table:table-cell table:style-name="ce156" office:value-type="string">
            <text:p>4</text:p>
          </table:table-cell>
          <table:table-cell table:style-name="ce160"/>
          <table:table-cell table:number-columns-repeated="1014"/>
        </table:table-row>
        <table:table-row table:style-name="ro9">
          <table:table-cell table:style-name="ce133" office:value-type="string">
            <text:p>Research Laboratory</text:p>
          </table:table-cell>
          <table:table-cell table:style-name="ce137" table:number-columns-repeated="2"/>
          <table:table-cell table:style-name="ce142"/>
          <table:table-cell table:style-name="ce148" office:value-type="string">
            <text:p>X</text:p>
          </table:table-cell>
          <table:table-cell table:style-name="ce152"/>
          <table:table-cell table:style-name="ce155" office:value-type="string">
            <text:p>X</text:p>
          </table:table-cell>
          <table:table-cell table:style-name="ce148" office:value-type="string">
            <text:p>Event</text:p>
          </table:table-cell>
          <table:table-cell table:style-name="ce157" office:value-type="string">
            <text:p>2</text:p>
          </table:table-cell>
          <table:table-cell table:style-name="ce161"/>
          <table:table-cell table:number-columns-repeated="1014"/>
        </table:table-row>
        <table:table-row table:style-name="ro9">
          <table:table-cell table:number-columns-repeated="3"/>
          <table:table-cell table:style-name="ce117" office:value-type="string">
            <text:p>Tile Pile Size</text:p>
          </table:table-cell>
          <table:table-cell table:style-name="ce120" table:formula="of:=COUNTIF([.A7:.A50];&quot;&lt;&gt;''&quot;)" office:value-type="float" office:value="44">
            <text:p>44</text:p>
          </table:table-cell>
          <table:table-cell table:number-columns-repeated="1019"/>
        </table:table-row>
        <table:table-row table:style-name="ro9" table:number-rows-repeated="1048522">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Special" table:style-name="ta1" table:print="false">
        <office:forms form:automatic-focus="false" form:apply-design-mode="false">
          <form:form form:name="SpecialForm" form:apply-filter="true" form:command-type="table" form:control-implementation="ooo:com.sun.star.form.component.Form" office:target-frame="" xlink:href="" xlink:type="simple"/>
        </office:forms>
        <table:table-column table:style-name="co33" table:default-cell-style-name="Default"/>
        <table:table-column table:style-name="co34" table:default-cell-style-name="ce163"/>
        <table:table-column table:style-name="co35" table:default-cell-style-name="ce166"/>
        <table:table-row table:style-name="ro16" table:number-rows-repeated="5">
          <table:table-cell/>
          <table:table-cell table:style-name="Default" table:number-columns-repeated="2"/>
        </table:table-row>
        <table:table-row table:style-name="ro17">
          <table:table-cell/>
          <table:table-cell table:style-name="ce130" office:value-type="string">
            <text:p>Investigator</text:p>
          </table:table-cell>
          <table:table-cell table:style-name="ce165" office:value-type="string">
            <text:p>Special Info</text:p>
          </table:table-cell>
        </table:table-row>
        <table:table-row table:style-name="ro6" table:number-rows-repeated="17">
          <table:table-cell table:number-columns-repeated="3"/>
        </table:table-row>
        <table:table-row table:style-name="ro6">
          <table:table-cell/>
          <table:table-cell table:style-name="ce164"/>
          <table:table-cell table:style-name="ce16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MT" svg:font-family="ArialMT" style:font-family-generic="swiss"/>
    <style:font-face style:name="Calibri1" svg:font-family="Calibri" style:font-family-generic="swiss"/>
    <style:font-face style:name="Helvetica" svg:font-family="Helvetica" style:font-family-generic="swiss"/>
    <style:font-face style:name="Courier" svg:font-family="Courier" style:font-family-generic="modern" style:font-pitch="fixed"/>
    <style:font-face style:name="Avenir" svg:font-family="Avenir" style:font-pitch="variable"/>
    <style:font-face style:name="Courier New" svg:font-family="'Courier New'" style:font-family-generic="moder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number-style style:name="N109">
      <number:number number:decimal-places="3" number:min-integer-digits="1"/>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percentage-style style:name="N114">
      <number:number number:decimal-places="1" number:min-integer-digits="1"/>
      <number:text>%</number:text>
    </number:percentage-style>
    <number:number-style style:name="N115">
      <number:number number:decimal-places="1" number:min-integer-digits="1"/>
    </number:number-style>
    <number:number-style style:name="N116">
      <number:number number:decimal-places="4" number:min-integer-digits="1"/>
    </number:number-style>
    <number:number-style style:name="N117">
      <number:number number:decimal-places="0" number:min-integer-digits="0"/>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currency-style style:name="N121P0" style:volatile="true">
      <number:number number:decimal-places="2" number:min-integer-digits="1" number:grouping="true"/>
      <number:text> </number:text>
      <number:currency-symbol number:language="pt" number:country="PT">€</number:currency-symbol>
    </number:currency-style>
    <number:currency-style style:name="N121">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21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number:number-style style:name="N8153" number:language="en" number:country="US">
      <number:number number:decimal-places="3" number:min-integer-digits="1"/>
    </number:number-style>
    <number:number-style style:name="N8154" number:language="en" number:country="US">
      <number:number number:decimal-places="4" number:min-integer-digits="1"/>
    </number:number-style>
    <number:number-style style:name="N8155" number:language="en" number:country="US">
      <number:number number:decimal-places="1" number:min-integer-digits="1"/>
    </number:number-style>
    <number:number-style style:name="N8156" number:language="en" number:country="US">
      <number:number number:decimal-places="5" number:min-integer-digits="1"/>
    </number:number-style>
    <number:number-style style:name="N8157" number:language="en" number:country="US">
      <number:number number:decimal-places="6" number:min-integer-digits="1"/>
    </number:number-style>
    <number:number-style style:name="N8158" number:language="en" number:country="US">
      <number:text>+123</number:text>
    </number:number-style>
    <number:number-style style:name="N8159" number:language="en" number:country="US">
      <number:text>+999</number:text>
    </number:number-style>
    <number:number-style style:name="N8160" number:language="en" number:country="US">
      <number:number number:decimal-places="0" number:min-integer-digits="0"/>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2" draw:display-name="Arrowheads 2"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16/12/2015</text:date>, <text:time>12:5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5:13:03</meta:creation-date>
    <dc:date>2015-12-16T12:58:11</dc:date>
    <meta:editing-duration>P23DT14H7M15S</meta:editing-duration>
    <meta:editing-cycles>992</meta:editing-cycles>
    <meta:generator>OpenOffice/4.1.2$Unix OpenOffice.org_project/412m3$Build-9782</meta:generator>
    <meta:document-statistic meta:table-count="7" meta:cell-count="849" meta:object-count="58"/>
  </office:meta>
</office:document-meta>
</file>

<file path=Basic/Standard/Characters.xml><?xml version="1.0" encoding="utf-8"?>
<!DOCTYPE module  PUBLIC '-//OpenOffice.org//DTD OfficeDocument 1.0//EN'  'module.dtd'>
<script:module xmlns:script="http://openoffice.org/2000/script" script:name="Characters" script:language="StarBasic">REM  *****  BASIC  *****
dim CharactersSheet as object
dim CharactersForm as object

const _GameTurnRow = 0
const _GameTurnCol = 3

const _PlayerAttrRow = 3
const _PlayerAttrCol = 3
const _PlayerCurAttrCol = 12
const _PlayerCurAttrValCol = 13
const _PlayerTraitorCol = 14
const _PlayerTemplateCol = 16
const _PlayerNameCol = 1

const _PlayerCntRow = 1
const _PlayerCntCol = 3

const _AttrSpeedID = 0
const _AttrMightID = 1
const _AttrSanityID = 2
const _AttrKnowledgeID = 3

const _ExtraTextCol = 16
const _ExtraTextRow = 27

global const _white		= &amp;Hffffff
global const _yellow	= &amp;Hffff00
global const _orange	= &amp;Hffcc99
global const _bluegrey	= &amp;He6e6ff
global const _red		= &amp;Hff0000
global const _blue		= &amp;h0000ff
global const _blue8		= &amp;h99ccff
global const _black		= &amp;h000000
global const _green		= &amp;h009900
global const _purple	= &amp;h990099
global const _grey		= &amp;H909090
global const _ltgrey	= &amp;He6e6e6
global const _blue2		= &amp;h0084D1
global const _green1	= &amp;h355e00
global const _red2 		= &amp;hcc3300
global const _blue3		= &amp;h0099cc
global const _brown		= &amp;h800000

sub GetCS
	if CharactersSheet &lt;&gt; NULL then
		exit sub
	end if 
	
	CharactersSheet	= ThisComponent.Sheets.getByName("Characters")
	CharactersForm	= CharactersSheet.DrawPage.Forms.GetByName("formCharacters")
end sub

function PlayerCnt as integer
	GetCS
	PlayerCnt = CharactersSheet.GetCellByPosition(_PlayerCntCol,_PlayerCntRow).Value
end function

function SetPlayerCnt (plyrcnt as integer)
	GetCS
	
	CharactersSheet.GetCellByPosition(_PlayerCntCol,_PlayerCntRow).Value = plyrcnt
end function

function PlayerRow (playerid as integer) as integer
	PlayerRow = _PlayerAttrRow + ((playerid-1) * 4)
end function

function GetCurrentPlayer as integer
	GetCurrentPlayer = CharactersSheet.GetCellByPosition(_GameTurnCol + 1, GameTurnRow).Value
end function

function GetPlayerName (playerid as integer) as string
	GetCS
	
	GetPlayerName = CharactersSheet.GetCellByPosition(_PlayerNameCol, PlayerRow(playerid)).String
end function

function PlayerIsDead (playerid as integer) as boolean
	GetCS
	
	PlayerIsDead = CharactersSheet.GetCellByPosition(_PlayerTraitorCol, PlayerRow(playerid)).String = "Dead"
end function

function PlayerIsTraitor (playerid as integer) as boolean
	GetCS
	
	PlayerIsTraitor = CharactersSheet.GetCellByPosition(_PlayerTraitorCol, PlayerRow(playerid)).String = "Traitor"
end function

function HauntRevealed as boolean
	dim i as integer
	
	HauntRevealed = FALSE
	for i = 1 to 6
		if PlayerIsTraitor(i) then
			HauntRevealed = TRUE
			exit function
		end if
	next i
	
end function

function GetFontColor (playername as string) as long
	dim plist(12) as string
	dim i, pcolor(12) as integer
	dim scolor(12) as object
	
	plist = ARRAY("Brandon Jaspers", "Peter Akimoto", "Darrin Williams", "Ox Bellows", "Father Rhinehardt", "Professor Longfellow", _
			"Heather Granville", "Jenny LeClerc", "Vivian Lopez", "Madame Zostra", "Missy Dubourde", "Zoe Ingstrom")
	scolor = ARRAY(_green, _green, _red, _red, _grey, _grey, _
			_purple, _purple, _blue, _blue, _orange, _orange)
	
	for i = 0 to 11
		if plist(i) = playername then
			exit for
		end if
	next i
	
	GetFontColor = scolor(i)
end function ' GetPlayerColor

function GetPlayerColor (playername as string) as string
	dim plist(12) as string
	dim i, pcolor(12) as integer
	
	plist = ARRAY("Brandon Jaspers", "Peter Akimoto", "Darrin Williams", "Ox Bellows", "Father Rhinehardt", "Professor Longfellow", _
			"Heather Granville", "Jenny LeClerc", "Vivian Lopez", "Madame Zostra", "Missy Dubourde", "Zoe Ingstrom")
	pcolor = ARRAY("green", "green", "red", "red", "darkgray", "darkgray", _
			"purple", "purple", "blue", "blue", "orange", "orange")
	
	for i = 0 to 11
		if plist(i) = playername then
			exit for
		end if
	next i
	GetPlayerColor = pcolor(i)
end function ' GetPlayerColor

function GetPlayerStats (playername as string) as object
	dim stats(4, 9) as integer
	
	if playername = "Brandon Jaspers" then
		GetPlayerStats = ARRAY(ARRAY(3,4,4,4,5,6,7,8,3), ARRAY(2,3,3,4,5,6,6,7,4), ARRAY(3,3,3,4,5,6,7,8,4), ARRAY(1,3,3,5,5,6,6,7,3))
	elseif playername = "Peter Akimoto" then
		GetPlayerStats = ARRAY(ARRAY(3,3,3,4,6,6,7,7,4), ARRAY(2,3,3,4,5,5,6,8,3), ARRAY(3,4,4,4,5,6,6,7,4), ARRAY(3,4,4,5,6,7,7,8,3))
	elseif playername = "Darrin Williams" then
		GetPlayerStats = ARRAY(ARRAY(4,4,4,5,6,7,7,8,5), ARRAY(2,3,3,4,5,6,6,7,3), ARRAY(1,2,3,4,5,5,5,7,3), ARRAY(2,3,3,4,5,5,5,7,3))
	elseif playername = "Ox Bellows" then
		GetPlayerStats = ARRAY(ARRAY(2,2,2,3,4,5,5,6,5), ARRAY(4,5,5,6,6,7,8,8,3), ARRAY(2,2,3,4,5,5,6,7,3), ARRAY(2,2,3,3,5,5,6,6,3))
	elseif playername = "Father Rhinehardt" then
		GetPlayerStats = ARRAY(ARRAY(2,3,3,4,5,6,7,7,3), ARRAY(1,2,2,4,4,5,5,7,3), ARRAY(3,4,5,5,6,7,7,8,5), ARRAY(1,3,3,4,5,6,6,8,4))
	elseif playername = "Professor Longfellow" then
		GetPlayerStats = ARRAY(ARRAY(2,2,4,4,5,5,6,6,4), ARRAY(1,2,3,4,5,5,6,6,3), ARRAY(1,3,3,4,5,5,6,7,3), ARRAY(4,5,5,5,5,6,7,8,5))
	elseif playername = "Vivian Lopez" then
		GetPlayerStats = ARRAY(ARRAY(3,4,4,4,4,6,7,8,4), ARRAY(2,2,2,4,4,5,6,6,3), ARRAY(4,4,4,5,6,7,8,8,3), ARRAY(4,5,5,5,5,6,6,7,4))
	elseif playername = "Madame Zostra" then
		GetPlayerStats = ARRAY(ARRAY(2,3,3,5,5,6,6,7,3), ARRAY(2,3,3,4,5,5,5,6,4), ARRAY(4,4,4,5,6,7,8,8,3), ARRAY(1,3,4,4,4,5,6,6,4))
	elseif playername = "Heather Granville" then
		GetPlayerStats = ARRAY(ARRAY(3,3,4,5,6,6,7,8,3), ARRAY(3,3,3,4,5,6,7,8,3), ARRAY(3,3,3,4,5,6,6,6,3), ARRAY(2,3,3,4,5,6,7,8,5))
	elseif playername = "Jenny LeClerc" then
		GetPlayerStats = ARRAY(ARRAY(2,3,4,4,4,5,6,8,4), ARRAY(3,4,4,4,4,5,6,8,3), ARRAY(1,1,2,4,4,4,5,6,5), ARRAY(2,3,3,4,4,5,6,8,3))
	elseif playername = "Missy Dubourde" then
		GetPlayerStats = ARRAY(ARRAY(3,4,5,6,6,6,7,7,3), ARRAY(2,3,3,3,4,5,6,7,4), ARRAY(1,2,3,4,5,5,6,7,3), ARRAY(2,3,4,4,5,6,6,6,4))
	elseif playername = "Zoe Ingstrom" then
		GetPlayerStats = ARRAY(ARRAY(4,4,4,4,5,6,8,8,4), ARRAY(2,2,3,3,4,4,6,7,4), ARRAY(3,4,5,5,6,6,7,8,3), ARRAY(1,2,3,4,4,5,5,5,3))
	else
		GetPlayerStats = ARRAY(ARRAY(0,0,0,0,0,0,0,0,5), ARRAY(0,0,0,0,0,0,0,0,5), ARRAY(0,0,0,0,0,0,0,0,5), ARRAY(0,0,0,0,0,0,0,0,5))
	end if
end function ' GetPlayerStats

function ClearCharStats
	dim playerid, attr, cr, ccol, curval, i as integer
	GetCS
	
	for playerid = 1 to 6
		for attr = _AttrSpeedID to _AttrKnowledgeID
			cr = PlayerRow(playerid) + attr
			' Background color
			for i = 1 to 13
				if playerid &lt;= PlayerCnt then
					CharactersSheet.GetCellByPosition(_PlayerNameCol + i - 1, cr).CellBackColor = _white
					CharactersForm.GetByName("P" &amp; playerid &amp; "SpeedSpin").enabled = TRUE
					CharactersForm.GetByName("P" &amp; playerid &amp; "MightSpin").enabled = TRUE
					CharactersForm.GetByName("P" &amp; playerid &amp; "SanitySpin").enabled = TRUE
					CharactersForm.GetByName("P" &amp; playerid &amp; "KnowledgeSpin").enabled = TRUE
					CharactersSheet.GetCellByPosition(_PlayerTemplateCol, cr).string = ""
				else
					CharactersSheet.GetCellByPosition(_PlayerNameCol + i - 1, cr).CellBackColor = _grey
					CharactersForm.GetByName("P" &amp; playerid &amp; "SpeedSpin").enabled = FALSE
					CharactersForm.GetByName("P" &amp; playerid &amp; "MightSpin").enabled = FALSE
					CharactersForm.GetByName("P" &amp; playerid &amp; "SanitySpin").enabled = FALSE
					CharactersForm.GetByName("P" &amp; playerid &amp; "KnowledgeSpin").enabled = FALSE
					CharactersSheet.GetCellByPosition(_PlayerTemplateCol, cr).string = ""
				end if
			next i
		next attr
	next playerid
end function ' ClearCharStats

Sub UpdateCharStats
	dim playerid, attr, cr, ccol, curval as integer
	dim colors() as integer
	GetCS
	
	colors = ARRAY(_red, _green, _blue, _orange)
	
	for playerid = 1 to PlayerCnt
		for attr = _AttrSpeedID to _AttrKnowledgeID
			cr = PlayerRow(playerid) + attr
			ccol = CharactersSheet.GetCellByPosition(_PlayerCurAttrCol, cr).Value + PlayerAttrCol
			curval = CharactersSheet.GetCellByPosition(_PlayerAttrCol + ccol, cr).Value
			CharactersSheet.GetCellByPosition(_PlayerCurAttrValCol, cr).Value = curval
			CharactersSheet.GetCellByPosition(_PlayerAttrCol + ccol, cr).CellBackColor = colors(attr)
			' Set one before and one after as the default white
			CharactersSheet.GetCellByPosition(_PlayerAttrCol + ccol + 1, cr).CellBackColor = _white
			CharactersSheet.GetCellByPosition(_PlayerAttrCol + ccol - 1, cr).CellBackColor = _white
		next attr
	next playerid
End Sub ' UpdateCharStats


Sub AdvanceTurn
	dim minor, major, rtncd as integer
	GetCS
	
	rtncd = MsgBox("Advance the turn?", 4)
	if rtncd &lt;&gt; 6 then
		exit sub
	end if

	major = CharactersSheet.GetCellByPosition(_GameTurnCol, GameTurnRow).Value
	minor = CharactersSheet.GetCellByPosition(_GameTurnCol + 1, GameTurnRow).Value
	
	' Clear up current player
	for i = 0 to 3
		CharactersSheet.GetCellByPosition(_PlayerNameCol, PlayerRow(GetCurrentPlayer)+i).CellBackColor = _white
	next i

	if minor = PlayerCnt then
		' We advance the major, and the minor is set to 1
 		CharactersSheet.GetCellByPosition(_GameTurnCol, GameTurnRow).Value = major + 1
		CharactersSheet.GetCellByPosition(_GameTurnCol + 1, GameTurnRow).Value = 1
 	else
 		' Otherwise, just advance the minor
		CharactersSheet.GetCellByPosition(_GameTurnCol + 1, GameTurnRow).Value = minor + 1
	end if
	
	' Mark new current player
	for i = 0 to 3
		CharactersSheet.GetCellByPosition(_PlayerNameCol, PlayerRow(GetCurrentPlayer)+i).CellBackColor = _ltgrey
	next i
end sub ' Advanceturn

sub GenerateTemplate
	dim playerid, attr as integer
	dim ctxt, ptxt, pname, pcolor, pheader, pattr, attrheader(), tmpstr, possessions, ptraitor as string
	GetCS
	
	attrheader = ARRAY("r{Speed}r     - ", "r{Might}r     - ", "b{Sanity}b    - ", "b{Knowledge}b - ")
	
	ptxt = "[ImageID=2584193 medium]" &amp; CHR(13) &amp; CHR(13) &amp; "[size=14][b]Game Turn: " &amp; _
			CharactersSheet.GetCellByPosition(_GameTurnCol, _GameTurnRow).string &amp; "." &amp; _
			CharactersSheet.GetCellByPosition(_GameTurnCol+1, _GameTurnRow).string &amp; " -- " &amp; _
			"[color=" &amp; GetPlayerColor(GetPlayerName(GetCurrentPlayer)) &amp; "]" &amp; GetPlayerName(GetCurrentPlayer)&amp; _
			"[/color] is the current player.[/b][/size]" &amp; CHR(13)
	'CharactersSheet.GetCellByPosition(15, 1).string = ptxt
	ctxt = ptxt
	
	ptxt = "[floatleft]" &amp; chr(13)
	
	for playerid = 1 to PlayerCnt
		pname = GetPlayerName(playerid)
		pcolor = GetPlayerColor(pname)
		if PlayerIsDead(playerid) then
			ptraitor = "[color=red] [i]DEAD[/i][/color]"
		elseif PlayerIsTraitor(playerid) then
			ptraitor = "[color=brown] [i]TRAITOR[/i][/color]"
		else
			ptraitor = ""
		end if
		
		if playerid = GetCurrentPlayer then
			pheader = "[floatleft][center][b][color=" &amp; pcolor &amp; "]" &amp; pname &amp; "[/b][/color]" &amp; ptraitor &amp; "[/center]"
		else
			pheader = "[floatleft][center][color=" &amp; pcolor &amp; "]" &amp; pname &amp; "[/color]" &amp; ptraitor &amp; "[/center]"
		end if
		ptxt = ptxt &amp; pheader &amp; "[c]"
		for attr = _AttrSpeedID to _AttrKnowledgeID
			pattr = attrheader(attr)
			for i = 0 to 8
				if CharactersSheet.GetCellByPosition(_PlayerCurAttrCol, PlayerRow(playerid) + attr).value = i then
					pattr = pattr &amp; " [b]r{" &amp; CharactersSheet.GetCellByPosition(_PlayerAttrCol + i, PlayerRow(playerid) + attr).string &amp; "}r[/b]"
				else
					pattr = pattr &amp; " " &amp; CharactersSheet.GetCellByPosition(_PlayerAttrCol + i, PlayerRow(playerid) + attr).string
				end if
			next i
			ptxt = ptxt &amp; chr(13) &amp; pattr
		next attr
		ptxt = ptxt &amp; CHR(13)
		
		' Also posting Items, Omens and attached Events
		posessions = ""
		tmpstr = OmensByPlayer(pname)
		if tmpstr &lt;&gt; "" then
			posessions = posessions &amp; tmpstr
		end if
		tmpstr = ItemsByPlayer(pname)
		if tmpstr &lt;&gt; "" then
			posessions = posessions &amp; tmpstr
		end if
		tmpstr = EventsByPlayer(pname)
		if tmpstr &lt;&gt; "" then
			posessions = posessions &amp; tmpstr
		end if
		tmpstr = SpecialByPlayer(pname)
		if tmpstr &lt;&gt; "" then
			posessions = posessions &amp; tmpstr
		end if
		
		if posessions &lt;&gt; "" then
			ptxt = ptxt &amp; "[b]Posessions:[/b]" &amp; CHR(13) &amp; posessions
		end if
		
		' Breaking the line
		ptxt = ptxt &amp; "[/c][/floatleft]" &amp; CHR(13)
		
		' Check if we're halfway, or on the last one
		if cint(PlayerCnt / 2) = playerid then
			ptxt = ptxt &amp; chr(13) &amp; "[/floatleft]" &amp; CHR(13) &amp; "[floatleft]"
		end if
		if playercnt = playerid then
			ptxt = ptxt &amp; chr(13) &amp; "[/floatleft][clear]" &amp; chr(13)
		end if
		
		' CharactersSheet.GetCellByPosition(_PlayerTemplateCol, PlayerRow(playerid)).string = ptxt
		ctxt = ctxt &amp; ptxt
		ptxt = ""
	next playerid
	
	' Extra text (Omen Track, etc)
	ptxt = "Current [color=darkgreen]Haunt Track[/color] (Omen Count): [b]" &amp; GetHauntTrack &amp; "[/b]"
	' CharactersSheet.GetCellByPosition(_ExtraTextCol, _ExtraTextRow).string = ptxt
	ctxt = ctxt &amp; CHR(13) &amp; ptxt &amp; CHR(13)
	
	CharactersSheet.GetCellByPosition(16, 1).string = ctxt
	
	CopyToClipboard(ctxt)
end sub ' GenerateTemplate

sub SetupPlayer (idx as integer, charname as string)
	dim stats as object
	dim plyrrow, attr, i as integer
	GetCS
	
	plyrrow = PlayerRow(idx)
	CharactersSheet.GetCellByPosition(_PlayerNameCol, plyrrow).string = charname
	if charname &lt;&gt; "" then
		CharactersSheet.GetCellByPosition(_PlayerNameCol, plyrrow).CharColor = GetFontColor(charname)
	end if
	
	stats = GetPlayerStats(charname)
	for attr = _AttrSpeedID to _AttrKnowledgeID
		cr = plyrrow + attr
		for i = 0 to 8
			if playerid &lt;= PlayerCnt then
				CharactersSheet.GetCellByPosition(_PlayerAttrCol + i + 1, cr).value = stats(attr)(i)
			end if
		next i
	next attr
end sub ' SetupPlayer


</script:module>
</file>

<file path=Basic/Standard/Events.xml><?xml version="1.0" encoding="utf-8"?>
<!DOCTYPE module  PUBLIC '-//OpenOffice.org//DTD OfficeDocument 1.0//EN'  'module.dtd'>
<script:module xmlns:script="http://openoffice.org/2000/script" script:name="Events" script:language="StarBasic">REM  *****  BASIC  *****
dim EventsSheet as object
dim EventsForm as object

sub GetEvents
	if EventsSheet &lt;&gt; NULL then
		exit sub
	end if 
	
	EventsSheet	= ThisComponent.Sheets.getByName("Events")
	EventsForm	= EventsSheet.DrawPage.Forms.GetByName("formEvents")
end sub

function TopEvent as integer
	' Finds the first "non-played" card in the event deck
	dim topofdeck as integer
	
	topofdeck = 1
	do while EventsSheet.getCellByPosition(0, topofDeck + 5).string = ""
		topofdeck = topofdeck + 1
	loop
	
	TopEvent = topofdeck
end function

sub PlayTopEvent
	dim event, flavor, effect, post as string
	dim card as integer
	
	GetEvents
	
	card = TopEvent
	
	event = EventsSheet.getCellByPosition(0, card + 5).string
	EventsSheet.getCellByPosition(1, card + 5).string = event
	EventsSheet.getCellByPosition(0, card + 5).string = ""
	
	flavor = EventsSheet.getCellByPosition(3, card + 5).string
	effect = EventsSheet.getCellByPosition(4, card + 5).string
	
	effect = REPLACE(effect, ":", ":" &amp; CHR(13))
	effect = REPLACE(effect, ";", CHR(13))
	
	post = "[size=14][b]" &amp; event &amp; "[/b][/size]" &amp; CHR(13)
	post = post &amp; "[i]" &amp; flavor &amp; "[/i]" &amp; CHR(13) &amp; CHR(13)
	post = post &amp; effect
	
	CopyToClipboard post
end sub

function EventsByPlayer (playername as string) as string
	dim Eventstxt, tmpstr as string
	dim itemid as integer
	GetEvents
	
	Eventstxt = ""
	
	for itemid = 1 to 13
		if EventsSheet.getCellByPosition(2, itemid + 5).string = playername then
			Eventstxt = Eventstxt &amp; "     [color=darkblue]" &amp; EventsSheet.getCellByPosition(1, itemid + 5).string &amp; "[/color]" &amp; CHR(13)
		end if
	next itemid
	EventsByPlayer = Eventstxt
end function 'EventsByPlayer

sub ShuffleEventsDeck (shuffleAll as boolean)
	dim tmpval, sortOrder(45) as double
	dim tmpevent, eventlst(45) as variant
	dim eventdata(6) as variant
	dim eventid, col, row, top as integer
	
	GetEvents
	if shuffleAll = TRUE then
		top = 1
	else
		top = TopEvent
	end if
	
	EventsForm.getByName("btnShuffleEvents").enabled = FALSE
	
	for eventid = top to 45
		sortOrder(eventid) = rnd()
		redim eventdata(6) as variant
		for col = 0 to 5
			' 5 is the number of columns, and is ALSO the number of rows we have to skip
			eventdata(col) = EventsSheet.getCellByPosition(col, eventid + 5).string
		next col
		eventlst(eventid) = eventdata()
	next eventid
	
	for i = top to 45
		for j = i+1 to 45
			if sortOrder(i) &gt; sortOrder(j) then
				tmpval = sortOrder(i)
				tmpevent = eventlst(i)
				
				sortOrder(i) = sortOrder(j)
				eventlst(i) = eventlst(j)
				
				sortOrder(j) = tmpval
				eventlst(j) = tmpevent
			end if
		next j
	next i
	
	for eventid = top to 45
		tmpevent = eventlst(eventid)
		if tmpevent(0) = "" then
			tmpevent(0) = tmpevent(1)
		end if
		EventsSheet.getCellByPosition(0, eventid + 5).string = tmpevent(0)
		EventsSheet.getCellByPosition(1, eventid + 5).string = ""
		EventsSheet.getCellByPosition(2, eventid + 5).string = ""
		for i = 3 to 5
			EventsSheet.getCellByPosition(i, eventid + 5).string = tmpevent(i)
		next i
	next eventid

	EventsForm.getByName("btnShuffleEvents").enabled = TRUE

end sub 'ShufleEventsDeck

sub ShuffleEvents
	ShuffleEventsDeck FALSE
end sub 'ShuffleEvents

</script:module>
</file>

<file path=Basic/Standard/Items.xml><?xml version="1.0" encoding="utf-8"?>
<!DOCTYPE module  PUBLIC '-//OpenOffice.org//DTD OfficeDocument 1.0//EN'  'module.dtd'>
<script:module xmlns:script="http://openoffice.org/2000/script" script:name="Items" script:language="StarBasic">REM  *****  BASIC  *****
dim ItemsSheet as object
dim ItemsForm as object

sub GetItems
	if ItemsSheet &lt;&gt; NULL then
		exit sub
	end if 
	
	ItemsSheet	= ThisComponent.Sheets.getByName("Items")
	ItemsForm	= ItemsSheet.DrawPage.Forms.GetByName("formItems")
end sub

function TopItem as integer
	' Finds the first "non-played" card in the item deck
	dim topofdeck as integer
	
	topofdeck = 1
	do while ItemsSheet.getCellByPosition(0, topofDeck + 5).string = ""
		topofdeck = topofdeck + 1
	loop
	
	TopItem = topofdeck
end function

sub PlayTopItem
	dim item, flavor, effect, post as string
	dim card as integer
	
	GetItems
	
	card = TopItem
	
	item = ItemsSheet.getCellByPosition(0, card + 5).string
	ItemsSheet.getCellByPosition(1, card + 5).string = item
	ItemsSheet.getCellByPosition(0, card + 5).string = ""
	
	flavor = ItemsSheet.getCellByPosition(3, card + 5).string
	effect = ItemsSheet.getCellByPosition(4, card + 5).string
	
	effect = REPLACE(effect, ":", ":" &amp; CHR(13))
	effect = REPLACE(effect, ";", CHR(13))
	
	post = "[size=14][b]" &amp; item &amp; "[/b][/size]" &amp; CHR(13)
	post = post &amp; "[i]" &amp; flavor &amp; "[/i]" &amp; CHR(13) &amp; CHR(13)
	post = post &amp; effect
	
	CopyToClipboard post
end sub

function ItemsByPlayer (playername as string) as string
	dim itemstxt, tmpstr as string
	dim itemid as integer
	GetItems
	
	itemstxt = ""
	
	for itemid = 1 to 13
		if ItemsSheet.getCellByPosition(2, itemid + 5).string = playername then
			itemstxt = itemstxt &amp; "     [color=orange]" &amp; ItemsSheet.getCellByPosition(1, itemid + 5).string &amp; "[/color]" &amp; CHR(13)
		end if
	next itemid
	ItemsByPlayer = itemstxt
end function 'ItemsByPlayer

sub ShuffleItemsDeck (shuffleAll as boolean)
	dim tmpval, sortOrder(22) as double
	dim tmpevent, itemlst(22) as variant
	dim itemdata(5) as variant
	dim itemid, col, row, top as integer
	
	GetItems
	if shuffleAll = TRUE then
		top = 1
	else
		top = TopItem
	end if
	
	ItemsForm.getByName("btnShuffleItems").enabled = FALSE
	
	for itemid = top to 22
		sortOrder(itemid) = rnd()
		redim itemdata(5) as variant
		for col = 0 to 4
			' 5 is the number of columns, and is ALSO the number of rows we have to skip
			itemdata(col) = ItemsSheet.getCellByPosition(col, itemid + 5).string
		next col
		itemlst(itemid) = itemdata()
	next itemid
	
	for i = top to 22
		for j = i+1 to 22
			if sortOrder(i) &gt; sortOrder(j) then
				tmpval = sortOrder(i)
				tmpitem = itemlst(i)
				
				sortOrder(i) = sortOrder(j)
				itemlst(i) = itemlst(j)
				
				sortOrder(j) = tmpval
				itemlst(j) = tmpitem
			end if
		next j
	next i
	
	for itemid = top to 22
		tmpitem = itemlst(itemid)
		if tmpitem(0) = "" then
			tmpitem(0) = tmpitem(1)
		end if
		ItemsSheet.getCellByPosition(0, itemid + 5).string = tmpitem(0)
		ItemsSheet.getCellByPosition(1, itemid + 5).string = ""
		ItemsSheet.getCellByPosition(2, itemid + 5).string = ""
		for i = 3 to 4
			ItemsSheet.getCellByPosition(i, itemid + 5).string = tmpitem(i)
		next i
	next itemid

	ItemsForm.getByName("btnShuffleItems").enabled = TRUE

end sub 'ShufleItemsDeck

sub ShuffleItems
	ShuffleItemsDeck FALSE
end sub 'ShuffleItems

</script:module>
</file>

<file path=Basic/Standard/Omens.xml><?xml version="1.0" encoding="utf-8"?>
<!DOCTYPE module  PUBLIC '-//OpenOffice.org//DTD OfficeDocument 1.0//EN'  'module.dtd'>
<script:module xmlns:script="http://openoffice.org/2000/script" script:name="Omens" script:language="StarBasic">REM  *****  BASIC  *****
dim OmensSheet as object
dim OmensForm as object

const _HauntTrackRow = 2
const _HauntTrackCol = 3

function GetHauntTrack as string
	GetOmens
	
	GetHauntTrack = OmensSheet.getCellByPosition(_HauntTrackCol, _HauntTrackRow).string
end function

sub GetOmens
	if OmensSheet &lt;&gt; NULL then
		exit sub
	end if 
	
	OmensSheet	= ThisComponent.Sheets.getByName("Omens")
	OmensForm	= OmensSheet.DrawPage.Forms.GetByName("formOmens")
end sub

function TopOmen as integer
	' Finds the first "non-played" card in the Omen deck
	dim topofdeck as integer
	
	topofdeck = 1
	do while OmensSheet.getCellByPosition(0, topofDeck + 5).string = ""
		topofdeck = topofdeck + 1
	loop
	
	TopOmen = topofdeck
end function

sub PlayTopOmen
	dim Omen, flavor, effect, post as string
	dim card as integer
	
	GetOmens
	
	card = TopOmen
	
	Omen = OmensSheet.getCellByPosition(0, card + 5).string
	OmensSheet.getCellByPosition(1, card + 5).string = Omen
	OmensSheet.getCellByPosition(0, card + 5).string = ""
	
	flavor = OmensSheet.getCellByPosition(3, card + 5).string
	effect = OmensSheet.getCellByPosition(4, card + 5).string
	
	effect = REPLACE(effect, ":", ":" &amp; CHR(13))
	effect = REPLACE(effect, ";", CHR(13))
	
	post = "[size=14][b]" &amp; omen &amp; "[/b][/size]" &amp; CHR(13)
	post = post &amp; "[i]" &amp; flavor &amp; "[/i]" &amp; CHR(13) &amp; CHR(13)
	post = post &amp; effect
	
	CopyToClipboard post
end sub

function OmensByPlayer (playername as string) as string
	dim omenstxt, tmpstr as string
	dim omenid as integer
	GetOmens
	
	omenstxt = ""
	
	for omenid = 1 to 13
		if OmensSheet.getCellByPosition(2, omenid + 5).string = playername then
			omenstxt = omenstxt &amp; "     [color=darkgreen]" &amp; OmensSheet.getCellByPosition(1, omenid + 5).string &amp; "[/color]" &amp; CHR(13)
		end if
	next omenid
	OmensByPlayer = omenstxt
end function 'OmensByPlayer

sub ShuffleOmensDeck (shuffleAll as boolean)
	dim tmpval, sortOrder(13) as double
	dim tmpevent, Omenlst(13) as variant
	dim Omendata(5) as variant
	dim Omenid, col, row, top as integer
	
	GetOmens
	if shuffleAll = TRUE then
		top = 1
	else
		top = TopOmen
	end if
	
	OmensForm.getByName("btnShuffleOmens").enabled = FALSE
	
	for Omenid = top to 13
		sortOrder(Omenid) = rnd()
		redim Omendata(5) as variant
		for col = 0 to 4
			' 5 is the number of columns, and is ALSO the number of rows we have to skip
			Omendata(col) = OmensSheet.getCellByPosition(col, Omenid + 5).string
		next col
		Omenlst(Omenid) = Omendata()
	next Omenid
	
	for i = top to 13
		for j = i+1 to 13
			if sortOrder(i) &gt; sortOrder(j) then
				tmpval = sortOrder(i)
				tmpOmen = Omenlst(i)
				
				sortOrder(i) = sortOrder(j)
				Omenlst(i) = Omenlst(j)
				
				sortOrder(j) = tmpval
				Omenlst(j) = tmpOmen
			end if
		next j
	next i
	
	for Omenid = top to 13
		tmpOmen = Omenlst(Omenid)
		if tmpOmen(0) = "" then
			tmpOmen(0) = tmpOmen(1)
		end if
		OmensSheet.getCellByPosition(0, Omenid + 5).string = tmpOmen(0)
		OmensSheet.getCellByPosition(1, Omenid + 5).string = ""
		OmensSheet.getCellByPosition(2, Omenid + 5).string = ""
		for i = 3 to 4
			OmensSheet.getCellByPosition(i, Omenid + 5).string = tmpOmen(i)
		next i
	next Omenid

	OmensForm.getByName("btnShuffleOmens").enabled = TRUE

end sub 'ShufleOmensDeck

sub ShuffleOmens
	ShuffleOmensDeck FALSE
end sub 'ShuffleOmens

</script:module>
</file>

<file path=Basic/Standard/Setup.xml><?xml version="1.0" encoding="utf-8"?>
<!DOCTYPE module  PUBLIC '-//OpenOffice.org//DTD OfficeDocument 1.0//EN'  'module.dtd'>
<script:module xmlns:script="http://openoffice.org/2000/script" script:name="Setup" script:language="StarBasic">REM  *****  BASIC  *****
dim SetupSheet, SetupForm as object

sub GetSetup
	if SetupSheet &lt;&gt; NULL then
		exit sub
	end if 
	
	SetupSheet	= ThisComponent.Sheets.getByName("Setup")
	SetupForm	= SetupSheet.DrawPage.Forms.GetByName("formSetup")

end sub

sub Begin_Setup
	dim rtcnd, i as integer
	GetSetup
	
	rtcnd = MsgBox("Do you want to begin the Game Setup?", 4, "Game Setup")
	if rtcnd &lt;&gt; 6 then
		exit sub
	end if
	
	SetupForm.GetByName("lstPlayerCnt").enabled = TRUE
	SetupForm.GetByName("lstPlayerCnt").selectedItems() = array(0)
	TogglePlayerLists
	for i = 1 to 6
		SetupForm.GetByName("player" &amp; i).string = "player" &amp; i
		SetupForm.GetByName("char" &amp; i).selectedItems() = array(0)
	next i
	SetupForm.GetByName("btnStart").enabled = TRUE
end sub

sub TogglePlayerLists
	dim lstplayercnt as object
	dim playercnt, i as integer
	GetSetup
	
	lstplayercnt = SetupForm.GetByName("lstPlayerCnt")	
	playercnt = val(lstplayercnt.StringItemList(lstplayercnt.SelectedItems(0)))
	
	' Temporarily disable the list
	lstplayercnt.enabled = FALSE
	
	for i = 1 to 6
		TogglePlayer(i, i&lt;=playercnt)
	next i
	
	' Reenable the list
	lstplayercnt.enabled = TRUE
end sub

function TogglePlayer (playerid as integer, state as boolean)
	GetSetup
	
	' label, player and char
	SetupForm.GetByName("lplayer" &amp; playerid).enabled = state
	SetupForm.GetByName("player" &amp; playerid).enabled = state
	SetupForm.GetByName("char" &amp; playerid).enabled = state
end function ' TogglePlayer

sub StartGame
	dim lstplayercnt, lstchar as object
	dim playercnt, i, j as integer
	dim colorlst(6), charname, icolor as string
	GetSetup
	
	rtcnd = MsgBox("Do you want to start the game?", 4, "Game Start")
	if rtcnd &lt;&gt; 6 then
		exit sub
	end if
	
	' Setting the player count on the Characters tab
	lstplayercnt = SetupForm.GetByName("lstPlayerCnt")
	playercnt = val(lstplayercnt.StringItemList(lstplayercnt.SelectedItems(0)))
	
	' Verifying the selected characters
	for i = 1 to playercnt
		lstchar = SetupForm.GetByName("char" &amp; i)
		charname = lstchar.StringItemList(lstchar.SelectedItems(0))
		if charname = "" then
			msgbox "Please select a character for player " &amp; i
			exit sub
		end if
		
		icolor = GetPlayerColor(charname)
		colorlst(i) = icolor
		
		' Let's see if we have a duplicate...
		for j = 1 to i-1
			if colorlst(j) = icolor then
				msgbox "Duplicated character color (" &amp; icolor &amp; ") for characters " &amp; charname &amp; " and " &amp; lstchar.StringItemList(j)
				exit sub
			end if
		next j
	next i
	
	SetPlayerCnt playercnt
	' Now we actually set up the players
	ClearCharStats
	
	for i = 1 to 6
		if i &lt;= playercnt then
			lstchar = SetupForm.GetByName("char" &amp; i)
			charname = lstchar.StringItemList(lstchar.SelectedItems(0))
			SetupPlayer(i, charname)
		else
			SetupPlayer(i, "")
		end if
	next i
	
	UpdateCharStats
	
	' I've read this is necessary to circumvent this crappy RNG
	Randomize
	RND
	RND
	RND

	ShuffleEventsDeck TRUE
	ShuffleItemsDeck TRUE
	ShuffleOmensDeck TRUE
	ShuffleTilesDeck TRUE
	
	MsgBox "Game is ready to start!"
end sub ' StartGame

</script:module>
</file>

<file path=Basic/Standard/Special.xml><?xml version="1.0" encoding="utf-8"?>
<!DOCTYPE module  PUBLIC '-//OpenOffice.org//DTD OfficeDocument 1.0//EN'  'module.dtd'>
<script:module xmlns:script="http://openoffice.org/2000/script" script:name="Special" script:language="StarBasic">REM  *****  BASIC  *****
dim SpecialSheet as object
dim SpecialForm as object

sub GetSpecial
	if SpecialSheet &lt;&gt; NULL then
		exit sub
	end if 
	
	SpecialSheet	= ThisComponent.Sheets.getByName("Special")
	'SpecialForm		= SpecialSheet.DrawPage.Forms.GetByName("formSpecial")
end sub

function SpecialByPlayer (playername as string) as string
	dim Specialtxt, tmpstr as string
	dim itemid as integer
	GetSpecial
	
	Specialtxt = ""
	
	for itemid = 1 to 18
		if SpecialSheet.getCellByPosition(1, itemid + 5).string = playername then
			Specialtxt = Specialtxt &amp; "     [color=tan]" &amp; SpecialSheet.getCellByPosition(2, itemid + 5).string &amp; "[/color]" &amp; CHR(13)
		end if
	next itemid
	SpecialByPlayer = Specialtxt
end function 'SpecialByPlayer


</script:module>
</file>

<file path=Basic/Standard/Tiles.xml><?xml version="1.0" encoding="utf-8"?>
<!DOCTYPE module  PUBLIC '-//OpenOffice.org//DTD OfficeDocument 1.0//EN'  'module.dtd'>
<script:module xmlns:script="http://openoffice.org/2000/script" script:name="Tiles" script:language="StarBasic">REM  *****  BASIC  *****
dim TilesSheet as object
dim TilesForm as object

sub GetTiles
	if TilesSheet &lt;&gt; NULL then
		exit sub
	end if 
	
	TilesSheet	= ThisComponent.Sheets.getByName("Tiles")
	TilesForm	= TilesSheet.DrawPage.Forms.GetByName("formTiles")
end sub

function ToggleTileButtons (state as boolean)
	GetTiles
	
	TilesForm.getByName("btnShuffleTiles").enabled = state
	TilesForm.getByName("btnDiscardTile").enabled = state
	TilesForm.getByName("btnDrawUpper").enabled = state
	TilesForm.getByName("btnDrawGround").enabled = state
	TilesForm.getByName("btnDrawBasement").enabled = state
end function

function TopTile as integer
	' Finds the first "non-played" card in the Tile deck
	dim topofdeck as integer
	
	topofdeck = 1
	do while TilesSheet.getCellByPosition(0, topofDeck + 5).string = ""
		topofdeck = topofdeck + 1
	loop
	
	TopTile = topofdeck
end function

function ColorizeTile (tileid as integer)
	dim i as integer
	
	for i = 4 to 7
		if TilesSheet.getCellByPosition(i, Tileid + 5).string &lt;&gt; "" then
			TilesSheet.getCellByPosition(i, Tileid + 5).CellBackColor = &amp;Hc7eecf
		else
			TilesSheet.getCellByPosition(i, Tileid + 5).CellBackColor = &amp;Hfec7ce
		end if
	next i
end function

function TopTileFloor (floor as string) as boolean
	dim top as integer
	GetTiles
	
	top = TopTile
	if floor = "U" then
		TopTileFloor = TilesSheet.getCellByPosition(6, top + 5).string = "X"
	elseif floor = "G" then
		TopTileFloor = TilesSheet.getCellByPosition(5, top + 5).string = "X"
	elseif floor = "B" then
		TopTileFloor = TilesSheet.getCellByPosition(4, top + 5).string = "X"
	end if
end function ' TileFloor

sub DiscardTopTile
	dim tile as string
	dim top, tileid, i as integer
	dim Tiledata(10), tmptile(10) as variant
	GetTiles
	
	top = TopTile
	ToggleTileButtons FALSE
	
	tiledata(0) = ""
	tiledata(1) = TilesSheet.getCellByPosition(0, top + 5).string
	tiledata(2) = ""
	tiledata(3) = ""
	for i = 4 to 9
		tiledata(i) = TilesSheet.getCellByPosition(i, top + 5).string
	next i
	
	' And now move it to the end of the list
	' first, move every one one location up
	for tileid = top to 43
		redim tmptile(10) as variant
		' Get the one below and paste here
		for i = 0 to 9
			 TilesSheet.getCellByPosition(i, tileid + 5).string = TilesSheet.getCellByPosition(i, tileid + 6).string
		next i
		ColorizeTile(tileid)
	next tileid
	
	' then paste our old one on the end
	for i = 0 to 9
		TilesSheet.getCellByPosition(i, 49).string = tiledata(i)
	next i
	ColorizeTile(tileid)
	RepackIfNeeded
		
	ToggleTileButtons TRUE
end sub 'DiscardTopTile

sub RepackIfNeeded
	dim i as integer
	dim emptydeck as boolean
	
	emptydeck = TRUE
	
	' Let's see if we need to repack
	for i = 1 to 44
		if TilesSheet.GetCellByPosition(0, i + 5).string &lt;&gt; "" then
			emptydeck = FALSE
			exit for
		end if
	next i
	
	if emptydeck = TRUE then
		Repack
	end if
end sub

sub DrawUpperFloor
	dim top, i as integer
	GetTiles
	
	top = TopTile
	
	do while TRUE
		if TopTileFloor("U") = TRUE then
			PlayTopTile("U")
			exit do
		else
			DiscardTopTile
		end if
	loop
	
end sub

sub DrawGroundFloor
	dim top, i as integer
	GetTiles
	
	top = TopTile
	
	do while TRUE
		if TopTileFloor("G") = TRUE then
			PlayTopTile("G")
			exit do
		else
			DiscardTopTile
		end if
	loop
	
end sub

sub DrawBasementFloor
	dim top, i as integer
	GetTiles
	
	top = TopTile
	
	do while TRUE
		if TopTileFloor("B") = TRUE then
			PlayTopTile("B")
			exit do
		else
			DiscardTopTile
		end if
	loop
	
end sub

sub PlayTopTile (floor as string)
	dim Tile as string
	dim card, i as integer
	
	GetTiles
	
	card = TopTile
	
	Tile = TilesSheet.getCellByPosition(0, card + 5).string
	TilesSheet.getCellByPosition(0, card + 5).string = ""
	TilesSheet.getCellByPosition(2, card + 5).string = Tile
	TilesSheet.getCellByPosition(3, card + 5).string = floor
	RepackIfNeeded
	MSGBox "Tile '" &amp; Tile &amp; "' drawn and placed on floor " &amp; floor
end sub

sub Repack
	dim tile as string
	dim tileid as integer
	GetTiles
	
	for tileid = 1 to 44
		if TilesSheet.GetCellByPosition(0, tileid + 5).string = "" then
			TilesSheet.GetCellByPosition(0, tileid + 5).string = TilesSheet.GetCellByPosition(1, tileid + 5).string
			TilesSheet.GetCellByPosition(1, tileid + 5).string = ""
		end if
	next tileid
	ShuffleTilesDeck FALSE
end sub 'Repack

sub ShuffleTilesDeck (shuffleAll as boolean)
	dim tmpval, sortOrder(44) as double
	dim tmpevent, Tilelst(44) as variant
	dim Tiledata(10) as variant
	dim Tileid, col, row, top as integer
	
	GetTiles
	if shuffleAll = TRUE then
		top = 1
	else
		top = TopTile
	end if
	
	ToggleTileButtons FALSE
	
	for Tileid = top to 44
		sortOrder(Tileid) = rnd()
		redim Tiledata(10) as variant
		for col = 0 to 9
			' 5 is the number of columns, and is ALSO the number of rows we have to skip
			Tiledata(col) = TilesSheet.getCellByPosition(col, Tileid + 5).string
		next col
		Tilelst(Tileid) = Tiledata()
	next Tileid
	
	for i = top to 44
		for j = i+1 to 44
			if sortOrder(i) &gt; sortOrder(j) then
				tmpval = sortOrder(i)
				tmpTile = Tilelst(i)
				
				sortOrder(i) = sortOrder(j)
				Tilelst(i) = Tilelst(j)
				
				sortOrder(j) = tmpval
				Tilelst(j) = tmpTile
			end if
		next j
	next i
	
	for Tileid = top to 44
		tmpTile = Tilelst(Tileid)
		if tmpTile(0) = "" then
			if tmpTile(1) &lt;&gt; "" then
				tmpTile(0) = tmpTile(1)
			else
				tmpTile(0) = tmpTile(2)
			end if
		end if
		TilesSheet.getCellByPosition(0, Tileid + 5).string = tmpTile(0)
		TilesSheet.getCellByPosition(1, Tileid + 5).string = ""
		TilesSheet.getCellByPosition(2, Tileid + 5).string = ""
		TilesSheet.getCellByPosition(3, Tileid + 5).string = ""
		for i = 4 to 9
			TilesSheet.getCellByPosition(i, Tileid + 5).string = tmpTile(i)
		next i
		ColorizeTile(TileID)
	next Tileid

	ToggleTileButtons TRUE

end sub 'ShufleTilesDeck

sub ShuffleTiles
	ShuffleTilesDeck FALSE
end sub 'ShuffleTiles

</script:module>
</file>

<file path=Basic/Standard/Util.xml><?xml version="1.0" encoding="utf-8"?>
<!DOCTYPE module  PUBLIC '-//OpenOffice.org//DTD OfficeDocument 1.0//EN'  'module.dtd'>
<script:module xmlns:script="http://openoffice.org/2000/script" script:name="Util" script:language="StarBasic">' Script to place a text on the clipboard
global clipboard_string as string

sub CopyToClipboard (byval s as string)
	dim sc, xt, null as object
	
	sc = createUnoService ("com.sun.star.datatransfer.clipboard.SystemClipboard")
	xt = createUnoListener ("clipboard_transferable_", "com.sun.star.datatransfer.XTransferable")    
	clipboard_string = s
	sc.setcontents (xt, null)
end sub

function clipboard_transferable_getTransferData (df as com.sun.star.datatransfer.DataFlavor)
	if (df.mimetype = "text/plain;charset=utf-16") then
		clipboard_transferable_getTransferData =  clipboard_string
	end if
end function

function clipboard_transferable_getTransferDataFlavors
	dim df as new com.sun.star.datatransfer.DataFlavor
	df.mimetype = "text/plain;charset=utf-16"
	df.humanpresentablename = "Unicode-Text"
	clipboard_transferable_getTransferDataFlavors = array (df)
end function

function clipboard_transferable_isDataFlavorSupported (df as com.sun.star.datatransfer.DataFlavor) as boolean
	clipboard_transferable_isDataFlavorSupported = (df.mimetype = "text/plain;charset=utf-16")
end function
' End of "copy a string to clipboard" functions

Function Replace(Source As String, Search As String, NewPart As String)
  Dim Result As String  
  Result = join(split(Source, Search), NewPart)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haracters"/>
  <library:element library:name="Setup"/>
  <library:element library:name="Events"/>
  <library:element library:name="Util"/>
  <library:element library:name="Items"/>
  <library:element library:name="Omens"/>
  <library:element library:name="Tiles"/>
  <library:element library:name="Specia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